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1B0000001FAAD8EF722C9EC777.png" manifest:media-type="image/png"/>
  <manifest:file-entry manifest:full-path="Pictures/1000000100000018000000165297771E6954359B.png" manifest:media-type="image/png"/>
  <manifest:file-entry manifest:full-path="Pictures/100000010000002900000020104845FE76B984A9.png" manifest:media-type="image/png"/>
  <manifest:file-entry manifest:full-path="Pictures/100000010000001C000000218D4DE47A02CA28A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059" svg:font-family="C059"/>
    <style:font-face style:name="C0591" svg:font-family="C059"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choolbook Uralic" svg:font-family="'Schoolbook Uralic'"/>
    <style:font-face style:name="Schoolbook Uralic1" svg:font-family="'Schoolbook Uralic'" style:font-pitch="variable"/>
    <style:font-face style:name="Times New Roman" svg:font-family="'Times New Roman'"/>
    <style:font-face style:name="Times New Roman1" svg:font-family="'Times New Roman'" style:font-pitch="variable"/>
    <style:font-face style:name="UKIJ Kufi Kawak" svg:font-family="'UKIJ Kufi Kawak'" style:font-pitch="variable"/>
    <style:font-face style:name="UKIJ Kufi Kawak1" svg:font-family="'UKIJ Kufi Kawak'"/>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076cm" fo:padding-bottom="0cm" fo:padding-left="0cm" fo:padding-right="0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4" style:family="graphic" style:parent-style-name="standard">
      <style:graphic-properties draw:stroke="solid" svg:stroke-width="0.03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25"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7" style:family="graphic" style:parent-style-name="standard" style:list-style-name="L2">
      <style:graphic-properties draw:stroke="solid" svg:stroke-width="0.034cm" svg:stroke-color="#000000"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30"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list-style-name="L2">
      <style:graphic-properties draw:stroke="none" svg:stroke-width="0cm" draw:fill="none" draw:textarea-vertical-align="top" draw:auto-grow-height="true" draw:fit-to-size="false" style:shrink-to-fit="false" fo:min-height="0cm" fo:min-width="0cm" fo:padding-top="0.086cm" fo:padding-bottom="0cm" fo:padding-left="0cm" fo:padding-right="0cm" fo:wrap-option="wrap"/>
      <style:paragraph-properties style:writing-mode="lr-tb"/>
    </style:style>
    <style:style style:name="gr3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3" style:family="graphic" style:parent-style-name="standard" style:list-style-name="L2">
      <style:graphic-properties draw:stroke="none" svg:stroke-width="0cm" draw:fill="none" draw:textarea-vertical-align="top" draw:auto-grow-height="true" draw:fit-to-size="false" style:shrink-to-fit="false" fo:min-height="0cm" fo:min-width="0cm" fo:padding-top="0.046cm" fo:padding-bottom="0cm" fo:padding-left="0cm" fo:padding-right="0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true" draw:fit-to-size="false" style:shrink-to-fit="false" fo:min-height="0cm" fo:min-width="0cm" fo:padding-top="0.046cm" fo:padding-bottom="0cm" fo:padding-left="0cm" fo:padding-right="0cm" fo:wrap-option="wrap"/>
      <style:paragraph-properties style:writing-mode="lr-tb"/>
    </style:style>
    <style:style style:name="gr35"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37" style:family="graphic" style:parent-style-name="standard">
      <style:graphic-properties draw:stroke="solid" svg:stroke-width="0.018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353cm" fo:padding-bottom="0cm" fo:padding-left="0cm" fo:padding-right="0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42"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3"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true" draw:fit-to-size="false" style:shrink-to-fit="false" fo:min-height="0cm" fo:min-width="0cm" fo:padding-top="0.353cm" fo:padding-bottom="0cm" fo:padding-left="0cm" fo:padding-right="0cm" fo:wrap-option="wrap"/>
      <style:paragraph-properties style:writing-mode="lr-tb"/>
    </style:style>
    <style:style style:name="gr46"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7"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 style:family="graphic" style:parent-style-name="standard" style:list-style-name="L2">
      <style:graphic-properties draw:stroke="none" svg:stroke-width="0cm" draw:fill="none" draw:textarea-vertical-align="top" draw:auto-grow-height="true" draw:fit-to-size="false" style:shrink-to-fit="false" fo:min-height="0cm" fo:min-width="0cm" fo:padding-top="0.353cm" fo:padding-bottom="0cm" fo:padding-left="0cm" fo:padding-right="0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58"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61"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63"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pr1" style:family="presentation" style:parent-style-name="Blank-notes">
      <style:graphic-properties draw:fill-color="#ffffff" fo:min-height="13.364cm"/>
      <style:paragraph-properties style:writing-mode="lr-tb"/>
    </style:style>
    <style:style style:name="co1" style:family="table-column">
      <style:table-column-properties style:column-width="1.342cm" style:use-optimal-column-width="false"/>
    </style:style>
    <style:style style:name="co2" style:family="table-column">
      <style:table-column-properties style:column-width="6.887cm" style:use-optimal-column-width="false"/>
    </style:style>
    <style:style style:name="co3" style:family="table-column">
      <style:table-column-properties style:column-width="1.814cm" style:use-optimal-column-width="false"/>
    </style:style>
    <style:style style:name="ro1" style:family="table-row">
      <style:table-row-properties style:row-height="0.54cm" style:use-optimal-row-height="false"/>
    </style:style>
    <style:style style:name="ro2" style:family="table-row">
      <style:table-row-properties style:row-height="1.041cm" style:use-optimal-row-height="false"/>
    </style:style>
    <style:style style:name="ro3" style:family="table-row">
      <style:table-row-properties style:row-height="0.571cm" style:use-optimal-row-height="false"/>
    </style:style>
    <style:style style:name="ro4" style:family="table-row">
      <style:table-row-properties style:row-height="0.574cm" style:use-optimal-row-height="false"/>
    </style:style>
    <style:style style:name="ro5" style:family="table-row">
      <style:table-row-properties style:row-height="0.572cm" style:use-optimal-row-height="false"/>
    </style:style>
    <style:style style:name="ro6" style:family="table-row">
      <style:table-row-properties style:row-height="0.518cm" style:use-optimal-row-height="false"/>
    </style:style>
    <style:style style:name="ro7" style:family="table-row">
      <style:table-row-properties style:row-height="0.625cm" style:use-optimal-row-height="false"/>
    </style:style>
    <style:style style:name="ro8" style:family="table-row">
      <style:table-row-properties style:row-height="0.584cm" style:use-optimal-row-height="false"/>
    </style:style>
    <style:style style:name="ce1" style:family="table-cell">
      <loext:graphic-properties draw:fill="none" draw:textarea-vertical-align="top" fo:padding-top="0cm" fo:padding-bottom="0cm" fo:padding-left="0cm" fo:padding-right="0cm"/>
      <style:paragraph-properties fo:border="none"/>
    </style:style>
    <style:style style:name="ce2" style:family="table-cell">
      <loext:graphic-properties draw:fill="none" draw:textarea-vertical-align="top" fo:padding-top="0.001cm" fo:padding-bottom="0cm" fo:padding-left="0cm" fo:padding-right="0cm"/>
      <style:paragraph-properties fo:border="none"/>
    </style:style>
    <style:style style:name="ce3" style:family="table-cell">
      <loext:graphic-properties draw:fill="none" draw:textarea-vertical-align="top" fo:padding-top="0.051cm" fo:padding-bottom="0cm" fo:padding-left="0cm" fo:padding-right="0cm"/>
      <style:paragraph-properties fo:border="none"/>
    </style:style>
    <style:style style:name="ce4" style:family="table-cell">
      <loext:graphic-properties draw:fill="none" draw:textarea-vertical-align="top" fo:padding-top="0.045cm" fo:padding-bottom="0cm" fo:padding-left="0cm" fo:padding-right="0cm"/>
      <style:paragraph-properties fo:border="none"/>
    </style:style>
    <style:style style:name="ce5" style:family="table-cell">
      <loext:graphic-properties draw:fill="none" draw:textarea-vertical-align="top" fo:padding-top="0.042cm" fo:padding-bottom="0cm" fo:padding-left="0cm" fo:padding-right="0cm"/>
      <style:paragraph-properties fo:border="none"/>
    </style:style>
    <style:style style:name="ce6" style:family="table-cell">
      <loext:graphic-properties draw:fill="none" draw:textarea-vertical-align="top" fo:padding-top="0.049cm" fo:padding-bottom="0cm" fo:padding-left="0cm" fo:padding-right="0cm"/>
      <style:paragraph-properties fo:border="none"/>
    </style:style>
    <style:style style:name="P1" style:family="paragraph">
      <style:paragraph-properties fo:margin-top="0.42cm" fo:margin-bottom="0.35cm" fo:text-align="start"/>
      <style:text-properties fo:font-size="10pt" style:font-size-asian="10pt" style:font-size-complex="10pt"/>
    </style:style>
    <style:style style:name="P2" style:family="paragraph">
      <loext:graphic-properties draw:fill="none"/>
      <style:paragraph-properties fo:margin-top="0.42cm" fo:margin-bottom="0.35cm" fo:text-align="start"/>
      <style:text-properties fo:font-size="10pt" style:font-size-asian="10pt" style:font-size-complex="10pt"/>
    </style:style>
    <style:style style:name="P3" style:family="paragraph">
      <loext:graphic-properties draw:fill-color="#ffffff"/>
    </style:style>
    <style:style style:name="P4" style:family="paragraph">
      <style:paragraph-properties fo:margin-left="0.035cm" fo:margin-right="0cm" fo:margin-top="0.035cm" fo:margin-bottom="0cm" fo:line-height="100%" fo:text-align="start" fo:text-indent="0cm">
        <style:tab-stops>
          <style:tab-stop style:position="5.2cm"/>
        </style:tab-stops>
      </style:paragraph-properties>
      <style:text-properties fo:font-size="18pt"/>
    </style:style>
    <style:style style:name="P5" style:family="paragraph">
      <loext:graphic-properties draw:fill="none"/>
      <style:paragraph-properties fo:margin-left="0.035cm" fo:margin-right="0cm" fo:margin-top="0.035cm" fo:margin-bottom="0cm" fo:line-height="100%" fo:text-align="start" fo:text-indent="0cm" style:font-independent-line-spacing="true">
        <style:tab-stops>
          <style:tab-stop style:position="5.2cm"/>
        </style:tab-stops>
      </style:paragraph-properties>
      <style:text-properties fo:font-size="18pt"/>
    </style:style>
    <style:style style:name="P6" style:family="paragraph">
      <style:paragraph-properties fo:margin-left="0.035cm" fo:margin-right="0cm" fo:margin-top="0.035cm" fo:margin-bottom="0cm" fo:line-height="100%" fo:text-align="start" fo:text-indent="0cm">
        <style:tab-stops>
          <style:tab-stop style:position="0.898cm"/>
        </style:tab-stops>
      </style:paragraph-properties>
      <style:text-properties fo:font-size="18pt"/>
    </style:style>
    <style:style style:name="P7" style:family="paragraph">
      <style:paragraph-properties fo:margin-left="0.9cm" fo:margin-right="0.016cm" fo:margin-top="0.076cm" fo:margin-bottom="0cm" fo:line-height="0.78cm" fo:text-align="start" fo:text-indent="0cm">
        <style:tab-stops>
          <style:tab-stop style:position="0.898cm"/>
        </style:tab-stops>
      </style:paragraph-properties>
      <style:text-properties fo:font-size="18pt"/>
    </style:style>
    <style:style style:name="P8" style:family="paragraph">
      <loext:graphic-properties draw:fill="none"/>
      <style:paragraph-properties fo:margin-left="0.035cm" fo:margin-right="0cm" fo:margin-top="0.035cm" fo:margin-bottom="0cm" fo:line-height="100%" fo:text-align="start" fo:text-indent="0cm" style:font-independent-line-spacing="true">
        <style:tab-stops>
          <style:tab-stop style:position="0.898cm"/>
        </style:tab-stops>
      </style:paragraph-properties>
      <style:text-properties fo:font-size="18pt"/>
    </style:style>
    <style:style style:name="P9" style:family="paragraph">
      <style:paragraph-properties fo:margin-left="0.035cm" fo:margin-right="0cm" fo:margin-top="0.037cm" fo:margin-bottom="0cm" fo:line-height="100%" fo:text-align="start" fo:text-indent="0cm"/>
      <style:text-properties fo:font-size="18pt"/>
    </style:style>
    <style:style style:name="P10" style:family="paragraph">
      <loext:graphic-properties draw:fill="none"/>
      <style:paragraph-properties fo:margin-left="0.035cm" fo:margin-right="0cm" fo:margin-top="0.037cm" fo:margin-bottom="0cm" fo:line-height="100%" fo:text-align="start" fo:text-indent="0cm" style:font-independent-line-spacing="true"/>
      <style:text-properties fo:font-size="18pt"/>
    </style:style>
    <style:style style:name="P11" style:family="paragraph">
      <style:paragraph-properties fo:margin-left="0.035cm" fo:margin-right="0cm" fo:margin-top="0.037cm" fo:margin-bottom="0cm" fo:line-height="100%" fo:text-align="start" fo:text-indent="0cm">
        <style:tab-stops>
          <style:tab-stop style:position="0.898cm"/>
        </style:tab-stops>
      </style:paragraph-properties>
      <style:text-properties fo:font-size="18pt"/>
    </style:style>
    <style:style style:name="P12" style:family="paragraph">
      <style:paragraph-properties fo:margin-left="0.9cm" fo:margin-right="0cm" fo:margin-top="0.309cm" fo:margin-bottom="0cm" fo:line-height="100%" fo:text-align="start" fo:text-indent="0cm">
        <style:tab-stops>
          <style:tab-stop style:position="0.898cm"/>
        </style:tab-stops>
      </style:paragraph-properties>
      <style:text-properties fo:font-size="18pt"/>
    </style:style>
    <style:style style:name="P13" style:family="paragraph">
      <loext:graphic-properties draw:fill="none"/>
      <style:paragraph-properties fo:margin-left="0.035cm" fo:margin-right="0cm" fo:margin-top="0.037cm" fo:margin-bottom="0cm" fo:line-height="100%" fo:text-align="start" fo:text-indent="0cm" style:font-independent-line-spacing="true">
        <style:tab-stops>
          <style:tab-stop style:position="0.898cm"/>
        </style:tab-stops>
      </style:paragraph-properties>
      <style:text-properties fo:font-size="18pt"/>
    </style:style>
    <style:style style:name="P14" style:family="paragraph">
      <style:paragraph-properties fo:margin-left="0.106cm" fo:margin-right="0cm" fo:margin-top="0.037cm" fo:margin-bottom="0cm" fo:line-height="100%" fo:text-align="justify" fo:text-indent="0cm"/>
      <style:text-properties fo:font-size="18pt"/>
    </style:style>
    <style:style style:name="P15" style:family="paragraph">
      <style:paragraph-properties fo:margin-left="0.97cm" fo:margin-right="0.123cm" fo:margin-top="0.081cm" fo:margin-bottom="0cm" fo:line-height="0.811cm" fo:text-align="justify" fo:text-indent="0cm"/>
      <style:text-properties fo:font-size="18pt"/>
    </style:style>
    <style:style style:name="P16" style:family="paragraph">
      <style:paragraph-properties fo:margin-left="0.97cm" fo:margin-right="0.12cm" fo:margin-top="0.016cm" fo:margin-bottom="0cm" fo:line-height="153%" fo:text-align="justify" fo:text-indent="0cm"/>
      <style:text-properties fo:font-size="18pt"/>
    </style:style>
    <style:style style:name="P17" style:family="paragraph">
      <style:paragraph-properties fo:margin-left="0.97cm" fo:margin-right="0.12cm" fo:margin-top="0.347cm" fo:margin-bottom="0cm" fo:line-height="100%" fo:text-align="justify" fo:text-indent="0cm"/>
      <style:text-properties fo:font-size="18pt"/>
    </style:style>
    <style:style style:name="P18" style:family="paragraph">
      <loext:graphic-properties draw:fill="none"/>
      <style:paragraph-properties fo:margin-left="0.106cm" fo:margin-right="0cm" fo:margin-top="0.037cm" fo:margin-bottom="0cm" fo:line-height="100%" fo:text-align="justify" fo:text-indent="0cm" style:font-independent-line-spacing="true"/>
      <style:text-properties fo:font-size="18pt"/>
    </style:style>
    <style:style style:name="P19" style:family="paragraph">
      <style:paragraph-properties fo:margin-left="0.106cm" fo:margin-right="0cm" fo:margin-top="0.034cm" fo:margin-bottom="0cm" fo:line-height="100%" fo:text-align="start" fo:text-indent="0cm"/>
      <style:text-properties fo:font-size="18pt"/>
    </style:style>
    <style:style style:name="P20" style:family="paragraph">
      <loext:graphic-properties draw:fill="none"/>
      <style:paragraph-properties fo:margin-left="0.106cm" fo:margin-right="0cm" fo:margin-top="0.034cm" fo:margin-bottom="0cm" fo:line-height="100%" fo:text-align="start" fo:text-indent="0cm" style:font-independent-line-spacing="true"/>
      <style:text-properties fo:font-size="18pt"/>
    </style:style>
    <style:style style:name="P21" style:family="paragraph">
      <style:paragraph-properties fo:margin-left="0.489cm" fo:margin-right="0cm" fo:margin-top="0.076cm" fo:margin-bottom="0cm" fo:line-height="100%" fo:text-align="center" fo:text-indent="0cm"/>
      <style:text-properties fo:font-size="18pt"/>
    </style:style>
    <style:style style:name="P22" style:family="paragraph">
      <style:paragraph-properties fo:margin-left="0.035cm" fo:margin-right="0cm" fo:margin-top="0.044cm" fo:margin-bottom="0cm" fo:line-height="100%" fo:text-align="start" fo:text-indent="0cm"/>
      <style:text-properties fo:font-size="18pt"/>
    </style:style>
    <style:style style:name="P23" style:family="paragraph">
      <style:paragraph-properties fo:margin-left="0.035cm" fo:margin-right="0cm" fo:margin-top="0.277cm" fo:margin-bottom="0cm" fo:line-height="100%" fo:text-align="start" fo:text-indent="0cm"/>
      <style:text-properties fo:font-size="18pt"/>
    </style:style>
    <style:style style:name="P24" style:family="paragraph">
      <style:paragraph-properties fo:margin-left="0.035cm" fo:margin-right="0.014cm" fo:margin-top="0.074cm" fo:margin-bottom="0cm" fo:line-height="0.808cm" fo:text-align="start" fo:text-indent="0cm"/>
      <style:text-properties fo:font-size="18pt"/>
    </style:style>
    <style:style style:name="P25" style:family="paragraph">
      <style:paragraph-properties fo:margin-left="0.035cm" fo:margin-right="0.014cm" fo:margin-top="0.265cm" fo:margin-bottom="0cm" fo:line-height="100%" fo:text-align="start" fo:text-indent="0cm"/>
      <style:text-properties fo:font-size="18pt"/>
    </style:style>
    <style:style style:name="P26" style:family="paragraph">
      <loext:graphic-properties draw:fill="none"/>
      <style:paragraph-properties fo:margin-left="0.489cm" fo:margin-right="0cm" fo:margin-top="0.076cm" fo:margin-bottom="0cm" fo:line-height="100%" fo:text-align="center" fo:text-indent="0cm" style:font-independent-line-spacing="true"/>
      <style:text-properties fo:font-size="18pt"/>
    </style:style>
    <style:style style:name="P27" style:family="paragraph">
      <style:paragraph-properties fo:margin-left="0.035cm" fo:margin-right="0cm" fo:margin-top="0.035cm" fo:margin-bottom="0cm" fo:line-height="100%" fo:text-align="start" fo:text-indent="0cm"/>
      <style:text-properties fo:font-size="18pt"/>
    </style:style>
    <style:style style:name="P28"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29" style:family="paragraph">
      <style:paragraph-properties fo:margin-left="0.9cm" fo:margin-right="0.014cm" fo:margin-top="0.035cm" fo:margin-bottom="0cm" fo:line-height="143%" fo:text-align="start" fo:text-indent="-0.866cm">
        <style:tab-stops>
          <style:tab-stop style:position="0cm"/>
        </style:tab-stops>
      </style:paragraph-properties>
      <style:text-properties fo:font-size="18pt"/>
    </style:style>
    <style:style style:name="P30" style:family="paragraph">
      <loext:graphic-properties draw:fill="none"/>
      <style:paragraph-properties fo:margin-left="0.9cm" fo:margin-right="0.014cm" fo:margin-top="0.035cm" fo:margin-bottom="0cm" fo:line-height="143%" fo:text-align="start" fo:text-indent="-0.866cm" style:font-independent-line-spacing="true">
        <style:tab-stops>
          <style:tab-stop style:position="0cm"/>
        </style:tab-stops>
      </style:paragraph-properties>
      <style:text-properties fo:font-size="18pt"/>
    </style:style>
    <style:style style:name="P31" style:family="paragraph">
      <style:paragraph-properties fo:margin-left="1cm" fo:margin-right="0.014cm" fo:margin-top="0.037cm" fo:margin-bottom="0cm" fo:line-height="132%" fo:text-align="justify" fo:text-indent="-0.967cm">
        <style:tab-stops>
          <style:tab-stop style:position="0cm"/>
        </style:tab-stops>
      </style:paragraph-properties>
      <style:text-properties fo:font-size="18pt"/>
    </style:style>
    <style:style style:name="P32" style:family="paragraph">
      <style:paragraph-properties fo:margin-left="1cm" fo:margin-right="0.014cm" fo:margin-top="0.236cm" fo:margin-bottom="0cm" fo:line-height="100%" fo:text-align="start" fo:text-indent="-0.967cm">
        <style:tab-stops>
          <style:tab-stop style:position="0cm"/>
        </style:tab-stops>
      </style:paragraph-properties>
      <style:text-properties fo:font-size="18pt"/>
    </style:style>
    <style:style style:name="P33" style:family="paragraph">
      <style:paragraph-properties fo:margin-left="1cm" fo:margin-right="0.014cm" fo:margin-top="0.102cm" fo:margin-bottom="0cm" fo:line-height="100%" fo:text-align="start" fo:text-indent="-0.967cm">
        <style:tab-stops>
          <style:tab-stop style:position="0cm"/>
        </style:tab-stops>
      </style:paragraph-properties>
      <style:text-properties fo:font-size="18pt"/>
    </style:style>
    <style:style style:name="P34" style:family="paragraph">
      <style:paragraph-properties fo:margin-left="1cm" fo:margin-right="0.016cm" fo:margin-top="0.102cm" fo:margin-bottom="0cm" fo:line-height="0.639cm" fo:text-align="start" fo:text-indent="-0.967cm">
        <style:tab-stops>
          <style:tab-stop style:position="0cm"/>
        </style:tab-stops>
      </style:paragraph-properties>
      <style:text-properties fo:font-size="18pt"/>
    </style:style>
    <style:style style:name="P35" style:family="paragraph">
      <style:paragraph-properties fo:margin-left="1cm" fo:margin-right="0.019cm" fo:margin-top="0.067cm" fo:margin-bottom="0cm" fo:line-height="0.635cm" fo:text-align="start" fo:text-indent="-0.967cm">
        <style:tab-stops>
          <style:tab-stop style:position="2.842cm"/>
          <style:tab-stop style:position="4.747cm"/>
          <style:tab-stop style:position="6.006cm"/>
          <style:tab-stop style:position="6.641cm"/>
          <style:tab-stop style:position="8.71cm"/>
        </style:tab-stops>
      </style:paragraph-properties>
      <style:text-properties fo:font-size="18pt"/>
    </style:style>
    <style:style style:name="P36" style:family="paragraph">
      <style:paragraph-properties fo:margin-left="1cm" fo:margin-right="0.016cm" fo:margin-top="0.071cm" fo:margin-bottom="0cm" fo:line-height="125%" fo:text-align="justify" fo:text-indent="-0.967cm">
        <style:tab-stops>
          <style:tab-stop style:position="0cm"/>
        </style:tab-stops>
      </style:paragraph-properties>
      <style:text-properties fo:font-size="18pt"/>
    </style:style>
    <style:style style:name="P37" style:family="paragraph">
      <style:paragraph-properties fo:margin-left="1cm" fo:margin-right="0.014cm" fo:margin-top="0.028cm" fo:margin-bottom="0cm" fo:line-height="125%" fo:text-align="justify" fo:text-indent="-0.967cm">
        <style:tab-stops>
          <style:tab-stop style:position="0cm"/>
        </style:tab-stops>
      </style:paragraph-properties>
      <style:text-properties fo:font-size="18pt"/>
    </style:style>
    <style:style style:name="P38" style:family="paragraph">
      <loext:graphic-properties draw:fill="none"/>
      <style:paragraph-properties fo:margin-left="1cm" fo:margin-right="0.014cm" fo:margin-top="0.037cm" fo:margin-bottom="0cm" fo:line-height="132%" fo:text-align="justify" fo:text-indent="-0.967cm" style:font-independent-line-spacing="true">
        <style:tab-stops>
          <style:tab-stop style:position="0cm"/>
        </style:tab-stops>
      </style:paragraph-properties>
      <style:text-properties fo:font-size="18pt"/>
    </style:style>
    <style:style style:name="P39" style:family="paragraph">
      <style:paragraph-properties fo:margin-left="0.9cm" fo:margin-right="0.014cm" fo:margin-top="0.035cm" fo:margin-bottom="0cm" fo:line-height="159%" fo:text-align="start" fo:text-indent="-0.866cm">
        <style:tab-stops>
          <style:tab-stop style:position="0cm"/>
        </style:tab-stops>
      </style:paragraph-properties>
      <style:text-properties fo:font-size="18pt"/>
    </style:style>
    <style:style style:name="P40" style:family="paragraph">
      <loext:graphic-properties draw:fill="none"/>
      <style:paragraph-properties fo:margin-left="0.9cm" fo:margin-right="0.014cm" fo:margin-top="0.035cm" fo:margin-bottom="0cm" fo:line-height="159%" fo:text-align="start" fo:text-indent="-0.866cm" style:font-independent-line-spacing="true">
        <style:tab-stops>
          <style:tab-stop style:position="0cm"/>
        </style:tab-stops>
      </style:paragraph-properties>
      <style:text-properties fo:font-size="18pt"/>
    </style:style>
    <style:style style:name="P41" style:family="paragraph">
      <style:paragraph-properties fo:margin-top="0cm" fo:margin-bottom="0cm" fo:line-height="100%" fo:text-align="start"/>
    </style:style>
    <style:style style:name="P42" style:family="paragraph">
      <loext:graphic-properties draw:fill="none"/>
      <style:paragraph-properties fo:text-align="start" style:font-independent-line-spacing="true"/>
      <style:text-properties fo:font-size="18pt"/>
    </style:style>
    <style:style style:name="P43" style:family="paragraph">
      <style:paragraph-properties fo:margin-left="0.143cm" fo:margin-right="0cm" fo:margin-top="0cm" fo:margin-bottom="0cm" fo:line-height="0.593cm" fo:text-align="start" fo:text-indent="0cm"/>
      <style:text-properties fo:font-size="18pt"/>
    </style:style>
    <style:style style:name="P44" style:family="paragraph">
      <loext:graphic-properties draw:fill="none"/>
      <style:paragraph-properties fo:margin-left="0.143cm" fo:margin-right="0cm" fo:margin-top="0cm" fo:margin-bottom="0cm" fo:line-height="0.593cm" fo:text-align="start" fo:text-indent="0cm" style:font-independent-line-spacing="true"/>
      <style:text-properties fo:font-size="18pt"/>
    </style:style>
    <style:style style:name="P45" style:family="paragraph">
      <loext:graphic-properties draw:fill="bitmap" draw:fill-image-name="msFillBitmap_20_1" style:repeat="stretch"/>
      <style:paragraph-properties fo:text-align="start" style:font-independent-line-spacing="true"/>
      <style:text-properties fo:font-size="18pt"/>
    </style:style>
    <style:style style:name="P46" style:family="paragraph">
      <style:paragraph-properties fo:margin-left="0.75cm" fo:margin-right="0.014cm" fo:margin-top="0.035cm" fo:margin-bottom="0cm" fo:line-height="99%" fo:text-align="start" fo:text-indent="-0.716cm">
        <style:tab-stops>
          <style:tab-stop style:position="0cm"/>
        </style:tab-stops>
      </style:paragraph-properties>
      <style:text-properties fo:font-size="18pt"/>
    </style:style>
    <style:style style:name="P47" style:family="paragraph">
      <style:paragraph-properties fo:margin-left="0.873cm" fo:margin-right="0.014cm" fo:margin-top="0.034cm" fo:margin-bottom="0cm" fo:line-height="100%" fo:text-align="start" fo:text-indent="-0.716cm">
        <style:tab-stops>
          <style:tab-stop style:position="0cm"/>
        </style:tab-stops>
      </style:paragraph-properties>
      <style:text-properties fo:font-size="18pt"/>
    </style:style>
    <style:style style:name="P48" style:family="paragraph">
      <loext:graphic-properties draw:fill="none"/>
      <style:paragraph-properties fo:margin-left="0.75cm" fo:margin-right="0.014cm" fo:margin-top="0.035cm" fo:margin-bottom="0cm" fo:line-height="99%" fo:text-align="start" fo:text-indent="-0.716cm" style:font-independent-line-spacing="true">
        <style:tab-stops>
          <style:tab-stop style:position="0cm"/>
        </style:tab-stops>
      </style:paragraph-properties>
      <style:text-properties fo:font-size="18pt"/>
    </style:style>
    <style:style style:name="P49" style:family="paragraph">
      <loext:graphic-properties draw:fill="bitmap" draw:fill-image-name="msFillBitmap_20_2" style:repeat="stretch"/>
      <style:paragraph-properties fo:text-align="start" style:font-independent-line-spacing="true"/>
      <style:text-properties fo:font-size="18pt"/>
    </style:style>
    <style:style style:name="P50" style:family="paragraph">
      <style:paragraph-properties fo:margin-left="0.035cm" fo:margin-right="2.84cm" fo:margin-top="0.086cm" fo:margin-bottom="0cm" fo:line-height="0.639cm" fo:text-align="start" fo:text-indent="0.131cm">
        <style:tab-stops>
          <style:tab-stop style:position="0cm"/>
        </style:tab-stops>
      </style:paragraph-properties>
      <style:text-properties fo:font-size="18pt"/>
    </style:style>
    <style:style style:name="P51" style:family="paragraph">
      <style:paragraph-properties fo:margin-left="4.81cm" fo:margin-right="2.84cm" fo:margin-top="0.258cm" fo:margin-bottom="0cm" fo:line-height="0.613cm" fo:text-align="start" fo:text-indent="0.131cm">
        <style:tab-stops>
          <style:tab-stop style:position="0cm"/>
        </style:tab-stops>
      </style:paragraph-properties>
      <style:text-properties fo:font-size="18pt"/>
    </style:style>
    <style:style style:name="P52" style:family="paragraph">
      <style:paragraph-properties fo:margin-left="5.179cm" fo:margin-right="2.84cm" fo:margin-top="0cm" fo:margin-bottom="0cm" fo:line-height="0.613cm" fo:text-align="start" fo:text-indent="0.131cm">
        <style:tab-stops>
          <style:tab-stop style:position="0cm"/>
        </style:tab-stops>
      </style:paragraph-properties>
      <style:text-properties fo:font-size="18pt"/>
    </style:style>
    <style:style style:name="P53" style:family="paragraph">
      <loext:graphic-properties draw:fill="none"/>
      <style:paragraph-properties fo:margin-left="0.035cm" fo:margin-right="2.84cm" fo:margin-top="0.086cm" fo:margin-bottom="0cm" fo:line-height="0.639cm" fo:text-align="start" fo:text-indent="0.131cm" style:font-independent-line-spacing="true">
        <style:tab-stops>
          <style:tab-stop style:position="0cm"/>
        </style:tab-stops>
      </style:paragraph-properties>
      <style:text-properties fo:font-size="18pt"/>
    </style:style>
    <style:style style:name="P54" style:family="paragraph">
      <loext:graphic-properties draw:fill="bitmap" draw:fill-image-name="msFillBitmap_20_3" style:repeat="stretch"/>
      <style:paragraph-properties fo:text-align="start" style:font-independent-line-spacing="true"/>
      <style:text-properties fo:font-size="18pt"/>
    </style:style>
    <style:style style:name="P55" style:family="paragraph">
      <style:paragraph-properties fo:margin-left="0.035cm" fo:margin-right="0cm" fo:margin-top="0.046cm" fo:margin-bottom="0cm" fo:line-height="100%" fo:text-align="start" fo:text-indent="0cm"/>
      <style:text-properties fo:font-size="18pt"/>
    </style:style>
    <style:style style:name="P56" style:family="paragraph">
      <loext:graphic-properties draw:fill="none"/>
      <style:paragraph-properties fo:margin-left="0.035cm" fo:margin-right="0cm" fo:margin-top="0.046cm" fo:margin-bottom="0cm" fo:line-height="100%" fo:text-align="start" fo:text-indent="0cm" style:font-independent-line-spacing="true"/>
      <style:text-properties fo:font-size="18pt"/>
    </style:style>
    <style:style style:name="P57" style:family="paragraph">
      <style:paragraph-properties fo:margin-left="0.035cm" fo:margin-right="0cm" fo:margin-top="0.035cm" fo:margin-bottom="0cm" fo:line-height="0.605cm" fo:text-align="start" fo:text-indent="0cm">
        <style:tab-stops>
          <style:tab-stop style:position="0.898cm"/>
        </style:tab-stops>
      </style:paragraph-properties>
      <style:text-properties fo:font-size="18pt"/>
    </style:style>
    <style:style style:name="P58" style:family="paragraph">
      <style:paragraph-properties fo:margin-left="0.9cm" fo:margin-right="0cm" fo:margin-top="0cm" fo:margin-bottom="0cm" fo:line-height="0.605cm" fo:text-align="start" fo:text-indent="0cm">
        <style:tab-stops>
          <style:tab-stop style:position="0.898cm"/>
        </style:tab-stops>
      </style:paragraph-properties>
      <style:text-properties fo:font-size="18pt"/>
    </style:style>
    <style:style style:name="P59" style:family="paragraph">
      <loext:graphic-properties draw:fill="none"/>
      <style:paragraph-properties fo:margin-left="0.035cm" fo:margin-right="0cm" fo:margin-top="0.035cm" fo:margin-bottom="0cm" fo:line-height="0.605cm" fo:text-align="start" fo:text-indent="0cm" style:font-independent-line-spacing="true">
        <style:tab-stops>
          <style:tab-stop style:position="0.898cm"/>
        </style:tab-stops>
      </style:paragraph-properties>
      <style:text-properties fo:font-size="18pt"/>
    </style:style>
    <style:style style:name="P60" style:family="paragraph">
      <style:paragraph-properties fo:margin-left="0.485cm" fo:margin-right="0cm" fo:margin-top="0cm" fo:margin-bottom="0cm" fo:line-height="0.48cm" fo:text-align="start" fo:text-indent="0cm"/>
    </style:style>
    <style:style style:name="P61" style:family="paragraph">
      <style:paragraph-properties fo:margin-left="0.353cm" fo:margin-right="0cm" fo:margin-top="0.002cm" fo:margin-bottom="0cm" fo:line-height="100%" fo:text-align="start" fo:text-indent="0cm"/>
    </style:style>
    <style:style style:name="P62" style:family="paragraph">
      <style:paragraph-properties fo:margin-left="0.152cm" fo:margin-right="0cm" fo:margin-top="0cm" fo:margin-bottom="0cm" fo:line-height="0.52cm" fo:text-align="start" fo:text-indent="0cm"/>
    </style:style>
    <style:style style:name="P63" style:family="paragraph">
      <style:paragraph-properties fo:margin-left="0cm" fo:margin-right="0.332cm" fo:margin-top="0.051cm" fo:margin-bottom="0cm" fo:line-height="100%" fo:text-align="end" fo:text-indent="0cm"/>
    </style:style>
    <style:style style:name="P64" style:family="paragraph">
      <style:paragraph-properties fo:margin-left="0.353cm" fo:margin-right="0cm" fo:margin-top="0cm" fo:margin-bottom="0cm" fo:line-height="0.462cm" fo:text-align="start" fo:text-indent="0cm"/>
    </style:style>
    <style:style style:name="P65" style:family="paragraph">
      <style:paragraph-properties fo:margin-left="0.152cm" fo:margin-right="0cm" fo:margin-top="0cm" fo:margin-bottom="0cm" fo:line-height="0.515cm" fo:text-align="start" fo:text-indent="0cm"/>
    </style:style>
    <style:style style:name="P66" style:family="paragraph">
      <style:paragraph-properties fo:margin-left="0cm" fo:margin-right="0.332cm" fo:margin-top="0.046cm" fo:margin-bottom="0cm" fo:line-height="100%" fo:text-align="end" fo:text-indent="0cm"/>
    </style:style>
    <style:style style:name="P67" style:family="paragraph">
      <style:paragraph-properties fo:margin-left="0cm" fo:margin-right="0.335cm" fo:margin-top="0.046cm" fo:margin-bottom="0cm" fo:line-height="100%" fo:text-align="end" fo:text-indent="0cm"/>
    </style:style>
    <style:style style:name="P68" style:family="paragraph">
      <style:paragraph-properties fo:margin-left="0.152cm" fo:margin-right="0cm" fo:margin-top="0cm" fo:margin-bottom="0cm" fo:line-height="0.517cm" fo:text-align="start" fo:text-indent="0cm"/>
    </style:style>
    <style:style style:name="P69" style:family="paragraph">
      <style:paragraph-properties fo:margin-left="0cm" fo:margin-right="0.332cm" fo:margin-top="0.042cm" fo:margin-bottom="0cm" fo:line-height="100%" fo:text-align="end" fo:text-indent="0cm"/>
    </style:style>
    <style:style style:name="P70" style:family="paragraph">
      <style:paragraph-properties fo:margin-left="0.152cm" fo:margin-right="0cm" fo:margin-top="0cm" fo:margin-bottom="0cm" fo:line-height="0.483cm" fo:text-align="start" fo:text-indent="0cm"/>
    </style:style>
    <style:style style:name="P71" style:family="paragraph">
      <style:paragraph-properties fo:margin-left="0.152cm" fo:margin-right="0cm" fo:margin-top="0cm" fo:margin-bottom="0cm" fo:line-height="0.603cm" fo:text-align="start" fo:text-indent="0cm"/>
    </style:style>
    <style:style style:name="P72" style:family="paragraph">
      <style:paragraph-properties fo:margin-left="0cm" fo:margin-right="0.332cm" fo:margin-top="0.049cm" fo:margin-bottom="0cm" fo:line-height="100%" fo:text-align="end" fo:text-indent="0cm"/>
    </style:style>
    <style:style style:name="P73" style:family="paragraph">
      <style:paragraph-properties fo:margin-left="0.035cm" fo:margin-right="0cm" fo:margin-top="0.353cm" fo:margin-bottom="0cm" fo:line-height="100%" fo:text-align="start" fo:text-indent="0cm">
        <style:tab-stops>
          <style:tab-stop style:position="0.898cm"/>
        </style:tab-stops>
      </style:paragraph-properties>
      <style:text-properties fo:font-size="18pt"/>
    </style:style>
    <style:style style:name="P74" style:family="paragraph">
      <style:paragraph-properties fo:margin-left="0.9cm" fo:margin-right="0cm" fo:margin-top="0.318cm" fo:margin-bottom="0cm" fo:line-height="100%" fo:text-align="start" fo:text-indent="0cm">
        <style:tab-stops>
          <style:tab-stop style:position="0.898cm"/>
        </style:tab-stops>
      </style:paragraph-properties>
      <style:text-properties fo:font-size="18pt"/>
    </style:style>
    <style:style style:name="P75" style:family="paragraph">
      <loext:graphic-properties draw:fill="none"/>
      <style:paragraph-properties fo:margin-left="0.035cm" fo:margin-right="0cm" fo:margin-top="0.353cm" fo:margin-bottom="0cm" fo:line-height="100%" fo:text-align="start" fo:text-indent="0cm" style:font-independent-line-spacing="true">
        <style:tab-stops>
          <style:tab-stop style:position="0.898cm"/>
        </style:tab-stops>
      </style:paragraph-properties>
      <style:text-properties fo:font-size="18pt"/>
    </style:style>
    <style:style style:name="P76" style:family="paragraph">
      <style:paragraph-properties fo:margin-left="0.9cm" fo:margin-right="0.014cm" fo:margin-top="0.035cm" fo:margin-bottom="0cm" fo:line-height="150%" fo:text-align="start" fo:text-indent="-0.866cm">
        <style:tab-stops>
          <style:tab-stop style:position="0cm"/>
        </style:tab-stops>
      </style:paragraph-properties>
      <style:text-properties fo:font-size="18pt"/>
    </style:style>
    <style:style style:name="P77" style:family="paragraph">
      <loext:graphic-properties draw:fill="none"/>
      <style:paragraph-properties fo:margin-left="0.9cm" fo:margin-right="0.014cm" fo:margin-top="0.035cm" fo:margin-bottom="0cm" fo:line-height="150%" fo:text-align="start" fo:text-indent="-0.866cm" style:font-independent-line-spacing="true">
        <style:tab-stops>
          <style:tab-stop style:position="0cm"/>
        </style:tab-stops>
      </style:paragraph-properties>
      <style:text-properties fo:font-size="18pt"/>
    </style:style>
    <style:style style:name="P78" style:family="paragraph">
      <style:paragraph-properties fo:margin-left="0.035cm" fo:margin-right="0cm" fo:margin-top="0.353cm" fo:margin-bottom="0cm" fo:line-height="100%" fo:text-align="justify" fo:text-indent="0cm"/>
      <style:text-properties fo:font-size="18pt"/>
    </style:style>
    <style:style style:name="P79" style:family="paragraph">
      <style:paragraph-properties fo:margin-left="0.9cm" fo:margin-right="0.014cm" fo:margin-top="0cm" fo:margin-bottom="0cm" fo:line-height="150%" fo:text-align="justify" fo:text-indent="0cm"/>
      <style:text-properties fo:font-size="18pt"/>
    </style:style>
    <style:style style:name="P80" style:family="paragraph">
      <style:paragraph-properties fo:margin-left="0.9cm" fo:margin-right="0.014cm" fo:margin-top="0.318cm" fo:margin-bottom="0cm" fo:line-height="100%" fo:text-align="justify" fo:text-indent="0cm"/>
      <style:text-properties fo:font-size="18pt"/>
    </style:style>
    <style:style style:name="P81" style:family="paragraph">
      <style:paragraph-properties fo:margin-left="0.9cm" fo:margin-right="0.982cm" fo:margin-top="0.213cm" fo:margin-bottom="0cm" fo:line-height="100%" fo:text-align="end" fo:text-indent="0cm"/>
      <style:text-properties fo:font-size="18pt"/>
    </style:style>
    <style:style style:name="P82" style:family="paragraph">
      <loext:graphic-properties draw:fill="none"/>
      <style:paragraph-properties fo:margin-left="0.035cm" fo:margin-right="0cm" fo:margin-top="0.353cm" fo:margin-bottom="0cm" fo:line-height="100%" fo:text-align="justify" fo:text-indent="0cm" style:font-independent-line-spacing="true"/>
      <style:text-properties fo:font-size="18pt"/>
    </style:style>
    <style:style style:name="P83" style:family="paragraph">
      <style:paragraph-properties fo:margin-left="0.035cm" fo:margin-right="0cm" fo:margin-top="0.035cm" fo:margin-bottom="0cm" fo:line-height="100%" fo:text-align="start" fo:text-indent="0cm">
        <style:tab-stops>
          <style:tab-stop style:position="8.165cm"/>
        </style:tab-stops>
      </style:paragraph-properties>
      <style:text-properties fo:font-size="18pt"/>
    </style:style>
    <style:style style:name="P84" style:family="paragraph">
      <loext:graphic-properties draw:fill="none"/>
      <style:paragraph-properties fo:margin-left="0.035cm" fo:margin-right="0cm" fo:margin-top="0.035cm" fo:margin-bottom="0cm" fo:line-height="100%" fo:text-align="start" fo:text-indent="0cm" style:font-independent-line-spacing="true">
        <style:tab-stops>
          <style:tab-stop style:position="8.165cm"/>
        </style:tab-stops>
      </style:paragraph-properties>
      <style:text-properties fo:font-size="18pt"/>
    </style:style>
    <style:style style:name="P85" style:family="paragraph">
      <loext:graphic-properties draw:fill="bitmap" draw:fill-image-name="msFillBitmap_20_4" style:repeat="stretch"/>
      <style:paragraph-properties fo:text-align="start" style:font-independent-line-spacing="true"/>
      <style:text-properties fo:font-size="18pt"/>
    </style:style>
    <style:style style:name="P86" style:family="paragraph">
      <loext:graphic-properties draw:fill="bitmap" draw:fill-image-name="msFillBitmap_20_5" style:repeat="stretch"/>
      <style:paragraph-properties fo:text-align="start" style:font-independent-line-spacing="true"/>
      <style:text-properties fo:font-size="18pt"/>
    </style:style>
    <style:style style:name="P87" style:family="paragraph">
      <loext:graphic-properties draw:fill="bitmap" draw:fill-image-name="msFillBitmap_20_6" style:repeat="stretch"/>
      <style:paragraph-properties fo:text-align="start" style:font-independent-line-spacing="true"/>
      <style:text-properties fo:font-size="18pt"/>
    </style:style>
    <style:style style:name="P88" style:family="paragraph">
      <style:paragraph-properties fo:margin-left="0.035cm" fo:margin-right="0cm" fo:margin-top="0.353cm" fo:margin-bottom="0cm" fo:line-height="100%" fo:text-align="start" fo:text-indent="0cm"/>
      <style:text-properties fo:font-size="18pt"/>
    </style:style>
    <style:style style:name="P89" style:family="paragraph">
      <style:paragraph-properties fo:margin-left="0.035cm" fo:margin-right="0cm" fo:margin-top="0.318cm" fo:margin-bottom="0cm" fo:line-height="100%" fo:text-align="start" fo:text-indent="0cm">
        <style:tab-stops>
          <style:tab-stop style:position="7.895cm"/>
        </style:tab-stops>
      </style:paragraph-properties>
      <style:text-properties fo:font-size="18pt"/>
    </style:style>
    <style:style style:name="P90" style:family="paragraph">
      <style:paragraph-properties fo:margin-left="0.035cm" fo:margin-right="0.016cm" fo:margin-top="0cm" fo:margin-bottom="0cm" fo:line-height="150%" fo:text-align="start" fo:text-indent="0cm">
        <style:tab-stops>
          <style:tab-stop style:position="7.895cm"/>
        </style:tab-stops>
      </style:paragraph-properties>
      <style:text-properties fo:font-size="18pt"/>
    </style:style>
    <style:style style:name="P91" style:family="paragraph">
      <loext:graphic-properties draw:fill="none"/>
      <style:paragraph-properties fo:margin-left="0.035cm" fo:margin-right="0cm" fo:margin-top="0.353cm" fo:margin-bottom="0cm" fo:line-height="100%" fo:text-align="start" fo:text-indent="0cm" style:font-independent-line-spacing="true"/>
      <style:text-properties fo:font-size="18pt"/>
    </style:style>
    <style:style style:name="P92" style:family="paragraph">
      <style:paragraph-properties fo:margin-left="0.9cm" fo:margin-right="0.014cm" fo:margin-top="0.035cm" fo:margin-bottom="0cm" fo:line-height="122%" fo:text-align="start" fo:text-indent="-0.866cm">
        <style:tab-stops>
          <style:tab-stop style:position="0cm"/>
        </style:tab-stops>
      </style:paragraph-properties>
      <style:text-properties fo:font-size="18pt"/>
    </style:style>
    <style:style style:name="P93" style:family="paragraph">
      <loext:graphic-properties draw:fill="none"/>
      <style:paragraph-properties fo:margin-left="0.9cm" fo:margin-right="0.014cm" fo:margin-top="0.035cm" fo:margin-bottom="0cm" fo:line-height="122%" fo:text-align="start" fo:text-indent="-0.866cm" style:font-independent-line-spacing="true">
        <style:tab-stops>
          <style:tab-stop style:position="0cm"/>
        </style:tab-stops>
      </style:paragraph-properties>
      <style:text-properties fo:font-size="18pt"/>
    </style:style>
    <style:style style:name="P94" style:family="paragraph">
      <style:paragraph-properties fo:margin-left="0.035cm" fo:margin-right="0cm" fo:margin-top="0.309cm" fo:margin-bottom="0cm" fo:line-height="100%" fo:text-align="start" fo:text-indent="0cm"/>
      <style:text-properties fo:font-size="18pt"/>
    </style:style>
    <style:style style:name="P95" style:family="paragraph">
      <loext:graphic-properties draw:fill="bitmap" draw:fill-image-name="msFillBitmap_20_7" style:repeat="stretch"/>
      <style:paragraph-properties fo:text-align="start" style:font-independent-line-spacing="true"/>
      <style:text-properties fo:font-size="18pt"/>
    </style:style>
    <style:style style:name="P96" style:family="paragraph">
      <style:paragraph-properties fo:margin-left="1cm" fo:margin-right="0.018cm" fo:margin-top="0.035cm" fo:margin-bottom="0cm" fo:line-height="100%" fo:text-align="justify" fo:text-indent="-0.967cm">
        <style:tab-stops>
          <style:tab-stop style:position="0cm"/>
        </style:tab-stops>
      </style:paragraph-properties>
      <style:text-properties fo:font-size="18pt"/>
    </style:style>
    <style:style style:name="P97" style:family="paragraph">
      <style:paragraph-properties fo:margin-left="1cm" fo:margin-right="0.018cm" fo:margin-top="0.139cm" fo:margin-bottom="0cm" fo:line-height="100%" fo:text-align="justify" fo:text-indent="-0.967cm">
        <style:tab-stops>
          <style:tab-stop style:position="0cm"/>
        </style:tab-stops>
      </style:paragraph-properties>
      <style:text-properties fo:font-size="18pt"/>
    </style:style>
    <style:style style:name="P98" style:family="paragraph">
      <style:paragraph-properties fo:margin-left="1cm" fo:margin-right="0.018cm" fo:margin-top="0.141cm" fo:margin-bottom="0cm" fo:line-height="100%" fo:text-align="start" fo:text-indent="-0.967cm">
        <style:tab-stops>
          <style:tab-stop style:position="0cm"/>
        </style:tab-stops>
      </style:paragraph-properties>
      <style:text-properties fo:font-size="18pt"/>
    </style:style>
    <style:style style:name="P99" style:family="paragraph">
      <style:paragraph-properties fo:margin-left="1cm" fo:margin-right="0.018cm" fo:margin-top="0.004cm" fo:margin-bottom="0cm" fo:line-height="100%" fo:text-align="start" fo:text-indent="-0.967cm">
        <style:tab-stops>
          <style:tab-stop style:position="0cm"/>
        </style:tab-stops>
      </style:paragraph-properties>
      <style:text-properties fo:font-size="18pt"/>
    </style:style>
    <style:style style:name="P100" style:family="paragraph">
      <style:paragraph-properties fo:margin-left="1cm" fo:margin-right="0.018cm" fo:margin-top="0cm" fo:margin-bottom="0cm" fo:line-height="100%" fo:text-align="start" fo:text-indent="-0.967cm">
        <style:tab-stops>
          <style:tab-stop style:position="0cm"/>
        </style:tab-stops>
      </style:paragraph-properties>
      <style:text-properties fo:font-size="18pt"/>
    </style:style>
    <style:style style:name="P101" style:family="paragraph">
      <style:paragraph-properties fo:margin-left="1cm" fo:margin-right="0.016cm" fo:margin-top="0.139cm" fo:margin-bottom="0cm" fo:line-height="100%" fo:text-align="justify" fo:text-indent="-0.967cm">
        <style:tab-stops>
          <style:tab-stop style:position="0cm"/>
        </style:tab-stops>
      </style:paragraph-properties>
      <style:text-properties fo:font-size="18pt"/>
    </style:style>
    <style:style style:name="P102" style:family="paragraph">
      <style:paragraph-properties fo:margin-left="1cm" fo:margin-right="0.016cm" fo:margin-top="0.002cm" fo:margin-bottom="0cm" fo:line-height="100%" fo:text-align="justify" fo:text-indent="-0.967cm">
        <style:tab-stops>
          <style:tab-stop style:position="0cm"/>
        </style:tab-stops>
      </style:paragraph-properties>
      <style:text-properties fo:font-size="18pt"/>
    </style:style>
    <style:style style:name="P103" style:family="paragraph">
      <style:paragraph-properties fo:margin-left="1cm" fo:margin-right="0.014cm" fo:margin-top="0.138cm" fo:margin-bottom="0cm" fo:line-height="100%" fo:text-align="justify" fo:text-indent="-0.967cm">
        <style:tab-stops>
          <style:tab-stop style:position="0cm"/>
        </style:tab-stops>
      </style:paragraph-properties>
      <style:text-properties fo:font-size="18pt"/>
    </style:style>
    <style:style style:name="P104" style:family="paragraph">
      <loext:graphic-properties draw:fill="none"/>
      <style:paragraph-properties fo:margin-left="1cm" fo:margin-right="0.018cm" fo:margin-top="0.035cm" fo:margin-bottom="0cm" fo:line-height="100%" fo:text-align="justify" fo:text-indent="-0.967cm" style:font-independent-line-spacing="true">
        <style:tab-stops>
          <style:tab-stop style:position="0cm"/>
        </style:tab-stops>
      </style:paragraph-properties>
      <style:text-properties fo:font-size="18pt"/>
    </style:style>
    <style:style style:name="P105" style:family="paragraph">
      <loext:graphic-properties draw:fill="bitmap" draw:fill-image-name="msFillBitmap_20_8" style:repeat="stretch"/>
      <style:paragraph-properties fo:text-align="start" style:font-independent-line-spacing="true"/>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Arial" fo:font-size="11pt" fo:letter-spacing="-0.002cm" fo:font-style="normal" style:text-underline-style="none" fo:font-weight="normal" fo:background-color="transparent" style:font-size-asian="11pt" style:font-style-asian="normal" style:font-weight-asian="normal" style:font-name-complex="Arial" style:font-size-complex="11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 fo:font-size="11pt" fo:letter-spacing="0.002cm" fo:font-style="normal" style:text-underline-style="none" fo:font-weight="normal" fo:background-color="transparent" style:font-size-asian="11pt" style:font-style-asian="normal" style:font-weight-asian="normal" style:font-name-complex="Arial" style:font-size-complex="11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 fo:font-size="11pt" fo:letter-spacing="normal" fo:font-style="normal" style:text-underline-style="none" fo:font-weight="normal" fo:background-color="transparent"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Schoolbook Uralic" fo:font-size="11pt" fo:letter-spacing="normal" fo:font-style="normal" style:text-underline-style="none" fo:font-weight="bold" fo:background-color="transparent" style:font-size-asian="11pt" style:font-style-asian="normal" style:font-weight-asian="bold" style:font-name-complex="Schoolbook Uralic" style:font-size-complex="11pt" style:font-style-complex="normal" style:font-weight-complex="bold"/>
    </style:style>
    <style:style style:name="T5" style:family="text">
      <style:text-properties fo:font-variant="normal" fo:text-transform="none" style:use-window-font-color="true" loext:opacity="0%" style:text-line-through-style="none" style:text-line-through-type="none" style:text-position="0% 100%" style:font-name="Schoolbook Uralic" fo:font-size="11pt" fo:letter-spacing="normal"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style:font-name="Schoolbook Uralic" fo:font-size="11pt" fo:letter-spacing="-0.00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7" style:family="text">
      <style:text-properties fo:font-variant="normal" fo:text-transform="none" style:use-window-font-color="true" loext:opacity="0%" style:text-line-through-style="none" style:text-line-through-type="none" style:text-position="0% 100%" style:font-name="Schoolbook Uralic" fo:font-size="11pt" fo:letter-spacing="-0.002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8" style:family="text">
      <style:text-properties fo:font-variant="normal" fo:text-transform="none" style:use-window-font-color="true" loext:opacity="0%" style:text-line-through-style="none" style:text-line-through-type="none" style:text-position="0% 100%" style:font-name="Schoolbook Uralic" fo:font-size="11pt" fo:letter-spacing="0.012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style:font-name="Schoolbook Uralic" fo:font-size="11pt" fo:letter-spacing="-0.005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0" style:family="text">
      <style:text-properties fo:font-variant="normal" fo:text-transform="none" style:use-window-font-color="true" loext:opacity="0%" style:text-line-through-style="none" style:text-line-through-type="none" style:text-position="0% 100%" style:font-name="Schoolbook Uralic" fo:font-size="11pt" fo:letter-spacing="-0.002cm" fo:font-style="italic" style:text-underline-style="none" fo:font-weight="normal" fo:background-color="transparent" style:font-size-asian="11pt" style:font-style-asian="italic" style:font-weight-asian="normal" style:font-name-complex="Schoolbook Uralic" style:font-size-complex="11pt" style:font-style-complex="italic" style:font-weight-complex="normal"/>
    </style:style>
    <style:style style:name="T11" style:family="text">
      <style:text-properties fo:font-variant="normal" fo:text-transform="none" style:use-window-font-color="true" loext:opacity="0%" style:text-line-through-style="none" style:text-line-through-type="none" style:text-position="0% 100%" style:font-name="Schoolbook Uralic" fo:font-size="11pt" fo:letter-spacing="0.055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2" style:family="text">
      <style:text-properties fo:font-variant="normal" fo:text-transform="none" style:use-window-font-color="true" loext:opacity="0%" style:text-line-through-style="none" style:text-line-through-type="none" style:text-position="0% 100%" style:font-name="Schoolbook Uralic" fo:font-size="11pt" fo:letter-spacing="0.051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3" style:family="text">
      <style:text-properties fo:font-variant="normal" fo:text-transform="none" style:use-window-font-color="true" loext:opacity="0%" style:text-line-through-style="none" style:text-line-through-type="none" style:text-position="0% 100%" style:font-name="Schoolbook Uralic" fo:font-size="11pt" fo:letter-spacing="0.053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4" style:family="text">
      <style:text-properties fo:font-variant="normal" fo:text-transform="none" style:use-window-font-color="true" loext:opacity="0%" style:text-line-through-style="none" style:text-line-through-type="none" style:text-position="24% 58%" style:font-name="Schoolbook Uralic" fo:font-size="13.5pt" fo:letter-spacing="normal" fo:font-style="normal" style:text-underline-style="none" fo:font-weight="normal" fo:background-color="transparent" style:font-size-asian="13.5pt" style:font-style-asian="normal" style:font-weight-asian="normal" style:font-name-complex="Schoolbook Uralic" style:font-size-complex="13.5pt" style:font-style-complex="normal" style:font-weight-complex="normal"/>
    </style:style>
    <style:style style:name="T15" style:family="text">
      <style:text-properties fo:font-variant="normal" fo:text-transform="none" style:use-window-font-color="true" loext:opacity="0%" style:text-line-through-style="none" style:text-line-through-type="none" style:text-position="0% 100%" style:font-name="Schoolbook Uralic" fo:font-size="11pt" fo:letter-spacing="-0.03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6" style:family="text">
      <style:text-properties fo:font-variant="normal" fo:text-transform="none" style:use-window-font-color="true" loext:opacity="0%" style:text-line-through-style="none" style:text-line-through-type="none" style:text-position="0% 100%" style:font-name="Schoolbook Uralic" fo:font-size="11pt" fo:letter-spacing="0.048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Schoolbook Uralic" fo:font-size="11pt" fo:letter-spacing="0.042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Schoolbook Uralic" fo:font-size="11pt" fo:letter-spacing="0.04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9" style:family="text">
      <style:text-properties fo:font-variant="normal" fo:text-transform="none" style:use-window-font-color="true" loext:opacity="0%" style:text-line-through-style="none" style:text-line-through-type="none" style:text-position="0% 100%" style:font-name="Schoolbook Uralic" fo:font-size="11pt" fo:letter-spacing="0.049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0" style:family="text">
      <style:text-properties fo:font-variant="normal" fo:text-transform="none" style:use-window-font-color="true" loext:opacity="0%" style:text-line-through-style="none" style:text-line-through-type="none" style:text-position="0% 100%" style:font-name="Schoolbook Uralic" fo:font-size="11pt" fo:letter-spacing="0.046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1" style:family="text">
      <style:text-properties fo:font-variant="normal" fo:text-transform="none" style:use-window-font-color="true" loext:opacity="0%" style:text-line-through-style="none" style:text-line-through-type="none" style:text-position="0% 100%" style:font-name="Arial" fo:font-size="13pt" fo:letter-spacing="0.044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22" style:family="text">
      <style:text-properties fo:font-variant="normal" fo:text-transform="none" style:use-window-font-color="true" loext:opacity="0%" style:text-line-through-style="none" style:text-line-through-type="none" style:text-position="24% 58%" style:font-name="Schoolbook Uralic" fo:font-size="13.5pt" fo:letter-spacing="-0.002cm" fo:font-style="normal" style:text-underline-style="none" fo:font-weight="normal" fo:background-color="transparent" style:font-size-asian="13.5pt" style:font-style-asian="normal" style:font-weight-asian="normal" style:font-name-complex="Schoolbook Uralic" style:font-size-complex="13.5pt" style:font-style-complex="normal" style:font-weight-complex="normal"/>
    </style:style>
    <style:style style:name="T23" style:family="text">
      <style:text-properties fo:font-variant="normal" fo:text-transform="none" style:use-window-font-color="true" loext:opacity="0%" style:text-line-through-style="none" style:text-line-through-type="none" style:text-position="24% 58%" style:font-name="Schoolbook Uralic" fo:font-size="13.5pt" fo:letter-spacing="0.002cm" fo:font-style="normal" style:text-underline-style="none" fo:font-weight="normal" fo:background-color="transparent" style:font-size-asian="13.5pt" style:font-style-asian="normal" style:font-weight-asian="normal" style:font-name-complex="Schoolbook Uralic" style:font-size-complex="13.5pt" style:font-style-complex="normal" style:font-weight-complex="normal"/>
    </style:style>
    <style:style style:name="T24" style:family="text">
      <style:text-properties fo:font-variant="normal" fo:text-transform="none" style:use-window-font-color="true" loext:opacity="0%" style:text-line-through-style="none" style:text-line-through-type="none" style:text-position="0% 100%" style:font-name="Schoolbook Uralic" fo:font-size="11pt" fo:letter-spacing="0.071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Schoolbook Uralic" fo:font-size="11pt" fo:letter-spacing="0.069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Schoolbook Uralic" fo:font-size="11pt" fo:letter-spacing="0.067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7" style:family="text">
      <style:text-properties fo:font-variant="normal" fo:text-transform="none" style:use-window-font-color="true" loext:opacity="0%" style:text-line-through-style="none" style:text-line-through-type="none" style:text-position="0% 100%" style:font-name="Schoolbook Uralic" fo:font-size="11pt" fo:letter-spacing="0.01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8" style:family="text">
      <style:text-properties fo:font-variant="normal" fo:text-transform="none" style:use-window-font-color="true" loext:opacity="0%" style:text-line-through-style="none" style:text-line-through-type="none" style:text-position="35% 58%" style:font-name="Schoolbook Uralic" fo:font-size="16.5pt" fo:letter-spacing="-0.013cm" fo:font-style="normal" style:text-underline-style="solid" style:text-underline-width="auto" style:text-underline-color="#000000" fo:font-weight="normal" fo:background-color="transparent" style:font-size-asian="16.5pt" style:font-style-asian="normal" style:font-weight-asian="normal" style:font-name-complex="Schoolbook Uralic" style:font-size-complex="16.5pt" style:font-style-complex="normal" style:font-weight-complex="normal"/>
    </style:style>
    <style:style style:name="T29" style:family="text">
      <style:text-properties fo:font-variant="normal" fo:text-transform="none" style:use-window-font-color="true" loext:opacity="0%" style:text-line-through-style="none" style:text-line-through-type="none" style:text-position="35% 58%" style:font-name="Schoolbook Uralic" fo:font-size="16.5pt" fo:letter-spacing="-0.013cm" fo:font-style="normal" style:text-underline-style="none" fo:font-weight="normal" fo:background-color="transparent" style:font-size-asian="16.5pt" style:font-style-asian="normal" style:font-weight-asian="normal" style:font-name-complex="Schoolbook Uralic" style:font-size-complex="16.5pt" style:font-style-complex="normal" style:font-weight-complex="normal"/>
    </style:style>
    <style:style style:name="T30" style:family="text">
      <style:text-properties fo:font-variant="normal" fo:text-transform="none" style:use-window-font-color="true" loext:opacity="0%" style:text-line-through-style="none" style:text-line-through-type="none" style:text-position="49% 58%" style:font-name="Schoolbook Uralic" fo:font-size="13.5pt" fo:letter-spacing="-0.002cm" fo:font-style="normal" style:text-underline-style="none" fo:font-weight="normal" fo:background-color="transparent" style:font-size-asian="13.5pt" style:font-style-asian="normal" style:font-weight-asian="normal" style:font-name-complex="Schoolbook Uralic" style:font-size-complex="13.5pt" style:font-style-complex="normal" style:font-weight-complex="normal"/>
    </style:style>
    <style:style style:name="T31" style:family="text">
      <style:text-properties fo:font-variant="normal" fo:text-transform="none" style:use-window-font-color="true" loext:opacity="0%" style:text-line-through-style="none" style:text-line-through-type="none" style:text-position="0% 100%" style:font-name="Schoolbook Uralic" fo:font-size="11pt" fo:letter-spacing="0.023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2" style:family="text">
      <style:text-properties fo:font-variant="normal" fo:text-transform="none" style:use-window-font-color="true" loext:opacity="0%" style:text-line-through-style="none" style:text-line-through-type="none" style:text-position="0% 100%" style:font-name="Schoolbook Uralic" fo:font-size="11pt" fo:letter-spacing="-0.009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3" style:family="text">
      <style:text-properties fo:font-variant="normal" fo:text-transform="none" style:use-window-font-color="true" loext:opacity="0%" style:text-line-through-style="none" style:text-line-through-type="none" style:text-position="0% 100%" style:font-name="Schoolbook Uralic" fo:font-size="11pt" fo:letter-spacing="0.021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4" style:family="text">
      <style:text-properties fo:font-variant="normal" fo:text-transform="none" style:use-window-font-color="true" loext:opacity="0%" style:text-line-through-style="none" style:text-line-through-type="none" style:text-position="0% 100%" style:font-name="Schoolbook Uralic" fo:font-size="11pt" fo:letter-spacing="0.058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Schoolbook Uralic" fo:font-size="11pt" fo:letter-spacing="0.00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6" style:family="text">
      <style:text-properties fo:font-variant="normal" fo:text-transform="none" style:use-window-font-color="true" loext:opacity="0%" style:text-line-through-style="none" style:text-line-through-type="none" style:text-position="0% 100%" style:font-name="Arial" fo:font-size="11pt" fo:letter-spacing="-0.004cm" fo:font-style="normal" style:text-underline-style="none" fo:font-weight="normal" fo:background-color="transparent" style:font-size-asian="11pt" style:font-style-asian="normal" style:font-weight-asian="normal" style:font-name-complex="Arial" style:font-size-complex="11pt" style:font-style-complex="normal" style:font-weight-complex="normal"/>
    </style:style>
    <style:style style:name="T37" style:family="text">
      <style:text-properties fo:font-variant="normal" fo:text-transform="none" style:use-window-font-color="true" loext:opacity="0%" style:text-line-through-style="none" style:text-line-through-type="none" style:text-position="0% 100%" style:font-name="Schoolbook Uralic" fo:font-size="11pt" fo:letter-spacing="0.083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8" style:family="text">
      <style:text-properties fo:font-variant="normal" fo:text-transform="none" style:use-window-font-color="true" loext:opacity="0%" style:text-line-through-style="none" style:text-line-through-type="none" style:text-position="0% 100%" style:font-name="Arial" fo:font-size="13pt" fo:letter-spacing="0.005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39" style:family="text">
      <style:text-properties fo:font-variant="normal" fo:text-transform="none" style:use-window-font-color="true" loext:opacity="0%" style:text-line-through-style="none" style:text-line-through-type="none" style:text-position="0% 100%" style:font-name="Arial" fo:font-size="13pt" fo:letter-spacing="0.007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40" style:family="text">
      <style:text-properties fo:font-variant="normal" fo:text-transform="none" style:use-window-font-color="true" loext:opacity="0%" style:text-line-through-style="none" style:text-line-through-type="none" style:text-position="0% 100%" style:font-name="Schoolbook Uralic" fo:font-size="11pt" fo:letter-spacing="-0.007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41" style:family="text">
      <style:text-properties fo:font-variant="normal" fo:text-transform="none" style:use-window-font-color="true" loext:opacity="0%" style:text-line-through-style="none" style:text-line-through-type="none" style:text-position="0% 100%" style:font-name="Arial" fo:font-size="13pt" fo:letter-spacing="-0.035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42" style:family="text">
      <style:text-properties fo:font-variant="normal" fo:text-transform="none" style:use-window-font-color="true" loext:opacity="0%" style:text-line-through-style="none" style:text-line-through-type="none" style:text-position="0% 100%" style:font-name="Schoolbook Uralic" fo:font-size="11pt" fo:letter-spacing="0.002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43"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style:font-name="Arial" fo:font-size="15pt" fo:letter-spacing="-0.104cm" fo:font-style="normal" style:text-underline-style="none" fo:font-weight="bold" fo:background-color="transparent" style:font-size-asian="15pt" style:font-style-asian="normal" style:font-weight-asian="bold" style:font-name-complex="Arial" style:font-size-complex="15pt" style:font-style-complex="normal" style:font-weight-complex="bold"/>
    </style:style>
    <style:style style:name="T45" style:family="text">
      <style:text-properties fo:font-variant="normal" fo:text-transform="none" style:use-window-font-color="true" loext:opacity="0%" style:text-line-through-style="none" style:text-line-through-type="none" style:text-position="0% 100%" style:font-name="Schoolbook Uralic" fo:font-size="11pt" fo:letter-spacing="-0.104cm" fo:font-style="normal" style:text-underline-style="none" fo:font-weight="bold" fo:background-color="transparent" style:font-size-asian="11pt" style:font-style-asian="normal" style:font-weight-asian="bold" style:font-name-complex="Schoolbook Uralic" style:font-size-complex="11pt" style:font-style-complex="normal" style:font-weight-complex="bold"/>
    </style:style>
    <style:style style:name="T46" style:family="text">
      <style:text-properties fo:font-variant="normal" fo:text-transform="none" style:use-window-font-color="true" loext:opacity="0%" style:text-line-through-style="none" style:text-line-through-type="none" style:text-position="0% 100%" style:font-name="Arial" fo:font-size="16pt" fo:letter-spacing="-0.185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47" style:family="text">
      <style:text-properties fo:font-variant="normal" fo:text-transform="none" style:use-window-font-color="true" loext:opacity="0%" style:text-line-through-style="none" style:text-line-through-type="none" style:text-position="0% 100%" style:font-name="Arial" fo:font-size="16pt" fo:letter-spacing="0.069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48" style:family="text">
      <style:text-properties fo:font-variant="normal" fo:text-transform="none" style:use-window-font-color="true" loext:opacity="0%" style:text-line-through-style="none" style:text-line-through-type="none" style:text-position="0% 100%" style:font-name="Arial" fo:font-size="16pt" fo:letter-spacing="-0.159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49" style:family="text">
      <style:text-properties fo:font-variant="normal" fo:text-transform="none" style:use-window-font-color="true" loext:opacity="0%" style:text-line-through-style="none" style:text-line-through-type="none" style:text-position="0% 100%" style:font-name="Arial" fo:font-size="16pt" fo:letter-spacing="-0.025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0" style:family="text">
      <style:text-properties fo:font-variant="normal" fo:text-transform="none" style:use-window-font-color="true" loext:opacity="0%" style:text-line-through-style="none" style:text-line-through-type="none" style:text-position="0% 100%" style:font-name="Arial" fo:font-size="16pt" fo:letter-spacing="-0.148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1" style:family="text">
      <style:text-properties fo:font-variant="normal" fo:text-transform="none" style:use-window-font-color="true" loext:opacity="0%" style:text-line-through-style="none" style:text-line-through-type="none" style:text-position="0% 100%" style:font-name="Arial" fo:font-size="16pt" fo:letter-spacing="-0.231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2" style:family="text">
      <style:text-properties fo:font-variant="normal" fo:text-transform="none" style:use-window-font-color="true" loext:opacity="0%" style:text-line-through-style="none" style:text-line-through-type="none" style:text-position="0% 100%" style:font-name="Arial" fo:font-size="16pt" fo:letter-spacing="-0.058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3" style:family="text">
      <style:text-properties fo:font-variant="normal" fo:text-transform="none" style:use-window-font-color="true" loext:opacity="0%" style:text-line-through-style="none" style:text-line-through-type="none" style:text-position="0% 100%" style:font-name="Arial" fo:font-size="16pt" fo:letter-spacing="-0.039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4" style:family="text">
      <style:text-properties fo:font-variant="normal" fo:text-transform="none" style:use-window-font-color="true" loext:opacity="0%" style:text-line-through-style="none" style:text-line-through-type="none" style:text-position="0% 100%" style:font-name="Arial" fo:font-size="16pt" fo:letter-spacing="-0.048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5" style:family="text">
      <style:text-properties fo:font-variant="normal" fo:text-transform="none" style:use-window-font-color="true" loext:opacity="0%" style:text-line-through-style="none" style:text-line-through-type="none" style:text-position="0% 100%" style:font-name="Arial" fo:font-size="16pt" fo:letter-spacing="-0.116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6" style:family="text">
      <style:text-properties fo:font-variant="normal" fo:text-transform="none" style:use-window-font-color="true" loext:opacity="0%" style:text-line-through-style="none" style:text-line-through-type="none" style:text-position="0% 100%" style:font-name="Arial" fo:font-size="16pt" fo:letter-spacing="-0.101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7" style:family="text">
      <style:text-properties fo:font-variant="normal" fo:text-transform="none" style:use-window-font-color="true" loext:opacity="0%" style:text-line-through-style="none" style:text-line-through-type="none" style:text-position="0% 100%" style:font-name="Arial" fo:font-size="16pt" fo:letter-spacing="-0.129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8" style:family="text">
      <style:text-properties fo:font-variant="normal" fo:text-transform="none" style:use-window-font-color="true" loext:opacity="0%" style:text-line-through-style="none" style:text-line-through-type="none" style:text-position="0% 100%" style:font-name="Arial" fo:font-size="16pt" fo:letter-spacing="-0.104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59" style:family="text">
      <style:text-properties fo:font-variant="normal" fo:text-transform="none" style:use-window-font-color="true" loext:opacity="0%" style:text-line-through-style="none" style:text-line-through-type="none" style:text-position="0% 100%" style:font-name="Schoolbook Uralic" fo:font-size="12pt" fo:letter-spacing="-0.004cm" fo:font-style="normal" style:text-underline-style="none" fo:font-weight="bold" fo:background-color="transparent" style:font-size-asian="12pt" style:font-style-asian="normal" style:font-weight-asian="bold" style:font-name-complex="Schoolbook Uralic" style:font-size-complex="12pt" style:font-style-complex="normal" style:font-weight-complex="bold"/>
    </style:style>
    <style:style style:name="T60" style:family="text">
      <style:text-properties fo:font-variant="normal" fo:text-transform="none" style:use-window-font-color="true" loext:opacity="0%" style:text-line-through-style="none" style:text-line-through-type="none" style:text-position="0% 100%" style:font-name="Arial" fo:font-size="16pt" fo:letter-spacing="-0.219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1" style:family="text">
      <style:text-properties fo:font-variant="normal" fo:text-transform="none" style:use-window-font-color="true" loext:opacity="0%" style:text-line-through-style="none" style:text-line-through-type="none" style:text-position="0% 100%" style:font-name="Arial" fo:font-size="16pt" fo:letter-spacing="0.074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2" style:family="text">
      <style:text-properties fo:font-variant="normal" fo:text-transform="none" style:use-window-font-color="true" loext:opacity="0%" style:text-line-through-style="none" style:text-line-through-type="none" style:text-position="0% 100%" style:font-name="Arial" fo:font-size="16pt" fo:letter-spacing="-0.183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3" style:family="text">
      <style:text-properties fo:font-variant="normal" fo:text-transform="none" style:use-window-font-color="true" loext:opacity="0%" style:text-line-through-style="none" style:text-line-through-type="none" style:text-position="0% 100%" style:font-name="Arial" fo:font-size="16pt" fo:letter-spacing="-0.056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4" style:family="text">
      <style:text-properties fo:font-variant="normal" fo:text-transform="none" style:use-window-font-color="true" loext:opacity="0%" style:text-line-through-style="none" style:text-line-through-type="none" style:text-position="0% 100%" style:font-name="Schoolbook Uralic" fo:font-size="12pt" fo:letter-spacing="-0.002cm" fo:font-style="normal" style:text-underline-style="none" fo:font-weight="bold" fo:background-color="transparent" style:font-size-asian="12pt" style:font-style-asian="normal" style:font-weight-asian="bold" style:font-name-complex="Schoolbook Uralic" style:font-size-complex="12pt" style:font-style-complex="normal" style:font-weight-complex="bold"/>
    </style:style>
    <style:style style:name="T65" style:family="text">
      <style:text-properties fo:font-variant="normal" fo:text-transform="none" style:use-window-font-color="true" loext:opacity="0%" style:text-line-through-style="none" style:text-line-through-type="none" style:text-position="0% 100%" style:font-name="Arial" fo:font-size="16pt" fo:letter-spacing="-0.115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6" style:family="text">
      <style:text-properties fo:font-variant="normal" fo:text-transform="none" style:use-window-font-color="true" loext:opacity="0%" style:text-line-through-style="none" style:text-line-through-type="none" style:text-position="0% 100%" style:font-name="Arial" fo:font-size="16pt" fo:letter-spacing="-0.111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7" style:family="text">
      <style:text-properties fo:font-variant="normal" fo:text-transform="none" style:use-window-font-color="true" loext:opacity="0%" style:text-line-through-style="none" style:text-line-through-type="none" style:text-position="0% 100%" style:font-name="Schoolbook Uralic" fo:font-size="12pt" fo:letter-spacing="-0.111cm" fo:font-style="normal" style:text-underline-style="none" fo:font-weight="bold" fo:background-color="transparent" style:font-size-asian="12pt" style:font-style-asian="normal" style:font-weight-asian="bold" style:font-name-complex="Schoolbook Uralic" style:font-size-complex="12pt" style:font-style-complex="normal" style:font-weight-complex="bold"/>
    </style:style>
    <style:style style:name="T68" style:family="text">
      <style:text-properties fo:font-variant="normal" fo:text-transform="none" style:use-window-font-color="true" loext:opacity="0%" style:text-line-through-style="none" style:text-line-through-type="none" style:text-position="0% 100%" style:font-name="Arial" fo:font-size="16pt" fo:letter-spacing="-0.097cm"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69" style:family="text">
      <style:text-properties fo:font-variant="normal" fo:text-transform="none" style:use-window-font-color="true" loext:opacity="0%" style:text-line-through-style="none" style:text-line-through-type="none" style:text-position="0% 100%" style:font-name="Schoolbook Uralic" fo:font-size="11pt" fo:letter-spacing="-0.025cm" fo:font-style="normal" style:text-underline-style="none" fo:font-weight="bold" fo:background-color="transparent" style:font-size-asian="11pt" style:font-style-asian="normal" style:font-weight-asian="bold" style:font-name-complex="Schoolbook Uralic" style:font-size-complex="11pt" style:font-style-complex="normal" style:font-weight-complex="bold"/>
    </style:style>
    <style:style style:name="T70" style:family="text">
      <style:text-properties fo:font-variant="normal" fo:text-transform="none" style:use-window-font-color="true" loext:opacity="0%" style:text-line-through-style="none" style:text-line-through-type="none" style:text-position="0% 100%" style:font-name="Arial" fo:font-size="15.5pt" fo:letter-spacing="-0.101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1" style:family="text">
      <style:text-properties fo:font-variant="normal" fo:text-transform="none" style:use-window-font-color="true" loext:opacity="0%" style:text-line-through-style="none" style:text-line-through-type="none" style:text-position="0% 100%" style:font-name="Arial" fo:font-size="15.5pt" fo:letter-spacing="-0.109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2" style:family="text">
      <style:text-properties fo:font-variant="normal" fo:text-transform="none" style:use-window-font-color="true" loext:opacity="0%" style:text-line-through-style="none" style:text-line-through-type="none" style:text-position="0% 100%" style:font-name="Arial" fo:font-size="15.5pt" fo:letter-spacing="-0.173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3" style:family="text">
      <style:text-properties fo:font-variant="normal" fo:text-transform="none" style:use-window-font-color="true" loext:opacity="0%" style:text-line-through-style="none" style:text-line-through-type="none" style:text-position="0% 100%" style:font-name="Arial" fo:font-size="15.5pt" fo:letter-spacing="0.085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4" style:family="text">
      <style:text-properties fo:font-variant="normal" fo:text-transform="none" style:use-window-font-color="true" loext:opacity="0%" style:text-line-through-style="none" style:text-line-through-type="none" style:text-position="0% 100%" style:font-name="Schoolbook Uralic" fo:font-size="11pt" fo:letter-spacing="normal" fo:font-style="italic" style:text-underline-style="none" fo:font-weight="normal" fo:background-color="transparent" style:font-size-asian="11pt" style:font-style-asian="italic" style:font-weight-asian="normal" style:font-name-complex="Schoolbook Uralic" style:font-size-complex="11pt" style:font-style-complex="italic" style:font-weight-complex="normal"/>
    </style:style>
    <style:style style:name="T75" style:family="text">
      <style:text-properties fo:font-variant="normal" fo:text-transform="none" style:use-window-font-color="true" loext:opacity="0%" style:text-line-through-style="none" style:text-line-through-type="none" style:text-position="0% 100%" style:font-name="Schoolbook Uralic" fo:font-size="11pt" fo:letter-spacing="-0.053cm" fo:font-style="italic" style:text-underline-style="none" fo:font-weight="normal" fo:background-color="transparent" style:font-size-asian="11pt" style:font-style-asian="italic" style:font-weight-asian="normal" style:font-name-complex="Schoolbook Uralic" style:font-size-complex="11pt" style:font-style-complex="italic" style:font-weight-complex="normal"/>
    </style:style>
    <style:style style:name="T76" style:family="text">
      <style:text-properties fo:font-variant="normal" fo:text-transform="none" style:use-window-font-color="true" loext:opacity="0%" style:text-line-through-style="none" style:text-line-through-type="none" style:text-position="0% 100%" style:font-name="Arial" fo:font-size="15.5pt" fo:letter-spacing="-0.191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7" style:family="text">
      <style:text-properties fo:font-variant="normal" fo:text-transform="none" style:use-window-font-color="true" loext:opacity="0%" style:text-line-through-style="none" style:text-line-through-type="none" style:text-position="0% 100%" style:font-name="Arial" fo:font-size="15.5pt" fo:letter-spacing="-0.067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8" style:family="text">
      <style:text-properties fo:font-variant="normal" fo:text-transform="none" style:use-window-font-color="true" loext:opacity="0%" style:text-line-through-style="none" style:text-line-through-type="none" style:text-position="0% 100%" style:font-name="Arial" fo:font-size="15.5pt" fo:letter-spacing="-0.011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79" style:family="text">
      <style:text-properties fo:font-variant="normal" fo:text-transform="none" style:use-window-font-color="true" loext:opacity="0%" style:text-line-through-style="none" style:text-line-through-type="none" style:text-position="0% 100%" style:font-name="Arial" fo:font-size="15.5pt" fo:letter-spacing="-0.178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0" style:family="text">
      <style:text-properties fo:font-variant="normal" fo:text-transform="none" style:use-window-font-color="true" loext:opacity="0%" style:text-line-through-style="none" style:text-line-through-type="none" style:text-position="0% 100%" style:font-name="Arial" fo:font-size="15.5pt" fo:letter-spacing="-0.069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1" style:family="text">
      <style:text-properties fo:font-variant="normal" fo:text-transform="none" style:use-window-font-color="true" loext:opacity="0%" style:text-line-through-style="none" style:text-line-through-type="none" style:text-position="0% 100%" style:font-name="Arial" fo:font-size="15.5pt" fo:letter-spacing="-0.347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2" style:family="text">
      <style:text-properties fo:font-variant="normal" fo:text-transform="none" style:use-window-font-color="true" loext:opacity="0%" style:text-line-through-style="none" style:text-line-through-type="none" style:text-position="0% 100%" style:font-name="Arial" fo:font-size="15.5pt" fo:letter-spacing="normal"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3" style:family="text">
      <style:text-properties fo:font-variant="normal" fo:text-transform="none" style:use-window-font-color="true" loext:opacity="0%" style:text-line-through-style="none" style:text-line-through-type="none" style:text-position="0% 100%" style:font-name="Arial" fo:font-size="15.5pt" fo:letter-spacing="-0.026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4" style:family="text">
      <style:text-properties fo:font-variant="normal" fo:text-transform="none" style:use-window-font-color="true" loext:opacity="0%" style:text-line-through-style="none" style:text-line-through-type="none" style:text-position="0% 100%" style:font-name="Schoolbook Uralic" fo:font-size="10pt" fo:letter-spacing="-0.002cm" fo:font-style="italic" style:text-underline-style="none" fo:font-weight="normal" fo:background-color="transparent" style:font-size-asian="10pt" style:font-style-asian="italic" style:font-weight-asian="normal" style:font-name-complex="Schoolbook Uralic" style:font-size-complex="10pt" style:font-style-complex="italic" style:font-weight-complex="normal"/>
    </style:style>
    <style:style style:name="T85" style:family="text">
      <style:text-properties fo:font-variant="normal" fo:text-transform="none" style:use-window-font-color="true" loext:opacity="0%" style:text-line-through-style="none" style:text-line-through-type="none" style:text-position="0% 100%" style:font-name="Arial" fo:font-size="15.5pt" fo:letter-spacing="-0.118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6" style:family="text">
      <style:text-properties fo:font-variant="normal" fo:text-transform="none" style:use-window-font-color="true" loext:opacity="0%" style:text-line-through-style="none" style:text-line-through-type="none" style:text-position="0% 100%" style:font-name="Arial" fo:font-size="15.5pt" fo:letter-spacing="-0.09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7" style:family="text">
      <style:text-properties fo:font-variant="normal" fo:text-transform="none" style:use-window-font-color="true" loext:opacity="0%" style:text-line-through-style="none" style:text-line-through-type="none" style:text-position="0% 100%" style:font-name="Arial" fo:font-size="15.5pt" fo:letter-spacing="-0.265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88" style:family="text">
      <style:text-properties fo:font-variant="normal" fo:text-transform="none" style:use-window-font-color="true" loext:opacity="0%" style:text-line-through-style="none" style:text-line-through-type="none" style:text-position="0% 100%" style:font-name="Arial" fo:font-size="15.5pt" fo:letter-spacing="-0.258cm" fo:font-style="italic" style:text-underline-style="none" fo:font-weight="bold" fo:background-color="transparent" style:font-size-asian="15.5pt" style:font-style-asian="italic" style:font-weight-asian="bold" style:font-name-complex="Arial" style:font-size-complex="15.5pt" style:font-style-complex="italic" style:font-weight-complex="bold"/>
    </style:style>
    <style:style style:name="T89" style:family="text">
      <style:text-properties fo:font-variant="normal" fo:text-transform="none" style:use-window-font-color="true" loext:opacity="0%" style:text-line-through-style="none" style:text-line-through-type="none" style:text-position="0% 100%" style:font-name="Arial" fo:font-size="15.5pt" fo:letter-spacing="0.007cm" fo:font-style="italic" style:text-underline-style="none" fo:font-weight="bold" fo:background-color="transparent" style:font-size-asian="15.5pt" style:font-style-asian="italic" style:font-weight-asian="bold" style:font-name-complex="Arial" style:font-size-complex="15.5pt" style:font-style-complex="italic" style:font-weight-complex="bold"/>
    </style:style>
    <style:style style:name="T90" style:family="text">
      <style:text-properties fo:font-variant="normal" fo:text-transform="none" style:use-window-font-color="true" loext:opacity="0%" style:text-line-through-style="none" style:text-line-through-type="none" style:text-position="0% 100%" style:font-name="Arial" fo:font-size="15.5pt" fo:letter-spacing="-0.025cm" fo:font-style="italic" style:text-underline-style="none" fo:font-weight="bold" fo:background-color="transparent" style:font-size-asian="15.5pt" style:font-style-asian="italic" style:font-weight-asian="bold" style:font-name-complex="Arial" style:font-size-complex="15.5pt" style:font-style-complex="italic" style:font-weight-complex="bold"/>
    </style:style>
    <style:style style:name="T91" style:family="text">
      <style:text-properties fo:font-variant="normal" fo:text-transform="none" style:use-window-font-color="true" loext:opacity="0%" style:text-line-through-style="none" style:text-line-through-type="none" style:text-position="0% 100%" style:font-name="Arial" fo:font-size="15.5pt" fo:letter-spacing="-0.127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92" style:family="text">
      <style:text-properties fo:font-variant="normal" fo:text-transform="none" style:use-window-font-color="true" loext:opacity="0%" style:text-line-through-style="none" style:text-line-through-type="none" style:text-position="0% 100%" style:font-name="Arial" fo:font-size="15.5pt" fo:letter-spacing="-0.123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93" style:family="text">
      <style:text-properties fo:font-variant="normal" fo:text-transform="none" style:use-window-font-color="true" loext:opacity="0%" style:text-line-through-style="none" style:text-line-through-type="none" style:text-position="0% 100%" style:font-name="Arial" fo:font-size="15.5pt" fo:letter-spacing="-0.22cm" fo:font-style="italic" style:text-underline-style="none" fo:font-weight="bold" fo:background-color="transparent" style:font-size-asian="15.5pt" style:font-style-asian="italic" style:font-weight-asian="bold" style:font-name-complex="Arial" style:font-size-complex="15.5pt" style:font-style-complex="italic" style:font-weight-complex="bold"/>
    </style:style>
    <style:style style:name="T94" style:family="text">
      <style:text-properties fo:font-variant="normal" fo:text-transform="none" style:use-window-font-color="true" loext:opacity="0%" style:text-line-through-style="none" style:text-line-through-type="none" style:text-position="0% 100%" style:font-name="Arial" fo:font-size="15.5pt" fo:letter-spacing="-0.023cm" fo:font-style="italic" style:text-underline-style="none" fo:font-weight="bold" fo:background-color="transparent" style:font-size-asian="15.5pt" style:font-style-asian="italic" style:font-weight-asian="bold" style:font-name-complex="Arial" style:font-size-complex="15.5pt" style:font-style-complex="italic" style:font-weight-complex="bold"/>
    </style:style>
    <style:style style:name="T95" style:family="text">
      <style:text-properties fo:font-variant="normal" fo:text-transform="none" style:use-window-font-color="true" loext:opacity="0%" style:text-line-through-style="none" style:text-line-through-type="none" style:text-position="0% 100%" style:font-name="Arial" fo:font-size="15.5pt" fo:letter-spacing="-0.138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96" style:family="text">
      <style:text-properties fo:font-variant="normal" fo:text-transform="none" style:use-window-font-color="true" loext:opacity="0%" style:text-line-through-style="none" style:text-line-through-type="none" style:text-position="0% 100%" style:font-name="Arial" fo:font-size="15.5pt" fo:letter-spacing="-0.24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97" style:family="text">
      <style:text-properties fo:font-variant="normal" fo:text-transform="none" style:use-window-font-color="true" loext:opacity="0%" style:text-line-through-style="none" style:text-line-through-type="none" style:text-position="0% 100%" style:font-name="Arial" fo:font-size="15.5pt" fo:letter-spacing="0.099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98" style:family="text">
      <style:text-properties fo:font-variant="normal" fo:text-transform="none" style:use-window-font-color="true" loext:opacity="0%" style:text-line-through-style="none" style:text-line-through-type="none" style:text-position="0% 100%" style:font-name="Arial" fo:font-size="15.5pt" fo:letter-spacing="-0.176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99" style:family="text">
      <style:text-properties fo:font-variant="normal" fo:text-transform="none" style:use-window-font-color="true" loext:opacity="0%" style:text-line-through-style="none" style:text-line-through-type="none" style:text-position="0% 100%" style:font-name="Arial" fo:font-size="15.5pt" fo:letter-spacing="0.007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0" style:family="text">
      <style:text-properties fo:font-variant="normal" fo:text-transform="none" style:use-window-font-color="true" loext:opacity="0%" style:text-line-through-style="none" style:text-line-through-type="none" style:text-position="0% 100%" style:font-name="Arial" fo:font-size="15.5pt" fo:letter-spacing="-0.215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1" style:family="text">
      <style:text-properties fo:font-variant="normal" fo:text-transform="none" style:use-window-font-color="true" loext:opacity="0%" style:text-line-through-style="none" style:text-line-through-type="none" style:text-position="0% 100%" style:font-name="Arial" fo:font-size="15.5pt" fo:letter-spacing="0.005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2" style:family="text">
      <style:text-properties fo:font-variant="normal" fo:text-transform="none" style:use-window-font-color="true" loext:opacity="0%" style:text-line-through-style="none" style:text-line-through-type="none" style:text-position="0% 100%" style:font-name="Arial" fo:font-size="15.5pt" fo:letter-spacing="-0.064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3" style:family="text">
      <style:text-properties fo:font-variant="normal" fo:text-transform="none" style:use-window-font-color="true" loext:opacity="0%" style:text-line-through-style="none" style:text-line-through-type="none" style:text-position="0% 100%" style:font-name="Arial" fo:font-size="15.5pt" fo:letter-spacing="-0.141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0% 100%" style:font-name="C059" fo:font-size="11pt" fo:letter-spacing="normal" fo:font-style="italic" style:text-underline-style="none" fo:font-weight="bold" fo:background-color="transparent" style:font-size-asian="11pt" style:font-style-asian="italic" style:font-weight-asian="bold" style:font-name-complex="C059" style:font-size-complex="11pt" style:font-style-complex="italic" style:font-weight-complex="bold"/>
    </style:style>
    <style:style style:name="T105" style:family="text">
      <style:text-properties fo:font-variant="normal" fo:text-transform="none" style:use-window-font-color="true" loext:opacity="0%" style:text-line-through-style="none" style:text-line-through-type="none" style:text-position="0% 100%" style:font-name="Arial" fo:font-size="15.5pt" fo:letter-spacing="-0.143cm" fo:font-style="italic" style:text-underline-style="none" fo:font-weight="bold" fo:background-color="transparent" style:font-size-asian="15.5pt" style:font-style-asian="italic" style:font-weight-asian="bold" style:font-name-complex="Arial" style:font-size-complex="15.5pt" style:font-style-complex="italic" style:font-weight-complex="bold"/>
    </style:style>
    <style:style style:name="T106" style:family="text">
      <style:text-properties fo:font-variant="normal" fo:text-transform="none" style:use-window-font-color="true" loext:opacity="0%" style:text-line-through-style="none" style:text-line-through-type="none" style:text-position="0% 100%" style:font-name="Arial" fo:font-size="15.5pt" fo:letter-spacing="-0.139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7" style:family="text">
      <style:text-properties fo:font-variant="normal" fo:text-transform="none" style:use-window-font-color="true" loext:opacity="0%" style:text-line-through-style="none" style:text-line-through-type="none" style:text-position="0% 100%" style:font-name="Arial" fo:font-size="15.5pt" fo:letter-spacing="-0.134cm" fo:font-style="italic" style:text-underline-style="none" fo:font-weight="normal" fo:background-color="transparent" style:font-size-asian="15.5pt" style:font-style-asian="italic" style:font-weight-asian="normal" style:font-name-complex="Arial" style:font-size-complex="15.5pt" style:font-style-complex="italic" style:font-weight-complex="normal"/>
    </style:style>
    <style:style style:name="T108" style:family="text">
      <style:text-properties fo:font-variant="normal" fo:text-transform="none" style:use-window-font-color="true" loext:opacity="0%" style:text-line-through-style="none" style:text-line-through-type="none" style:text-position="0% 100%" style:font-name="Arial" fo:font-size="15pt" fo:letter-spacing="-0.0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09" style:family="text">
      <style:text-properties fo:font-variant="normal" fo:text-transform="none" style:use-window-font-color="true" loext:opacity="0%" style:text-line-through-style="none" style:text-line-through-type="none" style:text-position="0% 100%" style:font-name="Arial" fo:font-size="15pt" fo:letter-spacing="-0.18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0" style:family="text">
      <style:text-properties fo:font-variant="normal" fo:text-transform="none" style:use-window-font-color="true" loext:opacity="0%" style:text-line-through-style="none" style:text-line-through-type="none" style:text-position="0% 100%" style:font-name="Arial" fo:font-size="15pt" fo:letter-spacing="0.10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1" style:family="text">
      <style:text-properties fo:font-variant="normal" fo:text-transform="none" style:use-window-font-color="true" loext:opacity="0%" style:text-line-through-style="none" style:text-line-through-type="none" style:text-position="0% 100%" style:font-name="Arial" fo:font-size="15pt" fo:letter-spacing="-0.16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2" style:family="text">
      <style:text-properties fo:font-variant="normal" fo:text-transform="none" style:use-window-font-color="true" loext:opacity="0%" style:text-line-through-style="none" style:text-line-through-type="none" style:text-position="0% 100%" style:font-name="Arial" fo:font-size="15pt" fo:letter-spacing="0.10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3" style:family="text">
      <style:text-properties fo:font-variant="normal" fo:text-transform="none" style:use-window-font-color="true" loext:opacity="0%" style:text-line-through-style="none" style:text-line-through-type="none" style:text-position="0% 100%" style:font-name="Arial" fo:font-size="15pt" fo:letter-spacing="-0.11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4" style:family="text">
      <style:text-properties fo:font-variant="normal" fo:text-transform="none" style:use-window-font-color="true" loext:opacity="0%" style:text-line-through-style="none" style:text-line-through-type="none" style:text-position="0% 100%" style:font-name="Arial" fo:font-size="15pt" fo:letter-spacing="-0.08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5" style:family="text">
      <style:text-properties fo:font-variant="normal" fo:text-transform="none" style:use-window-font-color="true" loext:opacity="0%" style:text-line-through-style="none" style:text-line-through-type="none" style:text-position="0% 100%" style:font-name="Arial" fo:font-size="15pt" fo:letter-spacing="-0.13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6" style:family="text">
      <style:text-properties fo:font-variant="normal" fo:text-transform="none" style:use-window-font-color="true" loext:opacity="0%" style:text-line-through-style="none" style:text-line-through-type="none" style:text-position="0% 100%" style:font-name="Arial" fo:font-size="15pt" fo:letter-spacing="-0.17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7" style:family="text">
      <style:text-properties fo:font-variant="normal" fo:text-transform="none" style:use-window-font-color="true" loext:opacity="0%" style:text-line-through-style="none" style:text-line-through-type="none" style:text-position="0% 100%" style:font-name="Arial" fo:font-size="15pt" fo:letter-spacing="-0.11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8" style:family="text">
      <style:text-properties fo:font-variant="normal" fo:text-transform="none" style:use-window-font-color="true" loext:opacity="0%" style:text-line-through-style="none" style:text-line-through-type="none" style:text-position="0% 100%" style:font-name="Arial" fo:font-size="15pt" fo:letter-spacing="-0.16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19" style:family="text">
      <style:text-properties fo:font-variant="normal" fo:text-transform="none" style:use-window-font-color="true" loext:opacity="0%" style:text-line-through-style="none" style:text-line-through-type="none" style:text-position="0% 100%" style:font-name="Arial" fo:font-size="15pt" fo:letter-spacing="0.00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Schoolbook Uralic" fo:font-size="11pt" fo:letter-spacing="0.01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Arial" fo:font-size="13pt" fo:letter-spacing="0.014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Schoolbook Uralic" fo:font-size="11pt" fo:letter-spacing="normal"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Arial" fo:font-size="15pt" fo:letter-spacing="-0.22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4" style:family="text">
      <style:text-properties fo:font-variant="normal" fo:text-transform="none" fo:color="#000000" loext:opacity="100%" style:text-line-through-style="none" style:text-line-through-type="none" style:text-position="0% 100%" style:font-name="Arial" fo:font-size="15pt" fo:letter-spacing="-0.0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Arial" fo:font-size="15pt" fo:letter-spacing="-0.02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6" style:family="text">
      <style:text-properties fo:font-variant="normal" fo:text-transform="none" fo:color="#000000" loext:opacity="100%" style:text-line-through-style="none" style:text-line-through-type="none" style:text-position="0% 100%" style:font-name="Arial" fo:font-size="15pt" fo:letter-spacing="-0.20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style:font-name="Arial" fo:font-size="15pt" fo:letter-spacing="0.01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8" style:family="text">
      <style:text-properties fo:font-variant="normal" fo:text-transform="none" fo:color="#000000" loext:opacity="100%" style:text-line-through-style="none" style:text-line-through-type="none" style:text-position="0% 100%" style:font-name="Arial" fo:font-size="15pt" fo:letter-spacing="-0.23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Arial" fo:font-size="15pt" fo:letter-spacing="-0.06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style:font-name="Arial" fo:font-size="15pt" fo:letter-spacing="-0.16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1" style:family="text">
      <style:text-properties fo:font-variant="normal" fo:text-transform="none" fo:color="#000000" loext:opacity="100%" style:text-line-through-style="none" style:text-line-through-type="none" style:text-position="0% 100%" style:font-name="Arial" fo:font-size="15pt" fo:letter-spacing="0.04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2" style:family="text">
      <style:text-properties fo:font-variant="normal" fo:text-transform="none" fo:color="#000000" loext:opacity="100%" style:text-line-through-style="none" style:text-line-through-type="none" style:text-position="0% 100%" style:font-name="Arial" fo:font-size="15pt" fo:letter-spacing="-0.13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3" style:family="text">
      <style:text-properties fo:font-variant="normal" fo:text-transform="none" fo:color="#000000" loext:opacity="100%" style:text-line-through-style="none" style:text-line-through-type="none" style:text-position="0% 100%" style:font-name="Arial" fo:font-size="15pt" fo:letter-spacing="-0.1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Arial" fo:font-size="15pt" fo:letter-spacing="0.0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Arial" fo:font-size="15pt" fo:letter-spacing="-0.13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Arial" fo:font-size="15pt" fo:letter-spacing="-0.11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7" style:family="text">
      <style:text-properties fo:font-variant="normal" fo:text-transform="none" fo:color="#000000" loext:opacity="100%" style:text-line-through-style="none" style:text-line-through-type="none" style:text-position="0% 100%" style:font-name="Arial" fo:font-size="15pt" fo:letter-spacing="-0.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8" style:family="text">
      <style:text-properties fo:font-variant="normal" fo:text-transform="none" fo:color="#000000" loext:opacity="100%" style:text-line-through-style="none" style:text-line-through-type="none" style:text-position="0% 100%" style:font-name="Arial" fo:font-size="15pt" fo:letter-spacing="-0.14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Schoolbook Uralic" fo:font-size="11pt" fo:letter-spacing="-0.002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Arial" fo:font-size="15pt" fo:letter-spacing="-0.15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1" style:family="text">
      <style:text-properties fo:font-variant="normal" fo:text-transform="none" fo:color="#000000" loext:opacity="100%" style:text-line-through-style="none" style:text-line-through-type="none" style:text-position="0% 100%" style:font-name="Arial" fo:font-size="15pt" fo:letter-spacing="0.01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2" style:family="text">
      <style:text-properties fo:font-variant="normal" fo:text-transform="none" fo:color="#000000" loext:opacity="100%" style:text-line-through-style="none" style:text-line-through-type="none" style:text-position="0% 100%" style:font-name="Arial" fo:font-size="15pt" fo:letter-spacing="-0.13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3" style:family="text">
      <style:text-properties fo:font-variant="normal" fo:text-transform="none" fo:color="#000000" loext:opacity="100%" style:text-line-through-style="none" style:text-line-through-type="none" style:text-position="0% 100%" style:font-name="Arial" fo:font-size="15pt" fo:letter-spacing="-0.22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4" style:family="text">
      <style:text-properties fo:font-variant="normal" fo:text-transform="none" fo:color="#000000" loext:opacity="100%" style:text-line-through-style="none" style:text-line-through-type="none" style:text-position="0% 100%" style:font-name="Arial" fo:font-size="15pt" fo:letter-spacing="-0.05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5" style:family="text">
      <style:text-properties fo:font-variant="normal" fo:text-transform="none" fo:color="#000000" loext:opacity="100%" style:text-line-through-style="none" style:text-line-through-type="none" style:text-position="0% 100%" style:font-name="Arial" fo:font-size="15pt" fo:letter-spacing="0.05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6" style:family="text">
      <style:text-properties fo:font-variant="normal" fo:text-transform="none" fo:color="#000000" loext:opacity="100%" style:text-line-through-style="none" style:text-line-through-type="none" style:text-position="0% 100%" style:font-name="Arial" fo:font-size="15pt" fo:letter-spacing="-0.10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Arial" fo:font-size="15pt" fo:letter-spacing="-0.18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8" style:family="text">
      <style:text-properties fo:font-variant="normal" fo:text-transform="none" fo:color="#000000" loext:opacity="100%" style:text-line-through-style="none" style:text-line-through-type="none" style:text-position="0% 100%" style:font-name="Arial" fo:font-size="15pt" fo:letter-spacing="-0.13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49" style:family="text">
      <style:text-properties fo:font-variant="normal" fo:text-transform="none" fo:color="#000000" loext:opacity="100%" style:text-line-through-style="none" style:text-line-through-type="none" style:text-position="0% 100%" style:font-name="Arial" fo:font-size="15pt" fo:letter-spacing="-0.11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0" style:family="text">
      <style:text-properties fo:font-variant="normal" fo:text-transform="none" fo:color="#000000" loext:opacity="100%" style:text-line-through-style="none" style:text-line-through-type="none" style:text-position="0% 100%" style:font-name="Arial" fo:font-size="15pt" fo:letter-spacing="0.04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1" style:family="text">
      <style:text-properties fo:font-variant="normal" fo:text-transform="none" fo:color="#000000" loext:opacity="100%" style:text-line-through-style="none" style:text-line-through-type="none" style:text-position="0% 100%" style:font-name="Arial" fo:font-size="15pt" fo:letter-spacing="-0.15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2" style:family="text">
      <style:text-properties fo:font-variant="normal" fo:text-transform="none" fo:color="#000000" loext:opacity="100%" style:text-line-through-style="none" style:text-line-through-type="none" style:text-position="0% 100%" style:font-name="Arial" fo:font-size="15pt" fo:letter-spacing="-0.09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3" style:family="text">
      <style:text-properties fo:font-variant="normal" fo:text-transform="none" fo:color="#000000" loext:opacity="100%" style:text-line-through-style="none" style:text-line-through-type="none" style:text-position="0% 100%" style:font-name="Arial" fo:font-size="15pt" fo:letter-spacing="-0.19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4" style:family="text">
      <style:text-properties fo:font-variant="normal" fo:text-transform="none" fo:color="#000000" loext:opacity="100%" style:text-line-through-style="none" style:text-line-through-type="none" style:text-position="0% 100%" style:font-name="Arial" fo:font-size="15pt" fo:letter-spacing="-0.16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5" style:family="text">
      <style:text-properties fo:font-variant="normal" fo:text-transform="none" fo:color="#000000" loext:opacity="100%" style:text-line-through-style="none" style:text-line-through-type="none" style:text-position="0% 100%" style:font-name="Arial" fo:font-size="15pt" fo:letter-spacing="-0.16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6" style:family="text">
      <style:text-properties fo:font-variant="normal" fo:text-transform="none" fo:color="#000000" loext:opacity="100%" style:text-line-through-style="none" style:text-line-through-type="none" style:text-position="0% 100%" style:font-name="Arial" fo:font-size="15pt" fo:letter-spacing="-0.06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7" style:family="text">
      <style:text-properties fo:font-variant="normal" fo:text-transform="none" fo:color="#000000" loext:opacity="100%" style:text-line-through-style="none" style:text-line-through-type="none" style:text-position="0% 100%" style:font-name="Arial" fo:font-size="15pt" fo:letter-spacing="-0.15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8" style:family="text">
      <style:text-properties fo:font-variant="normal" fo:text-transform="none" fo:color="#000000" loext:opacity="100%" style:text-line-through-style="none" style:text-line-through-type="none" style:text-position="0% 100%" style:font-name="Arial" fo:font-size="15pt" fo:letter-spacing="0.01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59" style:family="text">
      <style:text-properties fo:font-variant="normal" fo:text-transform="none" fo:color="#000000" loext:opacity="100%" style:text-line-through-style="none" style:text-line-through-type="none" style:text-position="0% 100%" style:font-name="Arial" fo:font-size="15pt" fo:letter-spacing="-0.13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0" style:family="text">
      <style:text-properties fo:font-variant="normal" fo:text-transform="none" fo:color="#000000" loext:opacity="100%" style:text-line-through-style="none" style:text-line-through-type="none" style:text-position="0% 100%" style:font-name="Arial" fo:font-size="15pt" fo:letter-spacing="0.09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1" style:family="text">
      <style:text-properties fo:font-variant="normal" fo:text-transform="none" fo:color="#000000" loext:opacity="100%" style:text-line-through-style="none" style:text-line-through-type="none" style:text-position="0% 100%" style:font-name="Arial" fo:font-size="15pt" fo:letter-spacing="-0.07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2" style:family="text">
      <style:text-properties fo:font-variant="normal" fo:text-transform="none" fo:color="#000000" loext:opacity="100%" style:text-line-through-style="none" style:text-line-through-type="none" style:text-position="0% 100%" style:font-name="Arial" fo:font-size="15pt" fo:letter-spacing="-0.20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3" style:family="text">
      <style:text-properties fo:font-variant="normal" fo:text-transform="none" fo:color="#000000" loext:opacity="100%" style:text-line-through-style="none" style:text-line-through-type="none" style:text-position="0% 100%" style:font-name="Arial" fo:font-size="15pt" fo:letter-spacing="0.01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4" style:family="text">
      <style:text-properties fo:font-variant="normal" fo:text-transform="none" fo:color="#000000" loext:opacity="100%" style:text-line-through-style="none" style:text-line-through-type="none" style:text-position="0% 100%" style:font-name="Arial" fo:font-size="15pt" fo:letter-spacing="-0.12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5" style:family="text">
      <style:text-properties fo:font-variant="normal" fo:text-transform="none" fo:color="#000000" loext:opacity="100%" style:text-line-through-style="none" style:text-line-through-type="none" style:text-position="0% 100%" style:font-name="Arial" fo:font-size="15pt" fo:letter-spacing="-0.21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6" style:family="text">
      <style:text-properties fo:font-variant="normal" fo:text-transform="none" fo:color="#000000" loext:opacity="100%" style:text-line-through-style="none" style:text-line-through-type="none" style:text-position="0% 100%" style:font-name="Arial" fo:font-size="15pt" fo:letter-spacing="-0.10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7" style:family="text">
      <style:text-properties fo:font-variant="normal" fo:text-transform="none" fo:color="#000000" loext:opacity="100%" style:text-line-through-style="none" style:text-line-through-type="none" style:text-position="0% 100%" style:font-name="Arial" fo:font-size="15pt" fo:letter-spacing="-0.09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8" style:family="text">
      <style:text-properties fo:font-variant="normal" fo:text-transform="none" fo:color="#000000" loext:opacity="100%" style:text-line-through-style="none" style:text-line-through-type="none" style:text-position="0% 100%" style:font-name="Arial" fo:font-size="15pt" fo:letter-spacing="-0.03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69" style:family="text">
      <style:text-properties fo:font-variant="normal" fo:text-transform="none" fo:color="#000000" loext:opacity="100%" style:text-line-through-style="none" style:text-line-through-type="none" style:text-position="0% 100%" style:font-name="Arial" fo:font-size="13pt" fo:letter-spacing="0.044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170" style:family="text">
      <style:text-properties fo:font-variant="normal" fo:text-transform="none" fo:color="#000000" loext:opacity="100%" style:text-line-through-style="none" style:text-line-through-type="none" style:text-position="0% 100%" style:font-name="Arial" fo:font-size="13pt" fo:letter-spacing="-0.026cm" fo:font-style="normal" style:text-underline-style="none" fo:font-weight="normal" fo:background-color="transparent" style:font-size-asian="13pt" style:font-style-asian="normal" style:font-weight-asian="normal" style:font-name-complex="Arial" style:font-size-complex="13pt" style:font-style-complex="normal" style:font-weight-complex="normal"/>
    </style:style>
    <style:style style:name="T171" style:family="text">
      <style:text-properties fo:font-variant="normal" fo:text-transform="none" fo:color="#000000" loext:opacity="100%" style:text-line-through-style="none" style:text-line-through-type="none" style:text-position="0% 100%" style:font-name="Arial" fo:font-size="15pt" fo:letter-spacing="normal"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2" style:family="text">
      <style:text-properties fo:font-variant="normal" fo:text-transform="none" fo:color="#000000" loext:opacity="100%" style:text-line-through-style="none" style:text-line-through-type="none" style:text-position="0% 100%" style:font-name="Arial" fo:font-size="15pt" fo:letter-spacing="-0.31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3" style:family="text">
      <style:text-properties fo:font-variant="normal" fo:text-transform="none" style:use-window-font-color="true" loext:opacity="0%" style:text-line-through-style="none" style:text-line-through-type="none" style:text-position="0% 100%" style:font-name="Arial" fo:font-size="15pt" fo:letter-spacing="-0.23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4" style:family="text">
      <style:text-properties fo:font-variant="normal" fo:text-transform="none" style:use-window-font-color="true" loext:opacity="0%" style:text-line-through-style="none" style:text-line-through-type="none" style:text-position="0% 100%" style:font-name="Arial" fo:font-size="15pt" fo:letter-spacing="-0.16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5" style:family="text">
      <style:text-properties fo:font-variant="normal" fo:text-transform="none" style:use-window-font-color="true" loext:opacity="0%" style:text-line-through-style="none" style:text-line-through-type="none" style:text-position="0% 100%" style:font-name="Arial" fo:font-size="15pt" fo:letter-spacing="0.05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6" style:family="text">
      <style:text-properties fo:font-variant="normal" fo:text-transform="none" style:use-window-font-color="true" loext:opacity="0%" style:text-line-through-style="none" style:text-line-through-type="none" style:text-position="0% 100%" style:font-name="Arial" fo:font-size="15pt" fo:letter-spacing="-0.07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7" style:family="text">
      <style:text-properties fo:font-variant="normal" fo:text-transform="none" style:use-window-font-color="true" loext:opacity="0%" style:text-line-through-style="none" style:text-line-through-type="none" style:text-position="0% 100%" style:font-name="Arial" fo:font-size="15pt" fo:letter-spacing="-0.22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8" style:family="text">
      <style:text-properties fo:font-variant="normal" fo:text-transform="none" style:use-window-font-color="true" loext:opacity="0%" style:text-line-through-style="none" style:text-line-through-type="none" style:text-position="0% 100%" style:font-name="Arial" fo:font-size="15pt" fo:letter-spacing="0.11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79" style:family="text">
      <style:text-properties fo:font-variant="normal" fo:text-transform="none" style:use-window-font-color="true" loext:opacity="0%" style:text-line-through-style="none" style:text-line-through-type="none" style:text-position="0% 100%" style:font-name="Arial" fo:font-size="15pt" fo:letter-spacing="-0.15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0" style:family="text">
      <style:text-properties fo:font-variant="normal" fo:text-transform="none" style:use-window-font-color="true" loext:opacity="0%" style:text-line-through-style="none" style:text-line-through-type="none" style:text-position="0% 100%" style:font-name="Arial" fo:font-size="15pt" fo:letter-spacing="0.02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1" style:family="text">
      <style:text-properties fo:font-variant="normal" fo:text-transform="none" style:use-window-font-color="true" loext:opacity="0%" style:text-line-through-style="none" style:text-line-through-type="none" style:text-position="0% 100%" style:font-name="Arial" fo:font-size="15pt" fo:letter-spacing="-0.08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2" style:family="text">
      <style:text-properties fo:font-variant="normal" fo:text-transform="none" style:use-window-font-color="true" loext:opacity="0%" style:text-line-through-style="none" style:text-line-through-type="none" style:text-position="0% 100%" style:font-name="Arial" fo:font-size="15pt" fo:letter-spacing="0.02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3" style:family="text">
      <style:text-properties fo:font-variant="normal" fo:text-transform="none" style:use-window-font-color="true" loext:opacity="0%" style:text-line-through-style="none" style:text-line-through-type="none" style:text-position="0% 100%" style:font-name="Arial" fo:font-size="15pt" fo:letter-spacing="-0.17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4" style:family="text">
      <style:text-properties fo:font-variant="normal" fo:text-transform="none" style:use-window-font-color="true" loext:opacity="0%" style:text-line-through-style="none" style:text-line-through-type="none" style:text-position="0% 100%" style:font-name="Arial" fo:font-size="15pt" fo:letter-spacing="0.1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5" style:family="text">
      <style:text-properties fo:font-variant="normal" fo:text-transform="none" style:use-window-font-color="true" loext:opacity="0%" style:text-line-through-style="none" style:text-line-through-type="none" style:text-position="0% 100%" style:font-name="Arial" fo:font-size="15pt" fo:letter-spacing="-0.16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6" style:family="text">
      <style:text-properties fo:font-variant="normal" fo:text-transform="none" style:use-window-font-color="true" loext:opacity="0%" style:text-line-through-style="none" style:text-line-through-type="none" style:text-position="0% 100%" style:font-name="Arial" fo:font-size="15pt" fo:letter-spacing="-0.09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7" style:family="text">
      <style:text-properties fo:font-variant="normal" fo:text-transform="none" style:use-window-font-color="true" loext:opacity="0%" style:text-line-through-style="none" style:text-line-through-type="none" style:text-position="0% 100%" style:font-name="Arial" fo:font-size="15pt" fo:letter-spacing="-0.04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8" style:family="text">
      <style:text-properties fo:font-variant="normal" fo:text-transform="none" style:use-window-font-color="true" loext:opacity="0%" style:text-line-through-style="none" style:text-line-through-type="none" style:text-position="0% 100%" style:font-name="Arial" fo:font-size="15pt" fo:letter-spacing="-0.06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89" style:family="text">
      <style:text-properties fo:font-variant="normal" fo:text-transform="none" style:use-window-font-color="true" loext:opacity="0%" style:text-line-through-style="none" style:text-line-through-type="none" style:text-position="0% 100%" style:font-name="Arial" fo:font-size="15pt" fo:letter-spacing="-0.16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0" style:family="text">
      <style:text-properties fo:font-variant="normal" fo:text-transform="none" style:use-window-font-color="true" loext:opacity="0%" style:text-line-through-style="none" style:text-line-through-type="none" style:text-position="0% 100%" style:font-name="Arial" fo:font-size="15pt" fo:letter-spacing="0.01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1" style:family="text">
      <style:text-properties fo:font-variant="normal" fo:text-transform="none" style:use-window-font-color="true" loext:opacity="0%" style:text-line-through-style="none" style:text-line-through-type="none" style:text-position="0% 100%" style:font-name="Arial" fo:font-size="15pt" fo:letter-spacing="-0.23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2" style:family="text">
      <style:text-properties fo:font-variant="normal" fo:text-transform="none" style:use-window-font-color="true" loext:opacity="0%" style:text-line-through-style="none" style:text-line-through-type="none" style:text-position="0% 100%" style:font-name="Arial" fo:font-size="15pt" fo:letter-spacing="-0.13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3" style:family="text">
      <style:text-properties fo:font-variant="normal" fo:text-transform="none" style:use-window-font-color="true" loext:opacity="0%" style:text-line-through-style="none" style:text-line-through-type="none" style:text-position="0% 100%" style:font-name="Arial" fo:font-size="15pt" fo:letter-spacing="0.0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4" style:family="text">
      <style:text-properties fo:font-variant="normal" fo:text-transform="none" style:use-window-font-color="true" loext:opacity="0%" style:text-line-through-style="none" style:text-line-through-type="none" style:text-position="0% 100%" style:font-name="Arial" fo:font-size="15pt" fo:letter-spacing="-0.15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5" style:family="text">
      <style:text-properties fo:font-variant="normal" fo:text-transform="none" style:use-window-font-color="true" loext:opacity="0%" style:text-line-through-style="none" style:text-line-through-type="none" style:text-position="0% 100%" style:font-name="Arial" fo:font-size="15pt" fo:letter-spacing="0.01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6" style:family="text">
      <style:text-properties fo:font-variant="normal" fo:text-transform="none" style:use-window-font-color="true" loext:opacity="0%" style:text-line-through-style="none" style:text-line-through-type="none" style:text-position="0% 100%" style:font-name="Arial" fo:font-size="15pt" fo:letter-spacing="-0.12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7" style:family="text">
      <style:text-properties fo:font-variant="normal" fo:text-transform="none" style:use-window-font-color="true" loext:opacity="0%" style:text-line-through-style="none" style:text-line-through-type="none" style:text-position="0% 100%" style:font-name="Arial" fo:font-size="15pt" fo:letter-spacing="-0.12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8" style:family="text">
      <style:text-properties fo:font-variant="normal" fo:text-transform="none" style:use-window-font-color="true" loext:opacity="0%" style:text-line-through-style="none" style:text-line-through-type="none" style:text-position="0% 100%" style:font-name="Arial" fo:font-size="15pt" fo:letter-spacing="-0.20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199" style:family="text">
      <style:text-properties fo:font-variant="normal" fo:text-transform="none" style:use-window-font-color="true" loext:opacity="0%" style:text-line-through-style="none" style:text-line-through-type="none" style:text-position="0% 100%" style:font-name="Arial" fo:font-size="15pt" fo:letter-spacing="-0.05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0" style:family="text">
      <style:text-properties fo:font-variant="normal" fo:text-transform="none" style:use-window-font-color="true" loext:opacity="0%" style:text-line-through-style="none" style:text-line-through-type="none" style:text-position="0% 100%" style:font-name="Arial" fo:font-size="15pt" fo:letter-spacing="-0.15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1" style:family="text">
      <style:text-properties fo:font-variant="normal" fo:text-transform="none" style:use-window-font-color="true" loext:opacity="0%" style:text-line-through-style="none" style:text-line-through-type="none" style:text-position="0% 100%" style:font-name="Arial" fo:font-size="15pt" fo:letter-spacing="0.04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2" style:family="text">
      <style:text-properties fo:font-variant="normal" fo:text-transform="none" style:use-window-font-color="true" loext:opacity="0%" style:text-line-through-style="none" style:text-line-through-type="none" style:text-position="0% 100%" style:font-name="Arial" fo:font-size="15pt" fo:letter-spacing="-0.16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3" style:family="text">
      <style:text-properties fo:font-variant="normal" fo:text-transform="none" style:use-window-font-color="true" loext:opacity="0%" style:text-line-through-style="none" style:text-line-through-type="none" style:text-position="0% 100%" style:font-name="Arial" fo:font-size="15pt" fo:letter-spacing="-0.05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4" style:family="text">
      <style:text-properties fo:font-variant="normal" fo:text-transform="none" style:use-window-font-color="true" loext:opacity="0%" style:text-line-through-style="none" style:text-line-through-type="none" style:text-position="0% 100%" style:font-name="Arial" fo:font-size="15pt" fo:letter-spacing="-0.10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5" style:family="text">
      <style:text-properties fo:font-variant="normal" fo:text-transform="none" style:use-window-font-color="true" loext:opacity="0%" style:text-line-through-style="none" style:text-line-through-type="none" style:text-position="0% 100%" style:font-name="Arial" fo:font-size="15pt" fo:letter-spacing="-0.04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6" style:family="text">
      <style:text-properties fo:font-variant="normal" fo:text-transform="none" style:use-window-font-color="true" loext:opacity="0%" style:text-line-through-style="none" style:text-line-through-type="none" style:text-position="0% 100%" style:font-name="Arial" fo:font-size="15pt" fo:letter-spacing="-0.02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7" style:family="text">
      <style:text-properties fo:font-variant="normal" fo:text-transform="none" style:use-window-font-color="true" loext:opacity="0%" style:text-line-through-style="none" style:text-line-through-type="none" style:text-position="0% 100%" style:font-name="Arial" fo:font-size="15pt" fo:letter-spacing="-0.11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8" style:family="text">
      <style:text-properties fo:font-variant="normal" fo:text-transform="none" style:use-window-font-color="true" loext:opacity="0%" style:text-line-through-style="none" style:text-line-through-type="none" style:text-position="0% 100%" style:font-name="Arial" fo:font-size="15pt" fo:letter-spacing="0.13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9" style:family="text">
      <style:text-properties fo:font-variant="normal" fo:text-transform="none" style:use-window-font-color="true" loext:opacity="0%" style:text-line-through-style="none" style:text-line-through-type="none" style:text-position="0% 100%" style:font-name="Arial" fo:font-size="15pt" fo:letter-spacing="-0.20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0" style:family="text">
      <style:text-properties fo:font-variant="normal" fo:text-transform="none" style:use-window-font-color="true" loext:opacity="0%" style:text-line-through-style="none" style:text-line-through-type="none" style:text-position="0% 100%" style:font-name="Arial" fo:font-size="15pt" fo:letter-spacing="-0.1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1" style:family="text">
      <style:text-properties fo:font-variant="normal" fo:text-transform="none" style:use-window-font-color="true" loext:opacity="0%" style:text-line-through-style="none" style:text-line-through-type="none" style:text-position="0% 100%" style:font-name="Arial" fo:font-size="15pt" fo:letter-spacing="-0.18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2" style:family="text">
      <style:text-properties fo:font-variant="normal" fo:text-transform="none" style:use-window-font-color="true" loext:opacity="0%" style:text-line-through-style="none" style:text-line-through-type="none" style:text-position="0% 100%" style:font-name="Arial" fo:font-size="15pt" fo:letter-spacing="0.01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3" style:family="text">
      <style:text-properties fo:font-variant="normal" fo:text-transform="none" style:use-window-font-color="true" loext:opacity="0%" style:text-line-through-style="none" style:text-line-through-type="none" style:text-position="0% 100%" style:font-name="Arial" fo:font-size="15pt" fo:letter-spacing="-0.10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4" style:family="text">
      <style:text-properties fo:font-variant="normal" fo:text-transform="none" style:use-window-font-color="true" loext:opacity="0%" style:text-line-through-style="none" style:text-line-through-type="none" style:text-position="0% 100%" style:font-name="Arial" fo:font-size="15pt" fo:letter-spacing="-0.09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5" style:family="text">
      <style:text-properties fo:font-variant="normal" fo:text-transform="none" style:use-window-font-color="true" loext:opacity="0%" style:text-line-through-style="none" style:text-line-through-type="none" style:text-position="0% 100%" style:font-name="Arial" fo:font-size="15pt" fo:letter-spacing="-0.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6" style:family="text">
      <style:text-properties fo:font-variant="normal" fo:text-transform="none" style:use-window-font-color="true" loext:opacity="0%" style:text-line-through-style="none" style:text-line-through-type="none" style:text-position="0% 100%" style:font-name="Schoolbook Uralic" fo:font-size="11pt" fo:letter-spacing="-0.09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17" style:family="text">
      <style:text-properties fo:font-variant="normal" fo:text-transform="none" style:use-window-font-color="true" loext:opacity="0%" style:text-line-through-style="none" style:text-line-through-type="none" style:text-position="0% 100%" style:font-name="Arial" fo:font-size="15pt" fo:letter-spacing="-0.31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8" style:family="text">
      <style:text-properties fo:font-variant="normal" fo:text-transform="none" style:use-window-font-color="true" loext:opacity="0%" style:text-line-through-style="none" style:text-line-through-type="none" style:text-position="0% 100%" style:font-name="Arial" fo:font-size="15pt" fo:letter-spacing="0.09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19" style:family="text">
      <style:text-properties fo:font-variant="normal" fo:text-transform="none" style:use-window-font-color="true" loext:opacity="0%" style:text-line-through-style="none" style:text-line-through-type="none" style:text-position="0% 100%" style:font-name="Arial" fo:font-size="15pt" fo:letter-spacing="-0.20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0" style:family="text">
      <style:text-properties fo:font-variant="normal" fo:text-transform="none" style:use-window-font-color="true" loext:opacity="0%" style:text-line-through-style="none" style:text-line-through-type="none" style:text-position="0% 100%" style:font-name="Arial" fo:font-size="15pt" fo:letter-spacing="0.0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1" style:family="text">
      <style:text-properties fo:font-variant="normal" fo:text-transform="none" style:use-window-font-color="true" loext:opacity="0%" style:text-line-through-style="none" style:text-line-through-type="none" style:text-position="0% 100%" style:font-name="Arial" fo:font-size="15pt" fo:letter-spacing="0.09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2" style:family="text">
      <style:text-properties fo:font-variant="normal" fo:text-transform="none" style:use-window-font-color="true" loext:opacity="0%" style:text-line-through-style="none" style:text-line-through-type="none" style:text-position="0% 100%" style:font-name="Arial" fo:font-size="15pt" fo:letter-spacing="0.18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3" style:family="text">
      <style:text-properties fo:font-variant="normal" fo:text-transform="none" style:use-window-font-color="true" loext:opacity="0%" style:text-line-through-style="none" style:text-line-through-type="none" style:text-position="0% 100%" style:font-name="Arial" fo:font-size="15pt" fo:letter-spacing="-0.11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4" style:family="text">
      <style:text-properties fo:font-variant="normal" fo:text-transform="none" style:use-window-font-color="true" loext:opacity="0%" style:text-line-through-style="none" style:text-line-through-type="none" style:text-position="0% 100%" style:font-name="Arial" fo:font-size="15pt" fo:letter-spacing="-0.13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5" style:family="text">
      <style:text-properties fo:font-variant="normal" fo:text-transform="none" style:use-window-font-color="true" loext:opacity="0%" style:text-line-through-style="none" style:text-line-through-type="none" style:text-position="0% 100%" style:font-name="Arial" fo:font-size="15pt" fo:letter-spacing="-0.19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6" style:family="text">
      <style:text-properties fo:font-variant="normal" fo:text-transform="none" style:use-window-font-color="true" loext:opacity="0%" style:text-line-through-style="none" style:text-line-through-type="none" style:text-position="0% 100%" style:font-name="Arial" fo:font-size="15pt" fo:letter-spacing="0.14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7" style:family="text">
      <style:text-properties fo:font-variant="normal" fo:text-transform="none" style:use-window-font-color="true" loext:opacity="0%" style:text-line-through-style="none" style:text-line-through-type="none" style:text-position="0% 100%" style:font-name="Arial" fo:font-size="15pt" fo:letter-spacing="-0.07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8" style:family="text">
      <style:text-properties fo:font-variant="normal" fo:text-transform="none" style:use-window-font-color="true" loext:opacity="0%" style:text-line-through-style="none" style:text-line-through-type="none" style:text-position="0% 100%" style:font-name="Arial" fo:font-size="15pt" fo:letter-spacing="-0.10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29" style:family="text">
      <style:text-properties fo:font-variant="normal" fo:text-transform="none" style:use-window-font-color="true" loext:opacity="0%" style:text-line-through-style="none" style:text-line-through-type="none" style:text-position="0% 100%" style:font-name="Arial" fo:font-size="15pt" fo:letter-spacing="0.05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0" style:family="text">
      <style:text-properties fo:font-variant="normal" fo:text-transform="none" style:use-window-font-color="true" loext:opacity="0%" style:text-line-through-style="none" style:text-line-through-type="none" style:text-position="0% 100%" style:font-name="Arial" fo:font-size="15pt" fo:letter-spacing="0.07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1" style:family="text">
      <style:text-properties fo:font-variant="normal" fo:text-transform="none" style:use-window-font-color="true" loext:opacity="0%" style:text-line-through-style="none" style:text-line-through-type="none" style:text-position="0% 100%" style:font-name="Arial" fo:font-size="15pt" fo:letter-spacing="0.09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2" style:family="text">
      <style:text-properties fo:font-variant="normal" fo:text-transform="none" style:use-window-font-color="true" loext:opacity="0%" style:text-line-through-style="none" style:text-line-through-type="none" style:text-position="0% 100%" style:font-name="Arial" fo:font-size="15pt" fo:letter-spacing="-0.1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3" style:family="text">
      <style:text-properties fo:font-variant="normal" fo:text-transform="none" style:use-window-font-color="true" loext:opacity="0%" style:text-line-through-style="none" style:text-line-through-type="none" style:text-position="0% 100%" style:font-name="Arial" fo:font-size="15pt" fo:letter-spacing="-0.18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4" style:family="text">
      <style:text-properties fo:font-variant="normal" fo:text-transform="none" style:use-window-font-color="true" loext:opacity="0%" style:text-line-through-style="none" style:text-line-through-type="none" style:text-position="0% 100%" style:font-name="Arial" fo:font-size="15pt" fo:letter-spacing="0.17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5" style:family="text">
      <style:text-properties fo:font-variant="normal" fo:text-transform="none" style:use-window-font-color="true" loext:opacity="0%" style:text-line-through-style="none" style:text-line-through-type="none" style:text-position="0% 100%" style:font-name="Arial" fo:font-size="15pt" fo:letter-spacing="-0.2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6" style:family="text">
      <style:text-properties fo:font-variant="normal" fo:text-transform="none" style:use-window-font-color="true" loext:opacity="0%" style:text-line-through-style="none" style:text-line-through-type="none" style:text-position="0% 100%" style:font-name="Arial" fo:font-size="15pt" fo:letter-spacing="0.08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7" style:family="text">
      <style:text-properties fo:font-variant="normal" fo:text-transform="none" style:use-window-font-color="true" loext:opacity="0%" style:text-line-through-style="none" style:text-line-through-type="none" style:text-position="0% 100%" style:font-name="Arial" fo:font-size="15pt" fo:letter-spacing="-0.13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8" style:family="text">
      <style:text-properties fo:font-variant="normal" fo:text-transform="none" style:use-window-font-color="true" loext:opacity="0%" style:text-line-through-style="none" style:text-line-through-type="none" style:text-position="0% 100%" style:font-name="Arial" fo:font-size="15pt" fo:letter-spacing="-0.03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39" style:family="text">
      <style:text-properties fo:font-variant="normal" fo:text-transform="none" style:use-window-font-color="true" loext:opacity="0%" style:text-line-through-style="none" style:text-line-through-type="none" style:text-position="0% 100%" style:font-name="Arial" fo:font-size="15pt" fo:letter-spacing="0.06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0" style:family="text">
      <style:text-properties fo:font-variant="normal" fo:text-transform="none" style:use-window-font-color="true" loext:opacity="0%" style:text-line-through-style="none" style:text-line-through-type="none" style:text-position="0% 100%" style:font-name="Arial" fo:font-size="15pt" fo:letter-spacing="0.15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1" style:family="text">
      <style:text-properties fo:font-variant="normal" fo:text-transform="none" style:use-window-font-color="true" loext:opacity="0%" style:text-line-through-style="none" style:text-line-through-type="none" style:text-position="0% 100%" style:font-name="Arial" fo:font-size="15pt" fo:letter-spacing="-0.07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2" style:family="text">
      <style:text-properties fo:font-variant="normal" fo:text-transform="none" style:use-window-font-color="true" loext:opacity="0%" style:text-line-through-style="none" style:text-line-through-type="none" style:text-position="0% 100%" style:font-name="Arial" fo:font-size="15pt" fo:letter-spacing="-0.06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3" style:family="text">
      <style:text-properties fo:font-variant="normal" fo:text-transform="none" style:use-window-font-color="true" loext:opacity="0%" style:text-line-through-style="none" style:text-line-through-type="none" style:text-position="0% 100%" style:font-name="Arial" fo:font-size="15pt" fo:letter-spacing="-0.18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4" style:family="text">
      <style:text-properties fo:font-variant="normal" fo:text-transform="none" style:use-window-font-color="true" loext:opacity="0%" style:text-line-through-style="none" style:text-line-through-type="none" style:text-position="0% 100%" style:font-name="Arial" fo:font-size="15pt" fo:letter-spacing="0.06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5" style:family="text">
      <style:text-properties fo:font-variant="normal" fo:text-transform="none" style:use-window-font-color="true" loext:opacity="0%" style:text-line-through-style="none" style:text-line-through-type="none" style:text-position="0% 100%" style:font-name="Arial" fo:font-size="15pt" fo:letter-spacing="0.03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6" style:family="text">
      <style:text-properties fo:font-variant="normal" fo:text-transform="none" style:use-window-font-color="true" loext:opacity="0%" style:text-line-through-style="none" style:text-line-through-type="none" style:text-position="0% 100%" style:font-name="Arial" fo:font-size="15pt" fo:letter-spacing="0.03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7" style:family="text">
      <style:text-properties fo:font-variant="normal" fo:text-transform="none" style:use-window-font-color="true" loext:opacity="0%" style:text-line-through-style="none" style:text-line-through-type="none" style:text-position="0% 100%" style:font-name="UKIJ Kufi Kawak1" fo:font-size="13pt" fo:letter-spacing="-0.002cm" fo:font-style="normal" style:text-underline-style="none" fo:font-weight="normal" fo:background-color="transparent" style:font-size-asian="13pt" style:font-style-asian="normal" style:font-weight-asian="normal" style:font-name-complex="UKIJ Kufi Kawak1" style:font-size-complex="13pt" style:font-style-complex="normal" style:font-weight-complex="normal"/>
    </style:style>
    <style:style style:name="T248" style:family="text">
      <style:text-properties fo:font-variant="normal" fo:text-transform="none" style:use-window-font-color="true" loext:opacity="0%" style:text-line-through-style="none" style:text-line-through-type="none" style:text-position="0% 100%" style:font-name="Arial" fo:font-size="15pt" fo:letter-spacing="0.03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49" style:family="text">
      <style:text-properties fo:font-variant="normal" fo:text-transform="none" style:use-window-font-color="true" loext:opacity="0%" style:text-line-through-style="none" style:text-line-through-type="none" style:text-position="0% 100%" style:font-name="Arial" fo:font-size="15pt" fo:letter-spacing="-0.12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0" style:family="text">
      <style:text-properties fo:font-variant="normal" fo:text-transform="none" style:use-window-font-color="true" loext:opacity="0%" style:text-line-through-style="none" style:text-line-through-type="none" style:text-position="0% 100%" style:font-name="Arial" fo:font-size="15pt" fo:letter-spacing="-0.33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1" style:family="text">
      <style:text-properties fo:font-variant="normal" fo:text-transform="none" style:use-window-font-color="true" loext:opacity="0%" style:text-line-through-style="none" style:text-line-through-type="none" style:text-position="0% 100%" style:font-name="Schoolbook Uralic" fo:font-size="11pt" fo:letter-spacing="0.074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52" style:family="text">
      <style:text-properties fo:font-variant="normal" fo:text-transform="none" style:use-window-font-color="true" loext:opacity="0%" style:text-line-through-style="none" style:text-line-through-type="none" style:text-position="0% 100%" style:font-name="Arial" fo:font-size="15pt" fo:letter-spacing="-0.19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3" style:family="text">
      <style:text-properties fo:font-variant="normal" fo:text-transform="none" style:use-window-font-color="true" loext:opacity="0%" style:text-line-through-style="none" style:text-line-through-type="none" style:text-position="0% 100%" style:font-name="Arial" fo:font-size="15pt" fo:letter-spacing="0.01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4" style:family="text">
      <style:text-properties fo:font-variant="normal" fo:text-transform="none" style:use-window-font-color="true" loext:opacity="0%" style:text-line-through-style="none" style:text-line-through-type="none" style:text-position="0% 100%" style:font-name="Arial" fo:font-size="15pt" fo:letter-spacing="0.03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5" style:family="text">
      <style:text-properties fo:font-variant="normal" fo:text-transform="none" style:use-window-font-color="true" loext:opacity="0%" style:text-line-through-style="none" style:text-line-through-type="none" style:text-position="0% 100%" style:font-name="Schoolbook Uralic" fo:font-size="11pt" fo:letter-spacing="-0.011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56" style:family="text">
      <style:text-properties fo:font-variant="normal" fo:text-transform="none" style:use-window-font-color="true" loext:opacity="0%" style:text-line-through-style="none" style:text-line-through-type="none" style:text-position="0% 100%" style:font-name="Arial" fo:font-size="15pt" fo:letter-spacing="-0.17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7" style:family="text">
      <style:text-properties fo:font-variant="normal" fo:text-transform="none" style:use-window-font-color="true" loext:opacity="0%" style:text-line-through-style="none" style:text-line-through-type="none" style:text-position="0% 100%" style:font-name="Arial" fo:font-size="15pt" fo:letter-spacing="0.02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8" style:family="text">
      <style:text-properties fo:font-variant="normal" fo:text-transform="none" style:use-window-font-color="true" loext:opacity="0%" style:text-line-through-style="none" style:text-line-through-type="none" style:text-position="0% 100%" style:font-name="Arial" fo:font-size="15pt" fo:letter-spacing="0.02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59" style:family="text">
      <style:text-properties fo:font-variant="normal" fo:text-transform="none" style:use-window-font-color="true" loext:opacity="0%" style:text-line-through-style="none" style:text-line-through-type="none" style:text-position="0% 100%" style:font-name="Arial" fo:font-size="15pt" fo:letter-spacing="-0.14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0" style:family="text">
      <style:text-properties fo:font-variant="normal" fo:text-transform="none" style:use-window-font-color="true" loext:opacity="0%" style:text-line-through-style="none" style:text-line-through-type="none" style:text-position="0% 100%" style:font-name="Arial" fo:font-size="15pt" fo:letter-spacing="0.05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1" style:family="text">
      <style:text-properties fo:font-variant="normal" fo:text-transform="none" style:use-window-font-color="true" loext:opacity="0%" style:text-line-through-style="none" style:text-line-through-type="none" style:text-position="0% 100%" style:font-name="Arial" fo:font-size="15pt" fo:letter-spacing="-0.18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2" style:family="text">
      <style:text-properties fo:font-variant="normal" fo:text-transform="none" style:use-window-font-color="true" loext:opacity="0%" style:text-line-through-style="none" style:text-line-through-type="none" style:text-position="0% 100%" style:font-name="Arial" fo:font-size="15pt" fo:letter-spacing="-0.14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3" style:family="text">
      <style:text-properties fo:font-variant="normal" fo:text-transform="none" style:use-window-font-color="true" loext:opacity="0%" style:text-line-through-style="none" style:text-line-through-type="none" style:text-position="0% 100%" style:font-name="Schoolbook Uralic" fo:font-size="11pt" fo:letter-spacing="-0.009cm" fo:font-style="normal" style:text-underline-style="solid" style:text-underline-width="auto" style:text-underline-color="#000000" fo:font-weight="normal" fo:background-color="transparent" style:font-size-asian="11pt" style:font-style-asian="normal" style:font-weight-asian="normal" style:font-name-complex="Schoolbook Uralic" style:font-size-complex="11pt" style:font-style-complex="normal" style:font-weight-complex="normal"/>
    </style:style>
    <style:style style:name="T264" style:family="text">
      <style:text-properties fo:font-variant="normal" fo:text-transform="none" style:use-window-font-color="true" loext:opacity="0%" style:text-line-through-style="none" style:text-line-through-type="none" style:text-position="0% 100%" style:font-name="Arial" fo:font-size="15pt" fo:letter-spacing="-0.14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5" style:family="text">
      <style:text-properties fo:font-variant="normal" fo:text-transform="none" style:use-window-font-color="true" loext:opacity="0%" style:text-line-through-style="none" style:text-line-through-type="none" style:text-position="0% 100%" style:font-name="Arial" fo:font-size="15pt" fo:letter-spacing="-0.0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6" style:family="text">
      <style:text-properties fo:font-variant="normal" fo:text-transform="none" style:use-window-font-color="true" loext:opacity="0%" style:text-line-through-style="none" style:text-line-through-type="none" style:text-position="0% 100%" style:font-name="Arial" fo:font-size="15pt" fo:letter-spacing="-0.12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7" style:family="text">
      <style:text-properties fo:font-variant="normal" fo:text-transform="none" style:use-window-font-color="true" loext:opacity="0%" style:text-line-through-style="none" style:text-line-through-type="none" style:text-position="0% 100%" style:font-name="Arial" fo:font-size="15pt" fo:letter-spacing="-0.29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8" style:family="text">
      <style:text-properties fo:font-variant="normal" fo:text-transform="none" style:use-window-font-color="true" loext:opacity="0%" style:text-line-through-style="none" style:text-line-through-type="none" style:text-position="0% 100%" style:font-name="Arial" fo:font-size="15pt" fo:letter-spacing="normal"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69" style:family="text">
      <style:text-properties fo:font-variant="normal" fo:text-transform="none" style:use-window-font-color="true" loext:opacity="0%" style:text-line-through-style="none" style:text-line-through-type="none" style:text-position="0% 100%" style:font-name="Arial" fo:font-size="15pt" fo:letter-spacing="-0.02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0" style:family="text">
      <style:text-properties fo:font-variant="normal" fo:text-transform="none" style:use-window-font-color="true" loext:opacity="0%" style:text-line-through-style="none" style:text-line-through-type="none" style:text-position="0% 100%" style:font-name="Arial" fo:font-size="15pt" fo:letter-spacing="-0.07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1" style:family="text">
      <style:text-properties fo:font-variant="normal" fo:text-transform="none" style:use-window-font-color="true" loext:opacity="0%" style:text-line-through-style="none" style:text-line-through-type="none" style:text-position="0% 100%" style:font-name="Arial" fo:font-size="15pt" fo:letter-spacing="0.06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2" style:family="text">
      <style:text-properties fo:font-variant="normal" fo:text-transform="none" style:use-window-font-color="true" loext:opacity="0%" style:text-line-through-style="none" style:text-line-through-type="none" style:text-position="0% 100%" style:font-name="Arial" fo:font-size="15pt" fo:letter-spacing="-0.11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3" style:family="text">
      <style:text-properties fo:font-variant="normal" fo:text-transform="none" style:use-window-font-color="true" loext:opacity="0%" style:text-line-through-style="none" style:text-line-through-type="none" style:text-position="0% 100%" style:font-name="Arial" fo:font-size="15pt" fo:letter-spacing="-0.03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4" style:family="text">
      <style:text-properties fo:font-variant="normal" fo:text-transform="none" style:use-window-font-color="true" loext:opacity="0%" style:text-line-through-style="none" style:text-line-through-type="none" style:text-position="0% 100%" style:font-name="Arial" fo:font-size="15pt" fo:letter-spacing="-0.09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5" style:family="text">
      <style:text-properties fo:font-variant="normal" fo:text-transform="none" style:use-window-font-color="true" loext:opacity="0%" style:text-line-through-style="none" style:text-line-through-type="none" style:text-position="0% 100%" style:font-name="Arial" fo:font-size="15pt" fo:letter-spacing="-0.15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6" style:family="text">
      <style:text-properties fo:font-variant="normal" fo:text-transform="none" style:use-window-font-color="true" loext:opacity="0%" style:text-line-through-style="none" style:text-line-through-type="none" style:text-position="0% 100%" style:font-name="Arial" fo:font-size="15pt" fo:letter-spacing="-0.24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7" style:family="text">
      <style:text-properties fo:font-variant="normal" fo:text-transform="none" style:use-window-font-color="true" loext:opacity="0%" style:text-line-through-style="none" style:text-line-through-type="none" style:text-position="0% 100%" style:font-name="Arial" fo:font-size="15pt" fo:letter-spacing="-0.12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8" style:family="text">
      <style:text-properties fo:font-variant="normal" fo:text-transform="none" style:use-window-font-color="true" loext:opacity="0%" style:text-line-through-style="none" style:text-line-through-type="none" style:text-position="0% 100%" style:font-name="Arial" fo:font-size="15pt" fo:letter-spacing="0.07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79" style:family="text">
      <style:text-properties fo:font-variant="normal" fo:text-transform="none" style:use-window-font-color="true" loext:opacity="0%" style:text-line-through-style="none" style:text-line-through-type="none" style:text-position="0% 100%" style:font-name="Arial" fo:font-size="15pt" fo:letter-spacing="0.16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0" style:family="text">
      <style:text-properties fo:font-variant="normal" fo:text-transform="none" style:use-window-font-color="true" loext:opacity="0%" style:text-line-through-style="none" style:text-line-through-type="none" style:text-position="0% 100%" style:font-name="UKIJ Kufi Kawak1" fo:font-size="13pt" fo:letter-spacing="-0.019cm" fo:font-style="normal" style:text-underline-style="none" fo:font-weight="normal" fo:background-color="transparent" style:font-size-asian="13pt" style:font-style-asian="normal" style:font-weight-asian="normal" style:font-name-complex="UKIJ Kufi Kawak1" style:font-size-complex="13pt" style:font-style-complex="normal" style:font-weight-complex="normal"/>
    </style:style>
    <style:style style:name="T281" style:family="text">
      <style:text-properties fo:font-variant="normal" fo:text-transform="none" style:use-window-font-color="true" loext:opacity="0%" style:text-line-through-style="none" style:text-line-through-type="none" style:text-position="0% 100%" style:font-name="Arial" fo:font-size="15pt" fo:letter-spacing="0.08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2" style:family="text">
      <style:text-properties fo:font-variant="normal" fo:text-transform="none" style:use-window-font-color="true" loext:opacity="0%" style:text-line-through-style="none" style:text-line-through-type="none" style:text-position="0% 100%" style:font-name="Arial" fo:font-size="15pt" fo:letter-spacing="-0.24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3" style:family="text">
      <style:text-properties fo:font-variant="normal" fo:text-transform="none" style:use-window-font-color="true" loext:opacity="0%" style:text-line-through-style="none" style:text-line-through-type="none" style:text-position="0% 100%" style:font-name="Arial" fo:font-size="15pt" fo:letter-spacing="0.08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4" style:family="text">
      <style:text-properties fo:font-variant="normal" fo:text-transform="none" style:use-window-font-color="true" loext:opacity="0%" style:text-line-through-style="none" style:text-line-through-type="none" style:text-position="0% 100%" style:font-name="Arial" fo:font-size="15pt" fo:letter-spacing="-0.23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5" style:family="text">
      <style:text-properties fo:font-variant="normal" fo:text-transform="none" style:use-window-font-color="true" loext:opacity="0%" style:text-line-through-style="none" style:text-line-through-type="none" style:text-position="0% 100%" style:font-name="Arial" fo:font-size="15pt" fo:letter-spacing="0.08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6" style:family="text">
      <style:text-properties fo:font-variant="normal" fo:text-transform="none" style:use-window-font-color="true" loext:opacity="0%" style:text-line-through-style="none" style:text-line-through-type="none" style:text-position="0% 100%" style:font-name="Arial" fo:font-size="15pt" fo:letter-spacing="0.03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7" style:family="text">
      <style:text-properties fo:font-variant="normal" fo:text-transform="none" style:use-window-font-color="true" loext:opacity="0%" style:text-line-through-style="none" style:text-line-through-type="none" style:text-position="0% 100%" style:font-name="Arial" fo:font-size="15pt" fo:letter-spacing="-0.1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8" style:family="text">
      <style:text-properties fo:font-variant="normal" fo:text-transform="none" style:use-window-font-color="true" loext:opacity="0%" style:text-line-through-style="none" style:text-line-through-type="none" style:text-position="0% 100%" style:font-name="Arial" fo:font-size="15pt" fo:letter-spacing="-0.10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89" style:family="text">
      <style:text-properties fo:font-variant="normal" fo:text-transform="none" style:use-window-font-color="true" loext:opacity="0%" style:text-line-through-style="none" style:text-line-through-type="none" style:text-position="0% 100%" style:font-name="Schoolbook Uralic" fo:font-size="11pt" fo:letter-spacing="-0.019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290" style:family="text">
      <style:text-properties fo:font-variant="normal" fo:text-transform="none" style:use-window-font-color="true" loext:opacity="0%" style:text-line-through-style="none" style:text-line-through-type="none" style:text-position="0% 100%" style:font-name="Arial" fo:font-size="15pt" fo:letter-spacing="-0.05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1" style:family="text">
      <style:text-properties fo:font-variant="normal" fo:text-transform="none" style:use-window-font-color="true" loext:opacity="0%" style:text-line-through-style="none" style:text-line-through-type="none" style:text-position="0% 100%" style:font-name="Arial" fo:font-size="15pt" fo:letter-spacing="-0.19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2" style:family="text">
      <style:text-properties fo:font-variant="normal" fo:text-transform="none" style:use-window-font-color="true" loext:opacity="0%" style:text-line-through-style="none" style:text-line-through-type="none" style:text-position="0% 100%" style:font-name="Arial" fo:font-size="15pt" fo:letter-spacing="0.19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3" style:family="text">
      <style:text-properties fo:font-variant="normal" fo:text-transform="none" style:use-window-font-color="true" loext:opacity="0%" style:text-line-through-style="none" style:text-line-through-type="none" style:text-position="0% 100%" style:font-name="Arial" fo:font-size="15pt" fo:letter-spacing="0.19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4" style:family="text">
      <style:text-properties fo:font-variant="normal" fo:text-transform="none" style:use-window-font-color="true" loext:opacity="0%" style:text-line-through-style="none" style:text-line-through-type="none" style:text-position="0% 100%" style:font-name="Arial" fo:font-size="15pt" fo:letter-spacing="-0.01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5" style:family="text">
      <style:text-properties fo:font-variant="normal" fo:text-transform="none" style:use-window-font-color="true" loext:opacity="0%" style:text-line-through-style="none" style:text-line-through-type="none" style:text-position="0% 100%" style:font-name="Arial" fo:font-size="15pt" fo:letter-spacing="0.11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6" style:family="text">
      <style:text-properties fo:font-variant="normal" fo:text-transform="none" style:use-window-font-color="true" loext:opacity="0%" style:text-line-through-style="none" style:text-line-through-type="none" style:text-position="0% 100%" style:font-name="Arial" fo:font-size="15pt" fo:letter-spacing="-0.23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7" style:family="text">
      <style:text-properties fo:font-variant="normal" fo:text-transform="none" style:use-window-font-color="true" loext:opacity="0%" style:text-line-through-style="none" style:text-line-through-type="none" style:text-position="0% 100%" style:font-name="Arial" fo:font-size="15pt" fo:letter-spacing="0.21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8" style:family="text">
      <style:text-properties fo:font-variant="normal" fo:text-transform="none" style:use-window-font-color="true" loext:opacity="0%" style:text-line-through-style="none" style:text-line-through-type="none" style:text-position="0% 100%" style:font-name="Arial" fo:font-size="15pt" fo:letter-spacing="-0.08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99" style:family="text">
      <style:text-properties fo:font-variant="normal" fo:text-transform="none" style:use-window-font-color="true" loext:opacity="0%" style:text-line-through-style="none" style:text-line-through-type="none" style:text-position="0% 100%" style:font-name="Arial" fo:font-size="15pt" fo:letter-spacing="0.04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0" style:family="text">
      <style:text-properties fo:font-variant="normal" fo:text-transform="none" style:use-window-font-color="true" loext:opacity="0%" style:text-line-through-style="none" style:text-line-through-type="none" style:text-position="0% 100%" style:font-name="Arial" fo:font-size="15pt" fo:letter-spacing="-0.14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1" style:family="text">
      <style:text-properties fo:font-variant="normal" fo:text-transform="none" style:use-window-font-color="true" loext:opacity="0%" style:text-line-through-style="none" style:text-line-through-type="none" style:text-position="0% 100%" style:font-name="Arial" fo:font-size="15pt" fo:letter-spacing="-0.08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2" style:family="text">
      <style:text-properties fo:font-variant="normal" fo:text-transform="none" style:use-window-font-color="true" loext:opacity="0%" style:text-line-through-style="none" style:text-line-through-type="none" style:text-position="0% 100%" style:font-name="Arial" fo:font-size="15pt" fo:letter-spacing="-0.21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3" style:family="text">
      <style:text-properties fo:font-variant="normal" fo:text-transform="none" style:use-window-font-color="true" loext:opacity="0%" style:text-line-through-style="none" style:text-line-through-type="none" style:text-position="0% 100%" style:font-name="Arial" fo:font-size="15pt" fo:letter-spacing="0.02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4" style:family="text">
      <style:text-properties fo:font-variant="normal" fo:text-transform="none" style:use-window-font-color="true" loext:opacity="0%" style:text-line-through-style="none" style:text-line-through-type="none" style:text-position="0% 100%" style:font-name="Arial" fo:font-size="15pt" fo:letter-spacing="-0.19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5" style:family="text">
      <style:text-properties fo:font-variant="normal" fo:text-transform="none" style:use-window-font-color="true" loext:opacity="0%" style:text-line-through-style="none" style:text-line-through-type="none" style:text-position="0% 100%" style:font-name="Arial" fo:font-size="15pt" fo:letter-spacing="-0.07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6" style:family="text">
      <style:text-properties fo:font-variant="normal" fo:text-transform="none" style:use-window-font-color="true" loext:opacity="0%" style:text-line-through-style="none" style:text-line-through-type="none" style:text-position="0% 100%" style:font-name="Arial" fo:font-size="15pt" fo:letter-spacing="0.14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7" style:family="text">
      <style:text-properties fo:font-variant="normal" fo:text-transform="none" style:use-window-font-color="true" loext:opacity="0%" style:text-line-through-style="none" style:text-line-through-type="none" style:text-position="0% 100%" style:font-name="Arial" fo:font-size="15pt" fo:letter-spacing="0.1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8" style:family="text">
      <style:text-properties fo:font-variant="normal" fo:text-transform="none" style:use-window-font-color="true" loext:opacity="0%" style:text-line-through-style="none" style:text-line-through-type="none" style:text-position="0% 100%" style:font-name="Arial" fo:font-size="15pt" fo:letter-spacing="0.06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09" style:family="text">
      <style:text-properties fo:font-variant="normal" fo:text-transform="none" style:use-window-font-color="true" loext:opacity="0%" style:text-line-through-style="none" style:text-line-through-type="none" style:text-position="0% 100%" style:font-name="Arial" fo:font-size="15pt" fo:letter-spacing="-0.097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0" style:family="text">
      <style:text-properties fo:font-variant="normal" fo:text-transform="none" style:use-window-font-color="true" loext:opacity="0%" style:text-line-through-style="none" style:text-line-through-type="none" style:text-position="0% 100%" style:font-name="Arial" fo:font-size="15pt" fo:letter-spacing="-0.15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1" style:family="text">
      <style:text-properties fo:font-variant="normal" fo:text-transform="none" style:use-window-font-color="true" loext:opacity="0%" style:text-line-through-style="none" style:text-line-through-type="none" style:text-position="0% 100%" style:font-name="Arial" fo:font-size="15pt" fo:letter-spacing="0.0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2" style:family="text">
      <style:text-properties fo:font-variant="normal" fo:text-transform="none" style:use-window-font-color="true" loext:opacity="0%" style:text-line-through-style="none" style:text-line-through-type="none" style:text-position="0% 100%" style:font-name="Arial" fo:font-size="15pt" fo:letter-spacing="0.06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3" style:family="text">
      <style:text-properties fo:font-variant="normal" fo:text-transform="none" style:use-window-font-color="true" loext:opacity="0%" style:text-line-through-style="none" style:text-line-through-type="none" style:text-position="0% 100%" style:font-name="Arial" fo:font-size="15pt" fo:letter-spacing="-0.13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4" style:family="text">
      <style:text-properties fo:font-variant="normal" fo:text-transform="none" style:use-window-font-color="true" loext:opacity="0%" style:text-line-through-style="none" style:text-line-through-type="none" style:text-position="0% 100%" style:font-name="Arial" fo:font-size="15pt" fo:letter-spacing="-0.2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5" style:family="text">
      <style:text-properties fo:font-variant="normal" fo:text-transform="none" style:use-window-font-color="true" loext:opacity="0%" style:text-line-through-style="none" style:text-line-through-type="none" style:text-position="0% 100%" style:font-name="Arial" fo:font-size="15pt" fo:letter-spacing="-0.14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6" style:family="text">
      <style:text-properties fo:font-variant="normal" fo:text-transform="none" style:use-window-font-color="true" loext:opacity="0%" style:text-line-through-style="none" style:text-line-through-type="none" style:text-position="0% 100%" style:font-name="Arial" fo:font-size="15pt" fo:letter-spacing="-0.09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7" style:family="text">
      <style:text-properties fo:font-variant="normal" fo:text-transform="none" style:use-window-font-color="true" loext:opacity="0%" style:text-line-through-style="none" style:text-line-through-type="none" style:text-position="0% 100%" style:font-name="Arial" fo:font-size="15pt" fo:letter-spacing="0.30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8" style:family="text">
      <style:text-properties fo:font-variant="normal" fo:text-transform="none" style:use-window-font-color="true" loext:opacity="0%" style:text-line-through-style="none" style:text-line-through-type="none" style:text-position="0% 100%" style:font-name="Arial" fo:font-size="15pt" fo:letter-spacing="-0.215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19" style:family="text">
      <style:text-properties fo:font-variant="normal" fo:text-transform="none" style:use-window-font-color="true" loext:opacity="0%" style:text-line-through-style="none" style:text-line-through-type="none" style:text-position="0% 100%" style:font-name="Arial" fo:font-size="15pt" fo:letter-spacing="0.03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0" style:family="text">
      <style:text-properties fo:font-variant="normal" fo:text-transform="none" style:use-window-font-color="true" loext:opacity="0%" style:text-line-through-style="none" style:text-line-through-type="none" style:text-position="0% 100%" style:font-name="Arial" fo:font-size="15pt" fo:letter-spacing="-0.051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1" style:family="text">
      <style:text-properties fo:font-variant="normal" fo:text-transform="none" style:use-window-font-color="true" loext:opacity="0%" style:text-line-through-style="none" style:text-line-through-type="none" style:text-position="0% 100%" style:font-name="Arial" fo:font-size="15pt" fo:letter-spacing="0.04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2" style:family="text">
      <style:text-properties fo:font-variant="normal" fo:text-transform="none" style:use-window-font-color="true" loext:opacity="0%" style:text-line-through-style="none" style:text-line-through-type="none" style:text-position="0% 100%" style:font-name="Arial" fo:font-size="15pt" fo:letter-spacing="0.04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3" style:family="text">
      <style:text-properties fo:font-variant="normal" fo:text-transform="none" style:use-window-font-color="true" loext:opacity="0%" style:text-line-through-style="none" style:text-line-through-type="none" style:text-position="0% 100%" style:font-name="Arial" fo:font-size="15pt" fo:letter-spacing="-0.22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4" style:family="text">
      <style:text-properties fo:font-variant="normal" fo:text-transform="none" style:use-window-font-color="true" loext:opacity="0%" style:text-line-through-style="none" style:text-line-through-type="none" style:text-position="0% 100%" style:font-name="Schoolbook Uralic" fo:font-size="11pt" fo:letter-spacing="-0.03cm" fo:font-style="normal" style:text-underline-style="none" fo:font-weight="normal" fo:background-color="transparent" style:font-size-asian="11pt" style:font-style-asian="normal" style:font-weight-asian="normal" style:font-name-complex="Schoolbook Uralic" style:font-size-complex="11pt" style:font-style-complex="normal" style:font-weight-complex="normal"/>
    </style:style>
    <style:style style:name="T325" style:family="text">
      <style:text-properties fo:font-variant="normal" fo:text-transform="none" style:use-window-font-color="true" loext:opacity="0%" style:text-line-through-style="none" style:text-line-through-type="none" style:text-position="0% 100%" style:font-name="Arial" fo:font-size="15pt" fo:letter-spacing="0.04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6" style:family="text">
      <style:text-properties fo:font-variant="normal" fo:text-transform="none" style:use-window-font-color="true" loext:opacity="0%" style:text-line-through-style="none" style:text-line-through-type="none" style:text-position="0% 100%" style:font-name="Arial" fo:font-size="15pt" fo:letter-spacing="0.042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7" style:family="text">
      <style:text-properties fo:font-variant="normal" fo:text-transform="none" style:use-window-font-color="true" loext:opacity="0%" style:text-line-through-style="none" style:text-line-through-type="none" style:text-position="0% 100%" style:font-name="Arial" fo:font-size="15pt" fo:letter-spacing="-0.08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8" style:family="text">
      <style:text-properties fo:font-variant="normal" fo:text-transform="none" style:use-window-font-color="true" loext:opacity="0%" style:text-line-through-style="none" style:text-line-through-type="none" style:text-position="0% 100%" style:font-name="Arial" fo:font-size="15pt" fo:letter-spacing="0.018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29" style:family="text">
      <style:text-properties fo:font-variant="normal" fo:text-transform="none" style:use-window-font-color="true" loext:opacity="0%" style:text-line-through-style="none" style:text-line-through-type="none" style:text-position="0% 100%" style:font-name="Arial" fo:font-size="15pt" fo:letter-spacing="0.169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30" style:family="text">
      <style:text-properties fo:font-variant="normal" fo:text-transform="none" style:use-window-font-color="true" loext:opacity="0%" style:text-line-through-style="none" style:text-line-through-type="none" style:text-position="0% 100%" style:font-name="Arial" fo:font-size="15pt" fo:letter-spacing="0.08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331" style:family="text">
      <style:text-properties fo:font-variant="normal" fo:text-transform="none" style:use-window-font-color="true" loext:opacity="0%" style:text-line-through-style="none" style:text-line-through-type="none" style:text-position="0% 100%" style:font-name="Schoolbook Uralic" fo:font-size="15pt" fo:letter-spacing="-0.15cm" fo:font-style="normal" style:text-underline-style="none" fo:font-weight="normal" fo:background-color="transparent" style:font-size-asian="15pt" style:font-style-asian="normal" style:font-weight-asian="normal" style:font-name-complex="Schoolbook Uralic" style:font-size-complex="15pt" style:font-style-complex="normal" style:font-weight-complex="normal"/>
    </style:style>
    <style:style style:name="T332" style:family="text">
      <style:text-properties fo:font-variant="normal" fo:text-transform="none" style:use-window-font-color="true" loext:opacity="0%" style:text-line-through-style="none" style:text-line-through-type="none" style:text-position="0% 100%" style:font-name="Schoolbook Uralic" fo:font-size="15pt" fo:letter-spacing="-0.111cm" fo:font-style="normal" style:text-underline-style="none" fo:font-weight="normal" fo:background-color="transparent" style:font-size-asian="15pt" style:font-style-asian="normal" style:font-weight-asian="normal" style:font-name-complex="Schoolbook Uralic" style:font-size-complex="15pt" style:font-style-complex="normal" style:font-weight-complex="normal"/>
    </style:style>
    <style:style style:name="T333" style:family="text">
      <style:text-properties fo:font-variant="normal" fo:text-transform="none" style:use-window-font-color="true" loext:opacity="0%" style:text-line-through-style="none" style:text-line-through-type="none" style:text-position="0% 100%" style:font-name="Schoolbook Uralic" fo:font-size="15pt" fo:letter-spacing="-0.076cm" fo:font-style="normal" style:text-underline-style="none" fo:font-weight="normal" fo:background-color="transparent" style:font-size-asian="15pt" style:font-style-asian="normal" style:font-weight-asian="normal" style:font-name-complex="Schoolbook Uralic" style:font-size-complex="15pt" style:font-style-complex="normal" style:font-weight-complex="normal"/>
    </style:style>
    <style:style style:name="T334" style:family="text">
      <style:text-properties fo:font-variant="normal" fo:text-transform="none" style:use-window-font-color="true" loext:opacity="0%" style:text-line-through-style="none" style:text-line-through-type="none" style:text-position="0% 100%" style:font-name="Arial" fo:font-size="15pt" fo:letter-spacing="0.196cm"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frame draw:style-name="gr1" draw:text-style-name="P2" draw:layer="layout" svg:width="14.464cm" svg:height="18.25cm" svg:x="-0.494cm" svg:y="0.165cm">
          <draw:text-box>
            <text:p text:style-name="P1">Expand your Android Development Knowledge: Continuously enhance your skills in Android development by staying updated with the latest tools, libraries, and best practices. Explore advanced topics such as architecture patterns (e.g., MVVM, MVP, Clean Architecture), dependency injection, reactive programming, and testing methodologies. Deepening your expertise in Android development will demonstrate your proficiency as a software engineer specializing in this domain.</text:p>
            <text:p text:style-name="P1">Master Software Engineering Principles: Familiarize yourself with core software engineering principles and practices. Study topics like software design patterns, SOLID principles, code organization, and modularization. Understanding these principles will enable you to write cleaner, maintainable, and scalable code.</text:p>
            <text:p text:style-name="P1">Backend Integration: Gain knowledge in integrating your Android applications with backend systems. Learn about RESTful APIs, network communication, handling data serialization (e.g., JSON, XML), and authentication mechanisms. This will allow you to create robust, end-to-end solutions.</text:p>
            <text:p text:style-name="P1">Full-Stack Skills: Consider broadening your skillset to include frontend web development technologies such as HTML, CSS, and JavaScript. Acquiring frontend skills will give you a better understanding of the overall software development process and enable you to collaborate effectively with frontend developers.</text:p>
            <text:p text:style-name="P1">Software Development Lifecycle: Familiarize yourself with the entire software development lifecycle, including requirements analysis, software design, coding, testing, deployment, and maintenance. Understanding the broader aspects of software development will position you as a well-rounded software engineer.</text:p>
            <text:p text:style-name="P1">Soft Skills: Develop soft skills such as effective communication, teamwork, problem-solving, and project management. These skills are valuable for collaborating with cross-functional teams, understanding client needs, and delivering high-quality software solutions.</text:p>
            <text:p text:style-name="P1">Continuous Learning and Professional Growth: Dedicate yourself to continuous learning. Engage in online communities, participate in developer forums, attend conferences, and read books or articles on software engineering. Seek opportunities to contribute to open-source projects or collaborate on larger software projects to gain exposure to different aspects of software engineering.</text:p>
            <text:p text:style-name="P1"/>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 presentation:presentation-page-layout-name="AL1T11">
        <draw:custom-shape draw:name="object 2" draw:style-name="gr3" draw:text-style-name="P5" draw:layer="layout" svg:width="5.453cm" svg:height="0.499cm" svg:x="1.336cm" svg:y="18.164cm">
          <text:p text:style-name="P4"><text:span text:style-name="T1">EC</text:span><text:span text:style-name="T2">O</text:span><text:span text:style-name="T3">-</text:span><text:span text:style-name="T1">0</text:span><text:span text:style-name="T3">2</text:span><text:span text:style-name="T3"><text:tab/></text:span><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 draw:text-style-name="P8" draw:layer="layout" svg:width="9.912cm" svg:height="2.6cm" svg:x="1.336cm" svg:y="0.96cm">
          <text:p text:style-name="P6"><text:span text:style-name="T4">2.</text:span><text:span text:style-name="T4"><text:tab/></text:span><text:span text:style-name="T5">How </text:span><text:span text:style-name="T6">is Bank </text:span><text:span text:style-name="T7">Reconciliation Statement</text:span><text:span text:style-name="T8"> </text:span><text:span text:style-name="T7">prepared</text:span></text:p>
          <text:p text:style-name="P7"><text:span text:style-name="T5">from </text:span><text:span text:style-name="T7">the adjusted balance </text:span><text:span text:style-name="T6">of </text:span><text:span text:style-name="T7">Cash Book </text:span><text:span text:style-name="T5">? </text:span><text:span text:style-name="T7">Discuss <text:s/></text:span><text:span text:style-name="T5">with</text:span><text:span text:style-name="T9"> </text:span><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 draw:text-style-name="P10" draw:layer="layout" svg:width="0.502cm" svg:height="0.966cm" svg:x="11.546cm" svg:y="2.514cm">
          <text:p text:style-name="P9"><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13" draw:layer="layout" svg:width="9.744cm" svg:height="1.74cm" svg:x="1.336cm" svg:y="3.818cm">
          <text:p text:style-name="P11"><text:span text:style-name="T4">3.</text:span><text:span text:style-name="T4"><text:tab/></text:span><text:span text:style-name="T7">Explain</text:span><text:span text:style-name="T11"> </text:span><text:span text:style-name="T7">both</text:span><text:span text:style-name="T12"> </text:span><text:span text:style-name="T7">the</text:span><text:span text:style-name="T13"> </text:span><text:span text:style-name="T7">methods</text:span><text:span text:style-name="T11"> </text:span><text:span text:style-name="T5">of</text:span><text:span text:style-name="T11"> </text:span><text:span text:style-name="T7">determining</text:span><text:span text:style-name="T11"> </text:span><text:span text:style-name="T7">profit</text:span></text:p>
          <text:p text:style-name="P12"><text:span text:style-name="T7">under </text:span><text:span text:style-name="T5">Single </text:span><text:span text:style-name="T7">Entry System </text:span><text:span text:style-name="T5">of</text:span><text:span text:style-name="T7"> Accoun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10" draw:layer="layout" svg:width="0.74cm" svg:height="0.966cm" svg:x="11.309cm" svg:y="4.592cm">
          <text:p text:style-name="P9"><text:span text:style-name="T10">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8" draw:text-style-name="P18" draw:layer="layout" svg:width="9.926cm" svg:height="9.567cm" svg:x="1.266cm" svg:y="5.927cm">
          <text:p text:style-name="P14"><text:span text:style-name="T4">4. <text:s text:c="4"/></text:span><text:span text:style-name="T5">On 1</text:span><text:span text:style-name="T14">st <text:s/></text:span><text:span text:style-name="T7">January, <text:s/>2020, <text:s/>‘X’ <text:s/></text:span><text:span text:style-name="T5">of Delhi <text:s/></text:span><text:span text:style-name="T7">consigned</text:span><text:span text:style-name="T15"> </text:span><text:span text:style-name="T6">to</text:span></text:p>
          <text:p text:style-name="P15"><text:span text:style-name="T7">‘</text:span><text:span text:style-name="T7">Y’ </text:span><text:span text:style-name="T5">of </text:span><text:span text:style-name="T7">Mumbai goods for sale at </text:span><text:span text:style-name="T5">invoice </text:span><text:span text:style-name="T7">price. ‘Y’ <text:s/></text:span><text:span text:style-name="T5">is</text:span><text:span text:style-name="T16"> </text:span><text:span text:style-name="T7">entitled</text:span><text:span text:style-name="T17"> </text:span><text:span text:style-name="T7">to</text:span><text:span text:style-name="T16"> </text:span><text:span text:style-name="T7">commission</text:span><text:span text:style-name="T18"> </text:span><text:span text:style-name="T5">of</text:span><text:span text:style-name="T19"> </text:span><text:span text:style-name="T5">4%</text:span><text:span text:style-name="T17"> </text:span><text:span text:style-name="T5">on</text:span><text:span text:style-name="T20"> </text:span><text:span text:style-name="T5">invoice</text:span><text:span text:style-name="T17"> </text:span><text:span text:style-name="T7">price</text:span></text:p>
          <text:p text:style-name="P16"><text:span text:style-name="T7">and 20% </text:span><text:span text:style-name="T5">of </text:span><text:span text:style-name="T7">any price </text:span><text:span text:style-name="T5">realized </text:span><text:span text:style-name="T7">beyond invoice <text:s/>price. </text:span><text:span text:style-name="T5">Goods </text:span><text:span text:style-name="T7">costing </text:span><text:span text:style-name="T21">&lt; </text:span><text:span text:style-name="T7">12,000 </text:span><text:span text:style-name="T5">were </text:span><text:span text:style-name="T7">consigned </text:span><text:span text:style-name="T6">to <text:s/></text:span><text:span text:style-name="T7">‘Y’ at the </text:span><text:span text:style-name="T5">invoice </text:span><text:span text:style-name="T7">price </text:span><text:span text:style-name="T6">of </text:span><text:span text:style-name="T21">&lt; </text:span><text:span text:style-name="T7">14,400. </text:span><text:span text:style-name="T5">The </text:span><text:span text:style-name="T7">expenses <text:s/></text:span><text:span text:style-name="T5">on sending </text:span><text:span text:style-name="T7">the goods amounted to </text:span><text:span text:style-name="T21">&lt; </text:span><text:span text:style-name="T7">1,000. On <text:s/>31</text:span><text:span text:style-name="T22">st </text:span><text:span text:style-name="T23"><text:s/></text:span><text:span text:style-name="T5">March,</text:span><text:span text:style-name="T24"> </text:span><text:span text:style-name="T7">2020</text:span><text:span text:style-name="T25"> </text:span><text:span text:style-name="T5">an</text:span><text:span text:style-name="T26"> </text:span><text:span text:style-name="T7">account</text:span><text:span text:style-name="T24"> </text:span><text:span text:style-name="T7">sale</text:span><text:span text:style-name="T24"> </text:span><text:span text:style-name="T7">was</text:span><text:span text:style-name="T24"> </text:span><text:span text:style-name="T7">received</text:span></text:p>
          <text:p text:style-name="P17"><text:span text:style-name="T5">from </text:span><text:span text:style-name="T7">‘Y’ <text:s/>showing <text:s/>that </text:span><text:span text:style-name="T5">he <text:s/>had <text:s/></text:span><text:span text:style-name="T7">sold <text:s/>goods</text:span><text:span text:style-name="T27"> </text:span><text:span text:style-name="T7">wor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 draw:text-style-name="P20" draw:layer="layout" svg:width="9.023cm" svg:height="0.731cm" svg:x="2.13cm" svg:y="13.164cm">
          <text:p text:style-name="P19"><text:span text:style-name="T21">&lt; </text:span><text:span text:style-name="T7">12,000 </text:span><text:span text:style-name="T5">in </text:span><text:span text:style-name="T7">respect </text:span><text:span text:style-name="T6">of </text:span><text:span text:style-name="T28">3</text:span><text:span text:style-name="T29"> </text:span><text:span text:style-name="T30">th </text:span><text:span text:style-name="T5">of </text:span><text:span text:style-name="T7">the quantity</text:span><text:span text:style-name="T31"> </text:span><text:span text:style-name="T6">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0" draw:text-style-name="P26" draw:layer="layout" svg:width="8.884cm" svg:height="6.034cm" svg:x="2.201cm" svg:y="13.491cm">
          <text:p text:style-name="P21"><text:span text:style-name="T32">4</text:span></text:p>
          <text:p text:style-name="P22"><text:span text:style-name="T5">goods <text:s/>consigned <text:s/></text:span><text:span text:style-name="T7">to <text:s text:c="2"/>him. <text:s text:c="2"/>His <text:s text:c="2"/>actual</text:span><text:span text:style-name="T33"> </text:span><text:span text:style-name="T7">expenses</text:span></text:p>
          <text:p text:style-name="P23"><text:span text:style-name="T7">amounted <text:s/>to <text:s/></text:span><text:span text:style-name="T21">&lt; </text:span><text:span text:style-name="T7">600. ‘Y’ <text:s/>accepted the bill</text:span><text:span text:style-name="T34"> </text:span><text:span text:style-name="T7">drawn</text:span></text:p>
          <text:p text:style-name="P24"><text:span text:style-name="T7">by ‘X’ </text:span><text:span text:style-name="T5">for </text:span><text:span text:style-name="T21">&lt; </text:span><text:span text:style-name="T7">5,000 and remitted the balance due <text:s/></text:span><text:span text:style-name="T5">from him in </text:span><text:span text:style-name="T7">cash. Prepare <text:s/>consignment </text:span><text:span text:style-name="T18"><text:s/></text:span><text:span text:style-name="T7">account</text:span></text:p>
          <text:p text:style-name="P25"><text:span text:style-name="T7">and ‘Y’ account </text:span><text:span text:style-name="T5">in </text:span><text:span text:style-name="T7">the books </text:span><text:span text:style-name="T6">of</text:span><text:span text:style-name="T35"> </text:span><text:span text:style-name="T7">‘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1" draw:text-style-name="P28" draw:layer="layout" svg:width="0.502cm" svg:height="0.964cm" svg:x="11.546cm" svg:y="17.288cm">
          <text:p text:style-name="P27"><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Blank" presentation:presentation-page-layout-name="AL1T11">
        <draw:custom-shape draw:name="object 2" draw:style-name="gr12" draw:text-style-name="P28" draw:layer="layout" svg:width="1.477cm" svg:height="0.499cm" svg:x="1.336cm" svg:y="18.164cm">
          <text:p text:style-name="P27"><text:span text:style-name="T1">EC</text:span><text:span text:style-name="T2">O</text:span><text:span text:style-name="T3">-</text:span><text:span text:style-name="T1">0</text:span><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3" draw:text-style-name="P28" draw:layer="layout" svg:width="0.287cm" svg:height="0.499cm" svg:x="6.503cm" svg:y="18.164cm">
          <text:p text:style-name="P27"><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4" draw:text-style-name="P28" draw:layer="layout" svg:width="1.19cm" svg:height="0.499cm" svg:x="10.861cm" svg:y="18.164cm">
          <text:p text:style-name="P27"><text:span text:style-name="T1">P</text:span><text:span text:style-name="T36">.</text:span><text:span text:style-name="T3">T</text:span><text:span text:style-name="T36">.</text:span><text:span text:style-name="T3">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5" draw:text-style-name="P30" draw:layer="layout" svg:width="9.746cm" svg:height="1.362cm" svg:x="1.336cm" svg:y="0.673cm">
          <text:p text:style-name="P29"><text:span text:style-name="T4">5.</text:span><text:span text:style-name="T4"><text:tab/></text:span><text:span text:style-name="T5">Give </text:span><text:span text:style-name="T7">the journal entries to rectify the following <text:s/></text:span><text:span text:style-name="T5">errors</text:span><text:span text:style-name="T6"> </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6" draw:text-style-name="P10" draw:layer="layout" svg:width="0.502cm" svg:height="0.966cm" svg:x="11.546cm" svg:y="1.544cm">
          <text:p text:style-name="P9"><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7" draw:text-style-name="P10" draw:layer="layout" svg:width="0.576cm" svg:height="0.501cm" svg:x="2.125cm" svg:y="4.228cm">
          <text:p text:style-name="P9"><text:span text:style-name="T5">(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8" draw:text-style-name="P10" draw:layer="layout" svg:width="0.699cm" svg:height="0.501cm" svg:x="2.125cm" svg:y="5.571cm">
          <text:p text:style-name="P9"><text:span text:style-name="T5">(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9" draw:text-style-name="P10" draw:layer="layout" svg:width="0.66cm" svg:height="0.966cm" svg:x="2.125cm" svg:y="6.913cm">
          <text:p text:style-name="P9"><text:span text:style-name="T5">(i</text:span><text:span text:style-name="T7">v</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0" draw:text-style-name="P28" draw:layer="layout" svg:width="0.662cm" svg:height="0.964cm" svg:x="2.125cm" svg:y="10.229cm">
          <text:p text:style-name="P27"><text:span text:style-name="T5">(</text:span><text:span text:style-name="T7">v</text:span><text:span text:style-name="T5">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1" draw:text-style-name="P38" draw:layer="layout" svg:width="9.145cm" svg:height="11.177cm" svg:x="2.125cm" svg:y="2.007cm">
          <text:p text:style-name="P31"><text:span text:style-name="T5">(i) A sum </text:span><text:span text:style-name="T6">of </text:span><text:span text:style-name="T21">&lt; </text:span><text:span text:style-name="T7">600 written </text:span><text:span text:style-name="T5">off </text:span><text:span text:style-name="T6">as </text:span><text:span text:style-name="T7">depreciation <text:s/></text:span><text:span text:style-name="T5">on Machine </text:span><text:span text:style-name="T7">was </text:span><text:span text:style-name="T5">not </text:span><text:span text:style-name="T7">posted to Depreciation <text:s/>A/c.</text:span></text:p>
          <text:p text:style-name="P32"><text:span text:style-name="T5">Purchase </text:span><text:span text:style-name="T6">Returns </text:span><text:span text:style-name="T7">Book </text:span><text:span text:style-name="T5">was </text:span><text:span text:style-name="T7">overcast</text:span><text:span text:style-name="T37"> </text:span><text:span text:style-name="T7">by</text:span></text:p>
          <text:p text:style-name="P33"><text:span text:style-name="T21">&lt;</text:span><text:span text:style-name="T38"> </text:span><text:span text:style-name="T7">300.</text:span></text:p>
          <text:p text:style-name="P34"><text:span text:style-name="T21">&lt; </text:span><text:span text:style-name="T7">880 stolen by ex-employee stood debited to <text:s/></text:span><text:span text:style-name="T5">Suspense</text:span><text:span text:style-name="T9"> </text:span><text:span text:style-name="T7">A/c.</text:span></text:p>
          <text:p text:style-name="P35"><text:span text:style-name="T21">&lt;</text:span><text:span text:style-name="T39"> </text:span><text:span text:style-name="T7">1,00</text:span><text:span text:style-name="T5">0</text:span><text:span text:style-name="T5"><text:tab/></text:span><text:span text:style-name="T5">recei</text:span><text:span text:style-name="T7">v</text:span><text:span text:style-name="T5">ed</text:span><text:span text:style-name="T5"><text:tab/></text:span><text:span text:style-name="T5">fr</text:span><text:span text:style-name="T6">o</text:span><text:span text:style-name="T5">m</text:span><text:span text:style-name="T5"><text:tab/></text:span><text:span text:style-name="T5">a</text:span><text:span text:style-name="T5"><text:tab/></text:span><text:span text:style-name="T5">cus</text:span><text:span text:style-name="T7">t</text:span><text:span text:style-name="T9">o</text:span><text:span text:style-name="T7">me</text:span><text:span text:style-name="T5">r</text:span><text:span text:style-name="T5"><text:tab/></text:span><text:span text:style-name="T9">a</text:span><text:span text:style-name="T5">s <text:s/></text:span><text:span text:style-name="T7">advance </text:span><text:span text:style-name="T5">was </text:span><text:span text:style-name="T7">credited to Sales A/c.</text:span></text:p>
          <text:p text:style-name="P36"><text:span text:style-name="T5">(v) Purchase </text:span><text:span text:style-name="T6">of </text:span><text:span text:style-name="T5">a </text:span><text:span text:style-name="T7">Scooter was debited to <text:s/>Conveyance A/c </text:span><text:span text:style-name="T21">&lt; </text:span><text:span text:style-name="T7">6,000. </text:span><text:span text:style-name="T5">Firm </text:span><text:span text:style-name="T7">charges <text:s/></text:span><text:span text:style-name="T5">depreciation @ </text:span><text:span text:style-name="T6">10% </text:span><text:span text:style-name="T5">on</text:span><text:span text:style-name="T40"> </text:span><text:span text:style-name="T7">vehicles.</text:span></text:p>
          <text:p text:style-name="P37"><text:span text:style-name="T7">Payment </text:span><text:span text:style-name="T5">of </text:span><text:span text:style-name="T21">&lt; </text:span><text:span text:style-name="T7">300 to Ramesh </text:span><text:span text:style-name="T6">and </text:span><text:span text:style-name="T21">&lt; </text:span><text:span text:style-name="T7">400 to <text:s/>Rajesh </text:span><text:span text:style-name="T5">was </text:span><text:span text:style-name="T7">made but Ramesh was debited <text:s/></text:span><text:span text:style-name="T5">with </text:span><text:span text:style-name="T21">&lt; </text:span><text:span text:style-name="T7">400 and Rajesh </text:span><text:span text:style-name="T5">with </text:span><text:span text:style-name="T21">&lt;</text:span><text:span text:style-name="T41"> </text:span><text:span text:style-name="T7">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2" draw:text-style-name="P40" draw:layer="layout" svg:width="9.743cm" svg:height="2.251cm" svg:x="1.336cm" svg:y="12.585cm">
          <text:p text:style-name="P39"><text:span text:style-name="T4">6.</text:span><text:span text:style-name="T4"><text:tab/></text:span><text:span text:style-name="T7">Explain different types </text:span><text:span text:style-name="T5">of </text:span><text:span text:style-name="T7">Reserves. Distinguish <text:s/>between ‘Provisions’ and</text:span><text:span text:style-name="T42"> </text:span><text:span text:style-name="T7">‘Reser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23" draw:text-style-name="P28" draw:layer="layout" svg:width="0.74cm" svg:height="0.964cm" svg:x="11.309cm" svg:y="13.6cm">
          <text:p text:style-name="P27"><text:span text:style-name="T10">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4" draw:text-style-name="P42" draw:layer="layout" svg:width="1.735cm" svg:height="0.001cm" svg:x="5.823cm" svg:y="14.799cm">
          <text:p text:style-name="P41"><text:span text:style-name="T43"/></text:p>
          <draw:enhanced-geometry draw:mirror-horizontal="false" draw:mirror-vertical="false" drawooo:sub-view-size="624839 0" draw:text-areas="0 0 ?f0 ?f1" svg:viewBox="0 0 0 0" draw:type="ooxml-non-primitive" draw:enhanced-path="M 0 0 L 624839 0 N">
            <draw:equation draw:name="f0" draw:formula="logwidth"/>
            <draw:equation draw:name="f1" draw:formula="logheight"/>
          </draw:enhanced-geometry>
        </draw:custom-shap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Blank" presentation:presentation-page-layout-name="AL1T11">
        <draw:custom-shape draw:name="object 2" draw:style-name="gr25" draw:text-style-name="P28" draw:layer="layout" svg:width="1.477cm" svg:height="0.499cm" svg:x="1.336cm" svg:y="18.164cm">
          <text:p text:style-name="P27"><text:span text:style-name="T1">ECO-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6" draw:text-style-name="P28" draw:layer="layout" svg:width="0.287cm" svg:height="0.499cm" svg:x="6.503cm" svg:y="18.164cm">
          <text:p text:style-name="P27"><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7" draw:text-style-name="P44" draw:layer="layout" svg:width="2.444cm" svg:height="1.185cm" svg:x="9.557cm" svg:y="0.779cm">
          <text:p text:style-name="P43"><text:span text:style-name="T44">B©.gr.Amo.</text:span><text:span text:style-name="T4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8" draw:text-style-name="P45" draw:layer="layout" svg:width="0.246cm" svg:height="0.29cm" svg:x="4.687cm" svg:y="1.962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9" draw:text-style-name="P48" draw:layer="layout" svg:width="3.82cm" svg:height="3.42cm" svg:x="4.877cm" svg:y="1.646cm">
          <text:p text:style-name="P46"><text:span text:style-name="T46">ZmVH</text:span><text:span text:style-name="T47"> </text:span><text:span text:style-name="T48">Cnm{Y</text:span><text:span text:style-name="T49"> </text:span><text:span text:style-name="T50">H </text:span><text:span text:style-name="T51">m`©H«</text:span><text:span text:style-name="T52"> </text:span><text:span text:style-name="T53">_ <text:s/></text:span><text:span text:style-name="T54">(~r.H </text:span><text:span text:style-name="T55">m°_.) <text:s/></text:span><text:span text:style-name="T50">gÌm§V </text:span><text:span text:style-name="T56">narjm</text:span></text:p>
          <text:p text:style-name="P47"><text:span text:style-name="T57">OyZ,</text:span><text:span text:style-name="T58"> </text:span><text:span text:style-name="T59">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0" draw:text-style-name="P49" draw:layer="layout" svg:width="0.361cm" svg:height="0.281cm" svg:x="4.877cm" svg:y="5.722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1" draw:text-style-name="P53" draw:layer="layout" svg:width="7.892cm" svg:height="21.263cm" svg:x="4.162cm" svg:y="5.406cm">
          <text:p text:style-name="P50"><text:span text:style-name="T60">EopÀH</text:span><text:span text:style-name="T61"> </text:span><text:span text:style-name="T62">nmRçH«</text:span><text:span text:style-name="T63"> </text:span><text:span text:style-name="T53">_ </text:span><text:span text:style-name="T64">: </text:span><text:span text:style-name="T65">dm{UÁ` <text:s/></text:span><text:span text:style-name="T66">B©.gr.Amo.</text:span><text:span text:style-name="T67">-02 </text:span><text:span text:style-name="T64">: </text:span><text:span text:style-name="T68">boIm{d{Y </text:span><text:span text:style-name="T4">–</text:span><text:span text:style-name="T69"> </text:span><text:span text:style-name="T4">I</text:span></text:p>
          <text:p text:style-name="P51"><text:span text:style-name="T70">A{YH <text:s/></text:span><text:span text:style-name="T71">V_ <text:s text:c="3"/></text:span><text:span text:style-name="T72">A§H</text:span><text:span text:style-name="T73"> </text:span><text:span text:style-name="T74">:</text:span><text:span text:style-name="T75"> </text:span><text:span text:style-name="T10">50</text:span></text:p>
          <text:p text:style-name="P52"><text:span text:style-name="T76">(Hw</text:span><text:span text:style-name="T77"> </text:span><text:span text:style-name="T78">b </text:span><text:span text:style-name="T79">H</text:span><text:span text:style-name="T80"> </text:span><text:span text:style-name="T81">m</text:span><text:span text:style-name="T82"> </text:span><text:span text:style-name="T74">: 70%</text:span><text:span text:style-name="T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2" draw:text-style-name="P54" draw:layer="layout" svg:width="0.272cm" svg:height="0.183cm" svg:x="2.993cm" svg:y="7.324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3" draw:text-style-name="P56" draw:layer="layout" svg:width="2.072cm" svg:height="1.357cm" svg:x="1.336cm" svg:y="6.982cm">
          <text:p text:style-name="P55"><text:span text:style-name="T83">g_` </text:span><text:span text:style-name="T84">: </text:span><text:span text:style-name="T74">2 </text:span><text:span text:style-name="T85">K</text:span><text:span text:style-name="T86"> </text:span><text:span text:style-name="T87">Q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4" draw:text-style-name="P56" draw:layer="layout" svg:width="10.566cm" svg:height="1.357cm" svg:x="1.311cm" svg:y="8.443cm">
          <text:p text:style-name="P55"><text:span text:style-name="T88">ZmoQ</text:span><text:span text:style-name="T89"> </text:span><text:span text:style-name="T90">: </text:span><text:span text:style-name="T91">{H </text:span><text:span text:style-name="T92">Ýht </text:span><text:span text:style-name="T93">Mma</text:span><text:span text:style-name="T94"> </text:span><text:span text:style-name="T95">àíZm| </text:span><text:span text:style-name="T96">Ho</text:span><text:span text:style-name="T97"> </text:span><text:span text:style-name="T98">CÎma</text:span><text:span text:style-name="T99"> </text:span><text:span text:style-name="T91">Xr{OE <text:s/></text:span><text:span text:style-name="T100">&amp;</text:span><text:span text:style-name="T101"> </text:span><text:span text:style-name="T102">àíZ </text:span><text:span text:style-name="T103">g§»`m </text:span><text:span text:style-name="T104">1 </text:span><text:span text:style-name="T105">A{Zdm`© </text:span><text:span text:style-name="T106">h¡</text:span><text:span text:style-name="T107"> </text:span><text:span text:style-name="T100">&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5" draw:text-style-name="P59" draw:layer="layout" svg:width="9.663cm" svg:height="1.849cm" svg:x="1.336cm" svg:y="9.776cm">
          <text:p text:style-name="P57"><text:span text:style-name="T4">1.</text:span><text:span text:style-name="T4"><text:tab/></text:span><text:span text:style-name="T108">{ZåZ{b{IV </text:span><text:span text:style-name="T109">boZXoZm|</text:span><text:span text:style-name="T110"> </text:span><text:span text:style-name="T111">go</text:span><text:span text:style-name="T112"> </text:span><text:span text:style-name="T113">boIm </text:span><text:span text:style-name="T114">g_rH </text:span><text:span text:style-name="T115">aU </text:span><text:span text:style-name="T116">Am¡a</text:span><text:span text:style-name="T112"> </text:span><text:span text:style-name="T114">~¡b|g </text:span><text:span text:style-name="T117">erQ</text:span></text:p>
          <text:p text:style-name="P58"><text:span text:style-name="T118">~ZmBE</text:span><text:span text:style-name="T119"> </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6" draw:text-style-name="P28" draw:layer="layout" svg:width="0.502cm" svg:height="0.964cm" svg:x="11.546cm" svg:y="10.491cm">
          <text:p text:style-name="P27"><text:span text:style-name="T1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4" draw:style-name="standard" draw:layer="layout" svg:width="10.042cm" svg:height="6.737cm" svg:x="1.816cm" svg:y="11.086cm">
          <table:table>
            <table:table-column table:style-name="co1"/>
            <table:table-column table:style-name="co2"/>
            <table:table-column table:style-name="co3"/>
            <table:table-row table:style-name="ro1" table:default-cell-style-name="ce1">
              <table:table-cell/>
              <table:table-cell/>
              <table:table-cell>
                <text:p text:style-name="P60"><text:span text:style-name="T120">(</text:span><text:span text:style-name="T121">&lt;</text:span><text:span text:style-name="T120">)</text:span></text:p>
              </table:table-cell>
            </table:table-row>
            <table:table-row table:style-name="ro2">
              <table:table-cell table:style-name="ce2">
                <text:p text:style-name="P61"><text:span text:style-name="T122">(i)</text:span></text:p>
              </table:table-cell>
              <table:table-cell table:style-name="ce1">
                <text:p text:style-name="P62"><text:span text:style-name="T123">_wHo</text:span><text:span text:style-name="T124"> </text:span><text:span text:style-name="T125">e </text:span><text:span text:style-name="T126">Zo</text:span><text:span text:style-name="T127"> </text:span><text:span text:style-name="T128">amoH</text:span><text:span text:style-name="T129"> </text:span><text:span text:style-name="T130">‹S</text:span><text:span text:style-name="T131"> </text:span><text:span text:style-name="T132">bJmH </text:span><text:span text:style-name="T133">a</text:span><text:span text:style-name="T134"> </text:span><text:span text:style-name="T135">ì`mnma àmaå^ </text:span><text:span text:style-name="T136">{H</text:span><text:span text:style-name="T137"> </text:span><text:span text:style-name="T138">`m</text:span></text:p>
              </table:table-cell>
              <table:table-cell table:style-name="ce3">
                <text:p text:style-name="P63"><text:span text:style-name="T139">80</text:span><text:span text:style-name="T122">,</text:span><text:span text:style-name="T139">00</text:span><text:span text:style-name="T122">0</text:span></text:p>
              </table:table-cell>
            </table:table-row>
            <table:table-row table:style-name="ro3" table:default-cell-style-name="ce1">
              <table:table-cell>
                <text:p text:style-name="P64"><text:span text:style-name="T122">(ii)</text:span></text:p>
              </table:table-cell>
              <table:table-cell>
                <text:p text:style-name="P65"><text:span text:style-name="T138">ZH </text:span><text:span text:style-name="T140">X</text:span><text:span text:style-name="T141"> </text:span><text:span text:style-name="T142">_mb </text:span><text:span text:style-name="T143">H«</text:span><text:span text:style-name="T144"> </text:span><text:span text:style-name="T145">` </text:span><text:span text:style-name="T136">{H</text:span><text:span text:style-name="T146"> </text:span><text:span text:style-name="T138">`m</text:span></text:p>
              </table:table-cell>
              <table:table-cell table:style-name="ce4">
                <text:p text:style-name="P66"><text:span text:style-name="T139">28,000</text:span></text:p>
              </table:table-cell>
            </table:table-row>
            <table:table-row table:style-name="ro3" table:default-cell-style-name="ce1">
              <table:table-cell>
                <text:p text:style-name="P64"><text:span text:style-name="T122">(iii)</text:span></text:p>
              </table:table-cell>
              <table:table-cell>
                <text:p text:style-name="P65"><text:span text:style-name="T147">CYma</text:span><text:span text:style-name="T141"> </text:span><text:span text:style-name="T148">_mb </text:span><text:span text:style-name="T143">H«</text:span><text:span text:style-name="T144"> </text:span><text:span text:style-name="T145">` </text:span><text:span text:style-name="T136">{H</text:span><text:span text:style-name="T149"> </text:span><text:span text:style-name="T138">`m</text:span></text:p>
              </table:table-cell>
              <table:table-cell table:style-name="ce4">
                <text:p text:style-name="P66"><text:span text:style-name="T139">20,000</text:span></text:p>
              </table:table-cell>
            </table:table-row>
            <table:table-row table:style-name="ro3" table:default-cell-style-name="ce1">
              <table:table-cell>
                <text:p text:style-name="P64"><text:span text:style-name="T122">(iv)</text:span></text:p>
              </table:table-cell>
              <table:table-cell>
                <text:p text:style-name="P65"><text:span text:style-name="T138">ZH </text:span><text:span text:style-name="T140">X</text:span><text:span text:style-name="T141"> </text:span><text:span text:style-name="T150">\ </text:span><text:span text:style-name="T151">ZuMa</text:span><text:span text:style-name="T141"> </text:span><text:span text:style-name="T143">H«</text:span><text:span text:style-name="T144"> </text:span><text:span text:style-name="T145">`</text:span><text:span text:style-name="T152"> </text:span><text:span text:style-name="T136">{H </text:span><text:span text:style-name="T138">`m</text:span></text:p>
              </table:table-cell>
              <table:table-cell table:style-name="ce4">
                <text:p text:style-name="P66"><text:span text:style-name="T139">6</text:span><text:span text:style-name="T122">,</text:span><text:span text:style-name="T139">00</text:span><text:span text:style-name="T122">0</text:span></text:p>
              </table:table-cell>
            </table:table-row>
            <table:table-row table:style-name="ro3" table:default-cell-style-name="ce1">
              <table:table-cell>
                <text:p text:style-name="P64"><text:span text:style-name="T122">(v)</text:span></text:p>
              </table:table-cell>
              <table:table-cell>
                <text:p text:style-name="P65"><text:span text:style-name="T136">{H </text:span><text:span text:style-name="T153">am`m</text:span><text:span text:style-name="T141"> </text:span><text:span text:style-name="T154">^wJVmZ</text:span><text:span text:style-name="T134"> </text:span><text:span text:style-name="T136">{H</text:span><text:span text:style-name="T152"> </text:span><text:span text:style-name="T138">`m</text:span></text:p>
              </table:table-cell>
              <table:table-cell table:style-name="ce4">
                <text:p text:style-name="P66"><text:span text:style-name="T139">2</text:span><text:span text:style-name="T122">,</text:span><text:span text:style-name="T139">00</text:span><text:span text:style-name="T122">0</text:span></text:p>
              </table:table-cell>
            </table:table-row>
            <table:table-row table:style-name="ro4" table:default-cell-style-name="ce1">
              <table:table-cell>
                <text:p text:style-name="P64"><text:span text:style-name="T122">(vi)</text:span></text:p>
              </table:table-cell>
              <table:table-cell>
                <text:p text:style-name="P65"><text:span text:style-name="T155">H</text:span><text:span text:style-name="T129"> </text:span><text:span text:style-name="T156">_reZ </text:span><text:span text:style-name="T157">àmá</text:span><text:span text:style-name="T158"> </text:span><text:span text:style-name="T136">{H</text:span><text:span text:style-name="T137"> </text:span><text:span text:style-name="T138">`m</text:span></text:p>
              </table:table-cell>
              <table:table-cell table:style-name="ce4">
                <text:p text:style-name="P67"><text:span text:style-name="T139">500</text:span></text:p>
              </table:table-cell>
            </table:table-row>
            <table:table-row table:style-name="ro5" table:default-cell-style-name="ce1">
              <table:table-cell>
                <text:p text:style-name="P64"><text:span text:style-name="T122">(vii)</text:span></text:p>
              </table:table-cell>
              <table:table-cell>
                <text:p text:style-name="P68"><text:span text:style-name="T134">ì`{º </text:span><text:span text:style-name="T137">JV </text:span><text:span text:style-name="T159">à`moJ </text:span><text:span text:style-name="T143">Ho</text:span><text:span text:style-name="T160"> </text:span><text:span text:style-name="T161">{bE </text:span><text:span text:style-name="T138">ZH </text:span><text:span text:style-name="T140">X</text:span><text:span text:style-name="T127"> </text:span><text:span text:style-name="T136">{ZH </text:span><text:span text:style-name="T162">mbo</text:span></text:p>
              </table:table-cell>
              <table:table-cell table:style-name="ce5">
                <text:p text:style-name="P69"><text:span text:style-name="T139">3</text:span><text:span text:style-name="T122">,</text:span><text:span text:style-name="T139">00</text:span><text:span text:style-name="T122">0</text:span></text:p>
              </table:table-cell>
            </table:table-row>
            <table:table-row table:style-name="ro6" table:default-cell-style-name="ce1">
              <table:table-cell>
                <text:p text:style-name="P64"><text:span text:style-name="T122">(viii)</text:span></text:p>
              </table:table-cell>
              <table:table-cell table:number-rows-spanned="2">
                <text:p text:style-name="P70"><text:span text:style-name="T147">CYma</text:span><text:span text:style-name="T163"> </text:span><text:span text:style-name="T148">_mb</text:span><text:span text:style-name="T164"> </text:span><text:span text:style-name="T165">~oMm</text:span></text:p>
                <text:p text:style-name="P71"><text:span text:style-name="T166">(bmJV </text:span><text:span text:style-name="T167">_yë`</text:span><text:span text:style-name="T168"> </text:span><text:span text:style-name="T169">&lt;</text:span><text:span text:style-name="T170"> </text:span><text:span text:style-name="T122">30,000</text:span><text:span text:style-name="T171">)</text:span></text:p>
              </table:table-cell>
              <table:table-cell/>
            </table:table-row>
            <table:table-row table:style-name="ro7">
              <table:table-cell table:style-name="ce1"/>
              <table:covered-table-cell table:style-name="standard"/>
              <table:table-cell table:style-name="ce6">
                <text:p text:style-name="P72"><text:span text:style-name="T139">40,000</text:span></text:p>
              </table:table-cell>
            </table:table-row>
            <table:table-row table:style-name="ro8" table:default-cell-style-name="ce1">
              <table:table-cell>
                <text:p text:style-name="P64"><text:span text:style-name="T122">(ix)</text:span></text:p>
              </table:table-cell>
              <table:table-cell>
                <text:p text:style-name="P65"><text:span text:style-name="T153">boZXmam|</text:span><text:span text:style-name="T134"> </text:span><text:span text:style-name="T155">H</text:span><text:span text:style-name="T124"> </text:span><text:span text:style-name="T172">mo</text:span><text:span text:style-name="T158"> </text:span><text:span text:style-name="T154">^wJVmZ</text:span><text:span text:style-name="T134"> </text:span><text:span text:style-name="T136">{H</text:span><text:span text:style-name="T137"> </text:span><text:span text:style-name="T138">`m</text:span></text:p>
              </table:table-cell>
              <table:table-cell table:style-name="ce4">
                <text:p text:style-name="P66"><text:span text:style-name="T139">15</text:span><text:span text:style-name="T122">,</text:span><text:span text:style-name="T139">00</text:span><text:span text:style-name="T122">0</text:span></text:p>
              </table:table-cell>
            </table:table-row>
          </table:table>
          <draw:image xlink:href="Pictures/TablePreview1.svm" xlink:type="simple" xlink:show="embed" xlink:actuate="onLoad"/>
        </draw:frame>
        <draw:custom-shape draw:name="object 15" draw:style-name="gr24" draw:text-style-name="P42" draw:layer="layout" svg:width="10.667cm" svg:height="0.001cm" svg:x="1.353cm" svg:y="8.44cm">
          <text:p text:style-name="P41"><text:span text:style-name="T43"/></text:p>
          <draw:enhanced-geometry draw:mirror-horizontal="false" draw:mirror-vertical="false" drawooo:sub-view-size="3840479 0" draw:text-areas="0 0 ?f0 ?f1" svg:viewBox="0 0 0 0" draw:type="ooxml-non-primitive" draw:enhanced-path="M 0 0 L 3840479 0 N">
            <draw:equation draw:name="f0" draw:formula="logwidth"/>
            <draw:equation draw:name="f1" draw:formula="logheight"/>
          </draw:enhanced-geometry>
        </draw:custom-shape>
        <draw:g draw:name="object 16">
          <draw:custom-shape draw:name="object 17" draw:style-name="gr37" draw:text-style-name="P42" draw:layer="layout" svg:width="10.667cm" svg:height="0.001cm" svg:x="1.372cm" svg:y="9.435cm">
            <text:p text:style-name="P41"><text:span text:style-name="T43"/></text:p>
            <draw:enhanced-geometry draw:mirror-horizontal="false" draw:mirror-vertical="false" drawooo:sub-view-size="3840479 0" draw:text-areas="0 0 ?f0 ?f1" svg:viewBox="0 0 0 0" draw:type="ooxml-non-primitive" draw:enhanced-path="M 0 0 L 3840480 0 N">
              <draw:equation draw:name="f0" draw:formula="logwidth"/>
              <draw:equation draw:name="f1" draw:formula="logheight"/>
            </draw:enhanced-geometry>
          </draw:custom-shape>
          <draw:custom-shape draw:name="object 18" draw:style-name="gr24" draw:text-style-name="P42" draw:layer="layout" svg:width="10.667cm" svg:height="0.001cm" svg:x="1.353cm" svg:y="9.507cm">
            <text:p text:style-name="P41"><text:span text:style-name="T43"/></text:p>
            <draw:enhanced-geometry draw:mirror-horizontal="false" draw:mirror-vertical="false" drawooo:sub-view-size="3840479 0" draw:text-areas="0 0 ?f0 ?f1" svg:viewBox="0 0 0 0" draw:type="ooxml-non-primitive" draw:enhanced-path="M 0 0 L 3840479 0 N">
              <draw:equation draw:name="f0" draw:formula="logwidth"/>
              <draw:equation draw:name="f1" draw:formula="logheight"/>
            </draw:enhanced-geometry>
          </draw:custom-shape>
        </draw:g>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Blank" presentation:presentation-page-layout-name="AL1T11">
        <draw:custom-shape draw:name="object 2" draw:style-name="gr38" draw:text-style-name="P5" draw:layer="layout" svg:width="5.453cm" svg:height="0.499cm" svg:x="1.336cm" svg:y="18.164cm">
          <text:p text:style-name="P4"><text:span text:style-name="T1">EC</text:span><text:span text:style-name="T2">O</text:span><text:span text:style-name="T3">-</text:span><text:span text:style-name="T1">0</text:span><text:span text:style-name="T3">2</text:span><text:span text:style-name="T3"><text:tab/></text:span><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9" draw:text-style-name="P28" draw:layer="layout" svg:width="1.19cm" svg:height="0.499cm" svg:x="10.861cm" svg:y="18.164cm">
          <text:p text:style-name="P27"><text:span text:style-name="T1">P</text:span><text:span text:style-name="T36">.</text:span><text:span text:style-name="T3">T</text:span><text:span text:style-name="T36">.</text:span><text:span text:style-name="T3">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0" draw:text-style-name="P75" draw:layer="layout" svg:width="9.685cm" svg:height="2.572cm" svg:x="1.336cm" svg:y="0.641cm">
          <text:p text:style-name="P73"><text:span text:style-name="T4">2.</text:span><text:span text:style-name="T4"><text:tab/></text:span><text:span text:style-name="T173">amoH</text:span><text:span text:style-name="T108"> </text:span><text:span text:style-name="T174">‹S</text:span><text:span text:style-name="T175"> </text:span><text:span text:style-name="T176">~hr </text:span><text:span text:style-name="T177">Ho</text:span><text:span text:style-name="T178"> </text:span><text:span text:style-name="T179">g_m`mo{OV</text:span><text:span text:style-name="T180"> </text:span><text:span text:style-name="T181">eof <text:s/></text:span><text:span text:style-name="T111">go</text:span><text:span text:style-name="T182"> </text:span><text:span text:style-name="T183">~¢H</text:span><text:span text:style-name="T184"> </text:span><text:span text:style-name="T185">g_mYmZ</text:span><text:span text:style-name="T180"> </text:span><text:span text:style-name="T186">{ddaU</text:span><text:span text:style-name="T187"> </text:span><text:span text:style-name="T116">H¡</text:span><text:span text:style-name="T188"> </text:span><text:span text:style-name="T111">go</text:span></text:p>
          <text:p text:style-name="P74"><text:span text:style-name="T189">~Zm`m</text:span><text:span text:style-name="T190"> </text:span><text:span text:style-name="T191">OmVm</text:span><text:span text:style-name="T190"> </text:span><text:span text:style-name="T192">h¡ </text:span><text:span text:style-name="T5">? </text:span><text:span text:style-name="T116">CXmhaU</text:span><text:span text:style-name="T193"> </text:span><text:span text:style-name="T181">g{hV <text:s/></text:span><text:span text:style-name="T194">{ddoMZm</text:span><text:span text:style-name="T195"> </text:span><text:span text:style-name="T111">H</text:span><text:span text:style-name="T108"> </text:span><text:span text:style-name="T196">s{OE</text:span><text:span text:style-name="T197"> </text:span><text:span text:style-name="T198">&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1" draw:text-style-name="P10" draw:layer="layout" svg:width="0.502cm" svg:height="0.966cm" svg:x="11.546cm" svg:y="2.052cm">
          <text:p text:style-name="P9"><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2" draw:text-style-name="P77" draw:layer="layout" svg:width="9.695cm" svg:height="2.887cm" svg:x="1.336cm" svg:y="3.394cm">
          <text:p text:style-name="P76"><text:span text:style-name="T4">3.</text:span><text:span text:style-name="T4"><text:tab/></text:span><text:span text:style-name="T197">boImH <text:s text:c="3"/></text:span><text:span text:style-name="T115">aU <text:s text:c="12"/></text:span><text:span text:style-name="T111">H</text:span><text:span text:style-name="T199"> </text:span><text:span text:style-name="T200">s</text:span><text:span text:style-name="T201"> </text:span><text:span text:style-name="T202">BH</text:span><text:span text:style-name="T203"> </text:span><text:span text:style-name="T204">har <text:s text:c="3"/></text:span><text:span text:style-name="T205">à{d{ï </text:span><text:span text:style-name="T206"><text:s/></text:span><text:span text:style-name="T207">àUmbr <text:s text:c="6"/></text:span><text:span text:style-name="T177">Ho</text:span><text:span text:style-name="T208"> </text:span><text:span text:style-name="T209">A§VJV©</text:span><text:span text:style-name="T209"><text:tab/></text:span><text:span text:style-name="T210">bm^ </text:span><text:span text:style-name="T174">kmV </text:span><text:span text:style-name="T115"><text:s/></text:span><text:span text:style-name="T111">H</text:span><text:span text:style-name="T108"> </text:span><text:span text:style-name="T211">aZo</text:span><text:span text:style-name="T195"> </text:span><text:span text:style-name="T111">H</text:span><text:span text:style-name="T108"> </text:span><text:span text:style-name="T200">s</text:span><text:span text:style-name="T190"> </text:span><text:span text:style-name="T177">XmoZm|</text:span><text:span text:style-name="T212"> </text:span><text:span text:style-name="T213">{d{Y`m| </text:span><text:span text:style-name="T111">H</text:span><text:span text:style-name="T108"> </text:span><text:span text:style-name="T200">s</text:span><text:span text:style-name="T190"> </text:span><text:span text:style-name="T214">ì`m»`m </text:span><text:span text:style-name="T111">H</text:span><text:span text:style-name="T199"> </text:span><text:span text:style-name="T196">s{OE </text:span><text:span text:style-name="T198">&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3" draw:text-style-name="P10" draw:layer="layout" svg:width="0.74cm" svg:height="0.966cm" svg:x="11.309cm" svg:y="4.804cm">
          <text:p text:style-name="P9"><text:span text:style-name="T10">6</text:span><text:span text:style-name="T5">+</text:span><text:span text:style-name="T7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44" draw:text-style-name="P28" draw:layer="layout" svg:width="0.278cm" svg:height="0.499cm" svg:x="9.784cm" svg:y="13.575cm">
          <text:p text:style-name="P27"><text:span text:style-name="T3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5" draw:text-style-name="P82" draw:layer="layout" svg:width="9.699cm" svg:height="10.225cm" svg:x="1.336cm" svg:y="6.147cm">
          <text:p text:style-name="P78"><text:span text:style-name="T4">4. </text:span><text:span text:style-name="T5">1 </text:span><text:span text:style-name="T215">OZdar</text:span><text:span text:style-name="T216">, </text:span><text:span text:style-name="T7">2020 </text:span><text:span text:style-name="T111">H</text:span><text:span text:style-name="T108"> </text:span><text:span text:style-name="T217">mo</text:span><text:span text:style-name="T218"> </text:span><text:span text:style-name="T176">{Xëbr </text:span><text:span text:style-name="T177">Ho</text:span><text:span text:style-name="T208"> </text:span><text:span text:style-name="T5">‘X’ </text:span><text:span text:style-name="T219">Zo</text:span><text:span text:style-name="T220"> </text:span><text:span text:style-name="T198">_wå~B©</text:span><text:span text:style-name="T221"> </text:span><text:span text:style-name="T177">Ho</text:span><text:span text:style-name="T222"> </text:span><text:span text:style-name="T7">‘Y’</text:span><text:span text:style-name="T6"> </text:span><text:span text:style-name="T111">H</text:span><text:span text:style-name="T188"> </text:span><text:span text:style-name="T217">mo</text:span></text:p>
          <text:p text:style-name="P79"><text:span text:style-name="T223">~rOH </text:span><text:span text:style-name="T215">_yë` </text:span><text:span text:style-name="T207">na</text:span><text:span text:style-name="T215"> </text:span><text:span text:style-name="T224">_mb </text:span><text:span text:style-name="T225">~oMZo</text:span><text:span text:style-name="T175"> </text:span><text:span text:style-name="T177">Ho</text:span><text:span text:style-name="T226"> </text:span><text:span text:style-name="T227">{bE </text:span><text:span text:style-name="T228">àofU </text:span><text:span text:style-name="T207">na <text:s/></text:span><text:span text:style-name="T225">^oOm</text:span><text:span text:style-name="T229"> </text:span><text:span text:style-name="T198">&amp;</text:span><text:span text:style-name="T230"> </text:span><text:span text:style-name="T6">‘Y’ <text:s/></text:span><text:span text:style-name="T111">H</text:span><text:span text:style-name="T188"> </text:span><text:span text:style-name="T217">mo</text:span><text:span text:style-name="T231"> </text:span><text:span text:style-name="T223">~rOH </text:span><text:span text:style-name="T186">_yë` </text:span><text:span text:style-name="T232">na </text:span><text:span text:style-name="T115">_mb </text:span><text:span text:style-name="T233">~oMZo</text:span><text:span text:style-name="T220"> </text:span><text:span text:style-name="T177">Ho</text:span><text:span text:style-name="T234"> </text:span><text:span text:style-name="T227">{bE </text:span><text:span text:style-name="T7">4% </text:span><text:span text:style-name="T235">VWm</text:span><text:span text:style-name="T236"> </text:span><text:span text:style-name="T237">Bggo <text:s/></text:span><text:span text:style-name="T215">A{YH</text:span><text:span text:style-name="T238"> </text:span><text:span text:style-name="T215">_yë` </text:span><text:span text:style-name="T232">na </text:span><text:span text:style-name="T225">~oMZo</text:span><text:span text:style-name="T239"> </text:span><text:span text:style-name="T177">Ho</text:span><text:span text:style-name="T240"> </text:span><text:span text:style-name="T241">{bE </text:span><text:span text:style-name="T7">20% </text:span><text:span text:style-name="T111">H</text:span><text:span text:style-name="T108"> </text:span><text:span text:style-name="T242">_reZ </text:span><text:span text:style-name="T243">àmßV</text:span><text:span text:style-name="T244"> </text:span><text:span text:style-name="T191">hmoVm </text:span><text:span text:style-name="T204"><text:s/></text:span><text:span text:style-name="T192">h¡ </text:span><text:span text:style-name="T198">&amp;</text:span><text:span text:style-name="T245"> </text:span><text:span text:style-name="T7">‘Y’ </text:span><text:span text:style-name="T111">H</text:span><text:span text:style-name="T188"> </text:span><text:span text:style-name="T217">mo</text:span><text:span text:style-name="T246"> </text:span><text:span text:style-name="T247">&lt; </text:span><text:span text:style-name="T7">12,000 </text:span><text:span text:style-name="T111">H</text:span><text:span text:style-name="T188"> </text:span><text:span text:style-name="T200">s</text:span><text:span text:style-name="T248"> </text:span><text:span text:style-name="T249">bmJV </text:span><text:span text:style-name="T111">H</text:span><text:span text:style-name="T188"> </text:span><text:span text:style-name="T250">m</text:span><text:span text:style-name="T248"> </text:span><text:span text:style-name="T115">_mb </text:span><text:span text:style-name="T247">&lt; </text:span><text:span text:style-name="T7">14,400</text:span><text:span text:style-name="T251"> </text:span><text:span text:style-name="T177">Ho</text:span></text:p>
          <text:p text:style-name="P80"><text:span text:style-name="T223">~rOH <text:s text:c="6"/></text:span><text:span text:style-name="T215">_yë` <text:s text:c="2"/></text:span><text:span text:style-name="T232">na <text:s text:c="5"/></text:span><text:span text:style-name="T252">^oOm</text:span><text:span text:style-name="T212"> </text:span><text:span text:style-name="T198">&amp;</text:span><text:span text:style-name="T253"> </text:span><text:span text:style-name="T224">_mb <text:s text:c="11"/></text:span><text:span text:style-name="T207">na <text:s text:c="5"/></text:span><text:span text:style-name="T228">àofU <text:s text:c="3"/></text:span><text:span text:style-name="T254">ì`` </text:span><text:span text:style-name="T247">&lt; </text:span><text:span text:style-name="T7">1,000</text:span><text:span text:style-name="T255"> </text:span><text:span text:style-name="T256">hþE</text:span><text:span text:style-name="T212"> </text:span><text:span text:style-name="T198">&amp;</text:span></text:p>
          <text:p text:style-name="P80"><text:span text:style-name="T7">31 </text:span><text:span text:style-name="T225">_mM©,</text:span><text:span text:style-name="T257"> </text:span><text:span text:style-name="T7">2020 </text:span><text:span text:style-name="T111">H</text:span><text:span text:style-name="T108"> </text:span><text:span text:style-name="T217">mo</text:span><text:span text:style-name="T258"> </text:span><text:span text:style-name="T7">‘Y’ </text:span><text:span text:style-name="T111">go</text:span><text:span text:style-name="T180"> </text:span><text:span text:style-name="T259">{dH«</text:span><text:span text:style-name="T203"> </text:span><text:span text:style-name="T260">` </text:span><text:span text:style-name="T186">{ddaU</text:span><text:span text:style-name="T242"> </text:span><text:span text:style-name="T200">àmá</text:span><text:span text:style-name="T257"> </text:span><text:span text:style-name="T261">hþAm</text:span><text:span text:style-name="T180"> </text:span><text:span text:style-name="T262">{OgHo</text:span></text:p>
          <text:p text:style-name="P81"><text:span text:style-name="T26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46" draw:text-style-name="P84" draw:layer="layout" svg:width="8.834cm" svg:height="1.936cm" svg:x="2.201cm" svg:y="13.134cm">
          <text:p text:style-name="P83"><text:span text:style-name="T264">AZwg</text:span><text:span text:style-name="T235">ma </text:span><text:span text:style-name="T265"><text:s/></text:span><text:span text:style-name="T5">‘Y’ </text:span><text:span text:style-name="T13"><text:s/></text:span><text:span text:style-name="T266">Z</text:span><text:span text:style-name="T267">o</text:span><text:span text:style-name="T268"> </text:span><text:span text:style-name="T269"><text:s/></text:span><text:span text:style-name="T270">à</text:span><text:span text:style-name="T267">o</text:span><text:span text:style-name="T271">f</text:span><text:span text:style-name="T272">U</text:span><text:span text:style-name="T268"> </text:span><text:span text:style-name="T273"><text:s/></text:span><text:span text:style-name="T207">na</text:span><text:span text:style-name="T268"> </text:span><text:span text:style-name="T206"><text:s/></text:span><text:span text:style-name="T268">^</text:span><text:span text:style-name="T267">o</text:span><text:span text:style-name="T262">O</text:span><text:span text:style-name="T267">o</text:span><text:span text:style-name="T268"> </text:span><text:span text:style-name="T269"><text:s/></text:span><text:span text:style-name="T274">JE</text:span><text:span text:style-name="T268"> </text:span><text:span text:style-name="T265"><text:s/></text:span><text:span text:style-name="T275">_</text:span><text:span text:style-name="T276">m</text:span><text:span text:style-name="T268">b </text:span><text:span text:style-name="T269"><text:s/></text:span><text:span text:style-name="T204">_|</text:span><text:span text:style-name="T268"> </text:span><text:span text:style-name="T269"><text:s/></text:span><text:span text:style-name="T187">g</text:span><text:span text:style-name="T267">o</text:span><text:span text:style-name="T268"><text:tab/></text:span><text:span text:style-name="T115">_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7" draw:text-style-name="P85" draw:layer="layout" svg:width="0.237cm" svg:height="0.272cm" svg:x="7.772cm" svg:y="14.386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8" draw:text-style-name="P86" draw:layer="layout" svg:width="0.237cm" svg:height="0.272cm" svg:x="9.876cm" svg:y="15.339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49" draw:text-style-name="P87" draw:layer="layout" svg:width="0.237cm" svg:height="0.272cm" svg:x="9.675cm" svg:y="16.292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50" draw:text-style-name="P91" draw:layer="layout" svg:width="8.836cm" svg:height="6.609cm" svg:x="2.201cm" svg:y="13.769cm">
          <text:p text:style-name="P88"><text:span text:style-name="T247">&lt; </text:span><text:span text:style-name="T7">12,000 <text:s/></text:span><text:span text:style-name="T204">_| <text:s text:c="4"/></text:span><text:span text:style-name="T183">~oM</text:span><text:span text:style-name="T239"> </text:span><text:span text:style-name="T277">{X`m <text:s text:c="9"/></text:span><text:span text:style-name="T198">&amp;</text:span><text:span text:style-name="T278"> </text:span><text:span text:style-name="T118">CgHo</text:span><text:span text:style-name="T279"> </text:span><text:span text:style-name="T275">dmV{dH</text:span><text:span text:style-name="T240"> </text:span><text:span text:style-name="T254">ì`` </text:span><text:span text:style-name="T247">&lt;</text:span><text:span text:style-name="T280"> </text:span><text:span text:style-name="T255">600</text:span></text:p>
          <text:p text:style-name="P89"><text:span text:style-name="T256">hþE</text:span><text:span text:style-name="T281"> </text:span><text:span text:style-name="T198">&amp;</text:span><text:span text:style-name="T281"> </text:span><text:span text:style-name="T5">‘X’ <text:s/></text:span><text:span text:style-name="T282">Ûmam</text:span><text:span text:style-name="T283"> </text:span><text:span text:style-name="T247">&lt; </text:span><text:span text:style-name="T7">5,000 <text:s/></text:span><text:span text:style-name="T111">H</text:span><text:span text:style-name="T108"> </text:span><text:span text:style-name="T250">m</text:span><text:span text:style-name="T278"> </text:span><text:span text:style-name="T199">{bIm <text:s text:c="2"/></text:span><text:span text:style-name="T205">{~b</text:span><text:span text:style-name="T269"> </text:span><text:span text:style-name="T5">‘Y’ </text:span><text:span text:style-name="T8"><text:s/></text:span><text:span text:style-name="T209">Zo</text:span><text:span text:style-name="T209"><text:tab/></text:span><text:span text:style-name="T214">drH</text:span><text:span text:style-name="T186"> </text:span><text:span text:style-name="T235">ma</text:span></text:p>
          <text:p text:style-name="P90"><text:span text:style-name="T272">{H </text:span><text:span text:style-name="T264">`m </text:span><text:span text:style-name="T284">VWm</text:span><text:span text:style-name="T285"> </text:span><text:span text:style-name="T224">Xo` </text:span><text:span text:style-name="T262">am{e </text:span><text:span text:style-name="T264">ZH </text:span><text:span text:style-name="T194">X</text:span><text:span text:style-name="T236"> </text:span><text:span text:style-name="T264">^oO </text:span><text:span text:style-name="T117">Xr </text:span><text:span text:style-name="T198">&amp;</text:span><text:span text:style-name="T231"> </text:span><text:span text:style-name="T7">‘X’ </text:span><text:span text:style-name="T111">H</text:span><text:span text:style-name="T188"> </text:span><text:span text:style-name="T200">s</text:span><text:span text:style-name="T285"> </text:span><text:span text:style-name="T173">nw</text:span><text:span text:style-name="T286"> </text:span><text:span text:style-name="T287">VH</text:span><text:span text:style-name="T108"> </text:span><text:span text:style-name="T173">m|</text:span><text:span text:style-name="T236"> </text:span><text:span text:style-name="T204">_| <text:s/></text:span><text:span text:style-name="T288">àofU </text:span><text:span text:style-name="T194">ImVm</text:span><text:span text:style-name="T212"> </text:span><text:span text:style-name="T284">VWm</text:span><text:span text:style-name="T190"> </text:span><text:span text:style-name="T7">‘Y’</text:span><text:span text:style-name="T289"> </text:span><text:span text:style-name="T111">H</text:span><text:span text:style-name="T108"> </text:span><text:span text:style-name="T250">m</text:span><text:span text:style-name="T212"> </text:span><text:span text:style-name="T194">ImVm</text:span><text:span text:style-name="T190"> </text:span><text:span text:style-name="T118">~ZmBE</text:span><text:span text:style-name="T193"> </text:span><text:span text:style-name="T198">&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51" draw:text-style-name="P28" draw:layer="layout" svg:width="0.502cm" svg:height="0.964cm" svg:x="11.546cm" svg:y="17.084cm">
          <text:p text:style-name="P27"><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Blank" presentation:presentation-page-layout-name="AL1T11">
        <draw:custom-shape draw:name="object 2" draw:style-name="gr52" draw:text-style-name="P28" draw:layer="layout" svg:width="1.477cm" svg:height="0.499cm" svg:x="1.336cm" svg:y="18.164cm">
          <text:p text:style-name="P27"><text:span text:style-name="T1">ECO-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3" draw:text-style-name="P28" draw:layer="layout" svg:width="0.287cm" svg:height="0.499cm" svg:x="6.503cm" svg:y="18.164cm">
          <text:p text:style-name="P27"><text:span text:style-name="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4" draw:text-style-name="P93" draw:layer="layout" svg:width="9.688cm" svg:height="1.58cm" svg:x="1.336cm" svg:y="0.679cm">
          <text:p text:style-name="P92"><text:span text:style-name="T4">5.</text:span><text:span text:style-name="T4"><text:tab/></text:span><text:span text:style-name="T108">{ZåZ{b{IV <text:s text:c="2"/></text:span><text:span text:style-name="T290"><text:s/></text:span><text:span text:style-name="T192">Aew{Õ`m| <text:s text:c="19"/></text:span><text:span text:style-name="T272"><text:s/></text:span><text:span text:style-name="T177">Ho</text:span><text:span text:style-name="T177"><text:tab/></text:span><text:span text:style-name="T291">gwYma</text:span><text:span text:style-name="T292"> </text:span><text:span text:style-name="T111">H</text:span><text:span text:style-name="T188"> </text:span><text:span text:style-name="T200">s</text:span><text:span text:style-name="T292"> </text:span><text:span text:style-name="T185">OZ©b</text:span><text:span text:style-name="T293"> </text:span><text:span text:style-name="T115">à{dpîQ`m± <text:s/></text:span><text:span text:style-name="T272">Xr{OE</text:span><text:span text:style-name="T223"> </text:span><text:span text:style-name="T2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5" draw:text-style-name="P10" draw:layer="layout" svg:width="0.502cm" svg:height="0.966cm" svg:x="11.546cm" svg:y="1.735cm">
          <text:p text:style-name="P9"><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6" draw:text-style-name="P10" draw:layer="layout" svg:width="0.699cm" svg:height="1.275cm" svg:x="2.125cm" svg:y="4.537cm">
          <text:p text:style-name="P9"><text:span text:style-name="T5">(ii)</text:span></text:p>
          <text:p text:style-name="P94"><text:span text:style-name="T5">(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7" draw:text-style-name="P10" draw:layer="layout" svg:width="0.662cm" svg:height="0.966cm" svg:x="2.125cm" svg:y="6.727cm">
          <text:p text:style-name="P9"><text:span text:style-name="T5">(i</text:span><text:span text:style-name="T7">v</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8" draw:text-style-name="P95" draw:layer="layout" svg:width="0.237cm" svg:height="0.272cm" svg:x="5.126cm" svg:y="8.297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9" draw:text-style-name="P28" draw:layer="layout" svg:width="0.662cm" svg:height="0.964cm" svg:x="2.125cm" svg:y="10.182cm">
          <text:p text:style-name="P27"><text:span text:style-name="T5">(</text:span><text:span text:style-name="T7">v</text:span><text:span text:style-name="T5">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0" draw:text-style-name="P104" draw:layer="layout" svg:width="9.145cm" svg:height="11.514cm" svg:x="2.125cm" svg:y="2.353cm">
          <text:p text:style-name="P96"><text:span text:style-name="T5">(i) </text:span><text:span text:style-name="T21">&lt; </text:span><text:span text:style-name="T7">600 </text:span><text:span text:style-name="T111">H</text:span><text:span text:style-name="T188"> </text:span><text:span text:style-name="T200">s</text:span><text:span text:style-name="T295"> </text:span><text:span text:style-name="T192">YZam{e </text:span><text:span text:style-name="T242">_erZ </text:span><text:span text:style-name="T207">na </text:span><text:span text:style-name="T113">_yë`õmg </text:span><text:span text:style-name="T296">Ho</text:span><text:span text:style-name="T297"> </text:span><text:span text:style-name="T213">ê </text:span><text:span text:style-name="T298">n </text:span><text:span text:style-name="T288">_| <text:s/></text:span><text:span text:style-name="T265">An{b{IV </text:span><text:span text:style-name="T111">H</text:span><text:span text:style-name="T188"> </text:span><text:span text:style-name="T200">s</text:span><text:span text:style-name="T299"> </text:span><text:span text:style-name="T288">{OgH </text:span><text:span text:style-name="T200">s</text:span><text:span text:style-name="T260"> </text:span><text:span text:style-name="T223">_yë`õmg </text:span><text:span text:style-name="T300">ImVo </text:span><text:span text:style-name="T204">_| </text:span><text:span text:style-name="T210">IVm¡Zr </text:span><text:span text:style-name="T301">Zht <text:s/></text:span><text:span text:style-name="T173">hþB©</text:span><text:span text:style-name="T193"> </text:span><text:span text:style-name="T192">h¡</text:span><text:span text:style-name="T266"> </text:span><text:span text:style-name="T198">&amp;</text:span></text:p>
          <text:p text:style-name="P97"><text:span text:style-name="T177">H«</text:span><text:span text:style-name="T108"> </text:span><text:span text:style-name="T260">` </text:span><text:span text:style-name="T207">dmngr </text:span><text:span text:style-name="T176">~hr </text:span><text:span text:style-name="T111">H</text:span><text:span text:style-name="T108"> </text:span><text:span text:style-name="T250">m</text:span><text:span text:style-name="T193"> </text:span><text:span text:style-name="T302">Omo‹S</text:span><text:span text:style-name="T201"> </text:span><text:span text:style-name="T21">&lt; </text:span><text:span text:style-name="T7">300 </text:span><text:span text:style-name="T111">go</text:span><text:span text:style-name="T212"> </text:span><text:span text:style-name="T215">A{YH </text:span><text:span text:style-name="T224">h¡</text:span><text:span text:style-name="T249"> </text:span><text:span text:style-name="T198">&amp;</text:span></text:p>
          <text:p text:style-name="P98"><text:span text:style-name="T194">EH</text:span><text:span text:style-name="T184"> </text:span><text:span text:style-name="T116">^yVnyd©</text:span><text:span text:style-name="T303"> </text:span><text:span text:style-name="T111">H</text:span><text:span text:style-name="T199"> </text:span><text:span text:style-name="T304">_©Mmar</text:span><text:span text:style-name="T303"> </text:span><text:span text:style-name="T282">Ûmam</text:span><text:span text:style-name="T180"> </text:span><text:span text:style-name="T191">MwamE</text:span><text:span text:style-name="T303"> </text:span><text:span text:style-name="T274">JE </text:span><text:span text:style-name="T21">&lt; </text:span><text:span text:style-name="T7">880</text:span><text:span text:style-name="T255"> </text:span><text:span text:style-name="T252">CM§V</text:span><text:span text:style-name="T303"> </text:span><text:span text:style-name="T300">ImVo</text:span></text:p>
          <text:p text:style-name="P99"><text:span text:style-name="T204">_| </text:span><text:span text:style-name="T189">So{~Q</text:span><text:span text:style-name="T201"> </text:span><text:span text:style-name="T272">{H </text:span><text:span text:style-name="T300">E <text:s/></text:span><text:span text:style-name="T274">JE</text:span><text:span text:style-name="T305"> </text:span><text:span text:style-name="T198">&amp;</text:span></text:p>
          <text:p text:style-name="P97"><text:span text:style-name="T194">EH</text:span><text:span text:style-name="T306"> </text:span><text:span text:style-name="T261">J«mhH</text:span><text:span text:style-name="T307"> </text:span><text:span text:style-name="T111">go</text:span><text:span text:style-name="T308"> </text:span><text:span text:style-name="T21">&lt; </text:span><text:span text:style-name="T7">1,000 </text:span><text:span text:style-name="T214">A{J«_ </text:span><text:span text:style-name="T213">ê </text:span><text:span text:style-name="T298">n </text:span><text:span text:style-name="T204">_|</text:span><text:span text:style-name="T309"> </text:span><text:span text:style-name="T310">àmá</text:span><text:span text:style-name="T311"> </text:span><text:span text:style-name="T256">hþE</text:span><text:span text:style-name="T312"> </text:span><text:span text:style-name="T313">{Ogo</text:span></text:p>
          <text:p text:style-name="P100"><text:span text:style-name="T300">{dH« </text:span><text:span text:style-name="T260">` </text:span><text:span text:style-name="T300">ImVo </text:span><text:span text:style-name="T204">_| </text:span><text:span text:style-name="T314">Ho«</text:span><text:span text:style-name="T199"> </text:span><text:span text:style-name="T315">{SQ </text:span><text:span text:style-name="T272">{H </text:span><text:span text:style-name="T264">`m </text:span><text:span text:style-name="T210">J`m</text:span><text:span text:style-name="T316"> </text:span><text:span text:style-name="T198">&amp;</text:span></text:p>
          <text:p text:style-name="P101"><text:span text:style-name="T5">(v) </text:span><text:span text:style-name="T21">&lt; </text:span><text:span text:style-name="T7">6,000 </text:span><text:span text:style-name="T177">Ho</text:span><text:span text:style-name="T317"> </text:span><text:span text:style-name="T318">Hy</text:span><text:span text:style-name="T199"> </text:span><text:span text:style-name="T109">Qa</text:span><text:span text:style-name="T319"> </text:span><text:span text:style-name="T111">H</text:span><text:span text:style-name="T108"> </text:span><text:span text:style-name="T200">s</text:span><text:span text:style-name="T248"> </text:span><text:span text:style-name="T320">IarX </text:span><text:span text:style-name="T111">H</text:span><text:span text:style-name="T108"> </text:span><text:span text:style-name="T217">mo</text:span><text:span text:style-name="T246"> </text:span><text:span text:style-name="T196">gdmar </text:span><text:span text:style-name="T254">ì`` </text:span><text:span text:style-name="T300">ImVo </text:span><text:span text:style-name="T204">_| <text:s/></text:span><text:span text:style-name="T275">So{~Q</text:span><text:span text:style-name="T271"> </text:span><text:span text:style-name="T111">H</text:span><text:span text:style-name="T108"> </text:span><text:span text:style-name="T287">a</text:span><text:span text:style-name="T245"> </text:span><text:span text:style-name="T249">{X`m </text:span><text:span text:style-name="T210">J`m </text:span><text:span text:style-name="T198">&amp;</text:span><text:span text:style-name="T321"> </text:span><text:span text:style-name="T322">\ </text:span><text:span text:style-name="T323">_©</text:span><text:span text:style-name="T245"> </text:span><text:span text:style-name="T183">dmhZm|</text:span><text:span text:style-name="T245"> </text:span><text:span text:style-name="T207">na </text:span><text:span text:style-name="T6">10%</text:span><text:span text:style-name="T324"> </text:span><text:span text:style-name="T111">H</text:span><text:span text:style-name="T108"> </text:span><text:span text:style-name="T200">s</text:span><text:span text:style-name="T248"> </text:span><text:span text:style-name="T200">Xa</text:span><text:span text:style-name="T248"> </text:span><text:span text:style-name="T118">go</text:span></text:p>
          <text:p text:style-name="P102"><text:span text:style-name="T223">_yë`õmg </text:span><text:span text:style-name="T272">bJmVr </text:span><text:span text:style-name="T224">h¡</text:span><text:span text:style-name="T249"> </text:span><text:span text:style-name="T198">&amp;</text:span></text:p>
          <text:p text:style-name="P103"><text:span text:style-name="T115">a_oe </text:span><text:span text:style-name="T111">H</text:span><text:span text:style-name="T188"> </text:span><text:span text:style-name="T217">mo</text:span><text:span text:style-name="T325"> </text:span><text:span text:style-name="T21">&lt; </text:span><text:span text:style-name="T7">300 </text:span><text:span text:style-name="T118">Ed§</text:span><text:span text:style-name="T326"> </text:span><text:span text:style-name="T211">amOoe</text:span><text:span text:style-name="T321"> </text:span><text:span text:style-name="T111">H</text:span><text:span text:style-name="T108"> </text:span><text:span text:style-name="T217">mo</text:span><text:span text:style-name="T322"> </text:span><text:span text:style-name="T21">&lt; </text:span><text:span text:style-name="T7">400 </text:span><text:span text:style-name="T118">^wJVmZ</text:span><text:span text:style-name="T326"> </text:span><text:span text:style-name="T272">{H </text:span><text:span text:style-name="T300">E <text:s/></text:span><text:span text:style-name="T115">bo{H </text:span><text:span text:style-name="T272">Z </text:span><text:span text:style-name="T327">^yb </text:span><text:span text:style-name="T111">go</text:span><text:span text:style-name="T212"> </text:span><text:span text:style-name="T115">a_oe </text:span><text:span text:style-name="T111">H</text:span><text:span text:style-name="T108"> </text:span><text:span text:style-name="T217">mo</text:span><text:span text:style-name="T253"> </text:span><text:span text:style-name="T21">&lt; </text:span><text:span text:style-name="T7">400 </text:span><text:span text:style-name="T118">Ed§</text:span><text:span text:style-name="T195"> </text:span><text:span text:style-name="T233">amOoe</text:span><text:span text:style-name="T212"> </text:span><text:span text:style-name="T111">H</text:span><text:span text:style-name="T199"> </text:span><text:span text:style-name="T217">mo</text:span><text:span text:style-name="T328"> </text:span><text:span text:style-name="T21">&lt; </text:span><text:span text:style-name="T7">300 <text:s/></text:span><text:span text:style-name="T111">go</text:span><text:span text:style-name="T195"> </text:span><text:span text:style-name="T189">So{~Q</text:span><text:span text:style-name="T326"> </text:span><text:span text:style-name="T272">{H </text:span><text:span text:style-name="T264">`m </text:span><text:span text:style-name="T210">J`m </text:span><text:span text:style-name="T198">&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1" draw:text-style-name="P105" draw:layer="layout" svg:width="0.237cm" svg:height="0.272cm" svg:x="6.74cm" svg:y="13.823cm">
          <text:p text:style-name="P4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62" draw:text-style-name="P93" draw:layer="layout" svg:width="9.699cm" svg:height="2.353cm" svg:x="1.336cm" svg:y="12.609cm">
          <text:p text:style-name="P92"><text:span text:style-name="T4">6.</text:span><text:span text:style-name="T4"><text:tab/></text:span><text:span text:style-name="T117">g§M` </text:span><text:span text:style-name="T177">Ho</text:span><text:span text:style-name="T329"> </text:span><text:span text:style-name="T188">{d{^Þ </text:span><text:span text:style-name="T266">àH </text:span><text:span text:style-name="T284">mam|</text:span><text:span text:style-name="T330"> </text:span><text:span text:style-name="T111">H</text:span><text:span text:style-name="T108"> </text:span><text:span text:style-name="T200">s</text:span><text:span text:style-name="T281"> </text:span><text:span text:style-name="T214">ì`m»`m </text:span><text:span text:style-name="T111">H</text:span><text:span text:style-name="T108"> </text:span><text:span text:style-name="T196">s{OE </text:span><text:span text:style-name="T198">&amp;</text:span><text:span text:style-name="T283"> </text:span><text:span text:style-name="T331">‘</text:span><text:span text:style-name="T287">Am`moOZ </text:span><text:span text:style-name="T262"><text:s/></text:span><text:span text:style-name="T117">(àmdYmZ)</text:span><text:span text:style-name="T332">’ </text:span><text:span text:style-name="T188">d </text:span><text:span text:style-name="T333">‘</text:span><text:span text:style-name="T176">g§M`</text:span><text:span text:style-name="T333">’ </text:span><text:span text:style-name="T204">_| </text:span><text:span text:style-name="T179">A§Va</text:span><text:span text:style-name="T334"> </text:span><text:span text:style-name="T113">nîQ </text:span><text:span text:style-name="T111">H</text:span><text:span text:style-name="T108"> </text:span><text:span text:style-name="T196">s{OE</text:span><text:span text:style-name="T277"> </text:span><text:span text:style-name="T198">&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63" draw:text-style-name="P28" draw:layer="layout" svg:width="0.74cm" svg:height="0.964cm" svg:x="11.309cm" svg:y="13.663cm">
          <text:p text:style-name="P27"><text:span text:style-name="T10">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4" draw:text-style-name="P42" draw:layer="layout" svg:width="1.691cm" svg:height="0.001cm" svg:x="5.854cm" svg:y="15.219cm">
          <text:p text:style-name="P41"><text:span text:style-name="T43"/></text:p>
          <draw:enhanced-geometry draw:mirror-horizontal="false" draw:mirror-vertical="false" drawooo:sub-view-size="608964 0" draw:text-areas="0 0 ?f0 ?f1" svg:viewBox="0 0 0 0" draw:type="ooxml-non-primitive" draw:enhanced-path="M 0 0 L 608965 0 N">
            <draw:equation draw:name="f0" draw:formula="logwidth"/>
            <draw:equation draw:name="f1" draw:formula="logheight"/>
          </draw:enhanced-geometry>
        </draw:custom-shap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059" svg:font-family="C059"/>
    <style:font-face style:name="C0591" svg:font-family="C059"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choolbook Uralic" svg:font-family="'Schoolbook Uralic'"/>
    <style:font-face style:name="Schoolbook Uralic1" svg:font-family="'Schoolbook Uralic'" style:font-pitch="variable"/>
    <style:font-face style:name="Times New Roman" svg:font-family="'Times New Roman'"/>
    <style:font-face style:name="Times New Roman1" svg:font-family="'Times New Roman'" style:font-pitch="variable"/>
    <style:font-face style:name="UKIJ Kufi Kawak" svg:font-family="'UKIJ Kufi Kawak'" style:font-pitch="variable"/>
    <style:font-face style:name="UKIJ Kufi Kawak1" svg:font-family="'UKIJ Kufi Kawak'"/>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01C000000218D4DE47A02CA28A9.png" xlink:type="simple" xlink:show="embed" xlink:actuate="onLoad"/>
    <draw:fill-image draw:name="msFillBitmap_20_2" draw:display-name="msFillBitmap 2" xlink:href="Pictures/100000010000002900000020104845FE76B984A9.png" xlink:type="simple" xlink:show="embed" xlink:actuate="onLoad"/>
    <draw:fill-image draw:name="msFillBitmap_20_3" draw:display-name="msFillBitmap 3" xlink:href="Pictures/1000000100000018000000165297771E6954359B.png" xlink:type="simple" xlink:show="embed" xlink:actuate="onLoad"/>
    <draw:fill-image draw:name="msFillBitmap_20_4" draw:display-name="msFillBitmap 4" xlink:href="Pictures/100000010000001B0000001FAAD8EF722C9EC777.png" xlink:type="simple" xlink:show="embed" xlink:actuate="onLoad"/>
    <draw:fill-image draw:name="msFillBitmap_20_5" draw:display-name="msFillBitmap 5" xlink:href="Pictures/100000010000001B0000001FAAD8EF722C9EC777.png" xlink:type="simple" xlink:show="embed" xlink:actuate="onLoad"/>
    <draw:fill-image draw:name="msFillBitmap_20_6" draw:display-name="msFillBitmap 6" xlink:href="Pictures/100000010000001B0000001FAAD8EF722C9EC777.png" xlink:type="simple" xlink:show="embed" xlink:actuate="onLoad"/>
    <draw:fill-image draw:name="msFillBitmap_20_7" draw:display-name="msFillBitmap 7" xlink:href="Pictures/100000010000001B0000001FAAD8EF722C9EC777.png" xlink:type="simple" xlink:show="embed" xlink:actuate="onLoad"/>
    <draw:fill-image draw:name="msFillBitmap_20_8" draw:display-name="msFillBitmap 8" xlink:href="Pictures/100000010000001B0000001FAAD8EF722C9EC77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3.3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top="0cm" fo:margin-bottom="0cm" fo:line-height="100%" fo:text-align="end"/>
      <style:text-properties fo:font-size="14pt" style:font-size-asian="14pt" style:font-size-complex="14pt"/>
    </style:style>
    <style:style style:name="MT1" style:family="text">
      <style:text-properties fo:font-variant="normal" fo:text-transform="none" fo:color="#b2b2b2" loext:opacity="100%"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Holder 2" presentation:style-name="Mpr1" draw:text-style-name="MP6" draw:layer="backgroundobjects" svg:width="4.283cm" svg:height="0.952cm" svg:x="4.552cm" svg:y="17.717cm" presentation:class="footer" presentation:user-transformed="true">
        <draw:text-box>
          <text:p text:style-name="MP5"><presentation:footer/></text:p>
        </draw:text-box>
      </draw:frame>
      <draw:frame draw:name="Holder 3" presentation:style-name="Mpr1" draw:text-style-name="MP6" draw:layer="backgroundobjects" svg:width="3.078cm" svg:height="0.952cm" svg:x="0.669cm" svg:y="17.717cm" presentation:class="date-time" presentation:user-transformed="true">
        <draw:text-box>
          <text:p text:style-name="MP1"><presentation:date-time/></text:p>
        </draw:text-box>
      </draw:frame>
      <draw:frame draw:name="Holder 4" presentation:style-name="Mpr1" draw:text-style-name="MP6" draw:layer="backgroundobjects" svg:width="3.078cm" svg:height="0.952cm" svg:x="9.639cm" svg:y="17.717cm" presentation:class="page-number" presentation:user-transformed="true">
        <draw:text-box>
          <text:p text:style-name="MP7"><text:span text:style-name="MT1"><text:page-number>&lt;number&gt;</text:page-number></text:span></text:p>
        </draw:text-box>
      </draw:frame>
      <draw:frame presentation:style-name="Blank-title" draw:layer="backgroundobjects" svg:width="12.032cm" svg:height="3.18cm" svg:x="0.668cm" svg:y="0.76cm" presentation:class="title" presentation:placeholder="true">
        <draw:text-box/>
      </draw:frame>
      <draw:frame presentation:style-name="Blank-outline1" draw:layer="backgroundobjects" svg:width="12.032cm" svg:height="11.048cm" svg:x="0.668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dmin</meta:initial-creator>
    <meta:creation-date>2023-06-25T08:30:20</meta:creation-date>
    <dc:date>2023-06-25T14:30:37.052195004</dc:date>
    <meta:editing-duration>PT1M22S</meta:editing-duration>
    <meta:generator>LibreOffice/7.3.7.2$Linux_X86_64 LibreOffice_project/30$Build-2</meta:generator>
    <meta:editing-cycles>1</meta:editing-cycles>
    <meta:document-statistic meta:object-count="100"/>
    <meta:user-defined meta:name="AppVersion">12.0000</meta:user-defined>
    <meta:user-defined meta:name="Created" meta:value-type="date">2022-07-09T00:00:00</meta:user-defined>
    <meta:user-defined meta:name="Creator">Microsoft® Word 2013</meta:user-defined>
    <meta:user-defined meta:name="LastSaved" meta:value-type="date">2023-06-25T00:00:00</meta:user-defined>
    <meta:user-defined meta:name="PresentationFormat" meta:value-type="string">On-screen Show (4:3)</meta:user-defined>
  </office:meta>
</office:document-meta>
</file>